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11" svg:font-family="Arial1"/>
    <style:font-face style:name="Arial2" svg:font-family="Arial2"/>
    <style:font-face style:name="Calibri" svg:font-family="Calibri"/>
    <style:font-face style:name="Century Gothic" svg:font-family="'Century Gothic'"/>
    <style:font-face style:name="Liberation Sans1" svg:font-family="'Liberation Sans1'"/>
    <style:font-face style:name="Verdana" svg:font-family="Verdana"/>
    <style:font-face style:name="Arial" svg:font-family="Arial" style:font-family-generic="swiss"/>
    <style:font-face style:name="Calibri1" svg:font-family="Calibri" style:font-family-generic="swiss"/>
    <style:font-face style:name="Century Gothic2" svg:font-family="'Century Gothic'" style:font-family-generic="swiss"/>
    <style:font-face style:name="Verdana2" svg:font-family="Verdana" style:font-family-generic="swiss"/>
    <style:font-face style:name="Arial3" svg:font-family="Arial" style:font-family-generic="swiss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81cm"/>
    </style:style>
    <style:style style:name="co2" style:family="table-column">
      <style:table-column-properties fo:break-before="auto" style:column-width="8.149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007cm"/>
    </style:style>
    <style:style style:name="co7" style:family="table-column">
      <style:table-column-properties fo:break-before="auto" style:column-width="1.455cm"/>
    </style:style>
    <style:style style:name="co8" style:family="table-column">
      <style:table-column-properties fo:break-before="auto" style:column-width="2.09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8.013cm"/>
    </style:style>
    <style:style style:name="co12" style:family="table-column">
      <style:table-column-properties fo:break-before="auto" style:column-width="2.662cm"/>
    </style:style>
    <style:style style:name="co13" style:family="table-column">
      <style:table-column-properties fo:break-before="auto" style:column-width="1.827cm"/>
    </style:style>
    <style:style style:name="co14" style:family="table-column">
      <style:table-column-properties fo:break-before="auto" style:column-width="1.991cm"/>
    </style:style>
    <style:style style:name="co15" style:family="table-column">
      <style:table-column-properties fo:break-before="auto" style:column-width="0.346cm"/>
    </style:style>
    <style:style style:name="co16" style:family="table-column">
      <style:table-column-properties fo:break-before="auto" style:column-width="2.768cm"/>
    </style:style>
    <style:style style:name="co17" style:family="table-column">
      <style:table-column-properties fo:break-before="auto" style:column-width="2.231cm"/>
    </style:style>
    <style:style style:name="co18" style:family="table-column">
      <style:table-column-properties fo:break-before="auto" style:column-width="0.161cm"/>
    </style:style>
    <style:style style:name="co19" style:family="table-column">
      <style:table-column-properties fo:break-before="auto" style:column-width="0.189cm"/>
    </style:style>
    <style:style style:name="co20" style:family="table-column">
      <style:table-column-properties fo:break-before="auto" style:column-width="1.909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10.186cm"/>
    </style:style>
    <style:style style:name="co23" style:family="table-column">
      <style:table-column-properties fo:break-before="auto" style:column-width="2.124cm"/>
    </style:style>
    <style:style style:name="co24" style:family="table-column">
      <style:table-column-properties fo:break-before="auto" style:column-width="2.247cm"/>
    </style:style>
    <style:style style:name="co25" style:family="table-column">
      <style:table-column-properties fo:break-before="auto" style:column-width="4.657cm"/>
    </style:style>
    <style:style style:name="co26" style:family="table-column">
      <style:table-column-properties fo:break-before="auto" style:column-width="2.778cm"/>
    </style:style>
    <style:style style:name="co27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2.143cm"/>
    </style:style>
    <style:style style:name="co29" style:family="table-column">
      <style:table-column-properties fo:break-before="auto" style:column-width="2.672cm"/>
    </style:style>
    <style:style style:name="co30" style:family="table-column">
      <style:table-column-properties fo:break-before="auto" style:column-width="2.831cm"/>
    </style:style>
    <style:style style:name="co31" style:family="table-column">
      <style:table-column-properties fo:break-before="auto" style:column-width="2.884cm"/>
    </style:style>
    <style:style style:name="co32" style:family="table-column">
      <style:table-column-properties fo:break-before="auto" style:column-width="2.725cm"/>
    </style:style>
    <style:style style:name="co34" style:family="table-column">
      <style:table-column-properties fo:break-before="auto" style:column-width="2.134cm"/>
    </style:style>
    <style:style style:name="co35" style:family="table-column">
      <style:table-column-properties fo:break-before="auto" style:column-width="1.727cm"/>
    </style:style>
    <style:style style:name="co36" style:family="table-column">
      <style:table-column-properties fo:break-before="auto" style:column-width="3.817cm"/>
    </style:style>
    <style:style style:name="co37" style:family="table-column">
      <style:table-column-properties fo:break-before="auto" style:column-width="3.485cm"/>
    </style:style>
    <style:style style:name="co38" style:family="table-column">
      <style:table-column-properties fo:break-before="auto" style:column-width="4.327cm"/>
    </style:style>
    <style:style style:name="co39" style:family="table-column">
      <style:table-column-properties fo:break-before="auto" style:column-width="2.951cm"/>
    </style:style>
    <style:style style:name="co40" style:family="table-column">
      <style:table-column-properties fo:break-before="auto" style:column-width="6.264cm"/>
    </style:style>
    <style:style style:name="co41" style:family="table-column">
      <style:table-column-properties fo:break-before="auto" style:column-width="20.124cm"/>
    </style:style>
    <style:style style:name="co42" style:family="table-column">
      <style:table-column-properties fo:break-before="auto" style:column-width="1.931cm"/>
    </style:style>
    <style:style style:name="co43" style:family="table-column">
      <style:table-column-properties fo:break-before="auto" style:column-width="2.258cm"/>
    </style:style>
    <style:style style:name="co44" style:family="table-column">
      <style:table-column-properties fo:break-before="auto" style:column-width="2.903cm"/>
    </style:style>
    <style:style style:name="co45" style:family="table-column">
      <style:table-column-properties fo:break-before="auto" style:column-width="2.75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605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557cm" fo:break-before="auto" style:use-optimal-row-height="true"/>
    </style:style>
    <style:style style:name="ro9" style:family="table-row">
      <style:table-row-properties style:row-height="0.517cm" fo:break-before="auto" style:use-optimal-row-height="true"/>
    </style:style>
    <style:style style:name="ro10" style:family="table-row">
      <style:table-row-properties style:row-height="0.579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22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1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23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  <style:text-properties style:font-name="Arial11" fo:font-size="10pt" style:font-size-asian="10pt" style:font-size-complex="10pt"/>
    </style:style>
    <style:style style:name="ce124" style:family="table-cell" style:parent-style-name="Comma" style:data-style-name="N3">
      <style:table-cell-properties fo:background-color="#ffffff" fo:border="0.06pt solid #000000" style:vertical-align="automatic"/>
      <style:text-properties style:font-name="Arial11" fo:font-size="10pt" fo:font-weight="bold" style:font-size-asian="10pt" style:font-weight-asian="bold" style:font-size-complex="10pt" style:font-weight-complex="bold"/>
    </style:style>
    <style:style style:name="ce125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  <style:text-properties style:font-name="Arial11" fo:font-size="10pt" style:font-size-asian="10pt" style:font-size-complex="10pt"/>
    </style:style>
    <style:style style:name="ce126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1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40" style:family="table-cell" style:parent-style-name="Default" style:data-style-name="N120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1" style:family="table-cell" style:parent-style-name="Comma" style:data-style-name="N120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142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143" style:family="table-cell" style:parent-style-name="Default" style:data-style-name="N120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4" style:family="table-cell" style:parent-style-name="Excel_20_Built-in_20_Comma" style:data-style-name="N11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5" style:family="table-cell" style:parent-style-name="Excel_20_Built-in_20_Comma" style:data-style-name="N120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6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7" style:family="table-cell" style:parent-style-name="Default" style:data-style-name="N120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152" style:family="table-cell" style:parent-style-name="Default" style:data-style-name="N0">
      <style:table-cell-properties fo:background-color="#ffffff" style:vertical-align="middle"/>
    </style:style>
    <style:style style:name="ce18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19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2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0000"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0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7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2" style:family="table-cell" style:parent-style-name="Default" style:data-style-name="N117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3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5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37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3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9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" style:family="table-cell" style:parent-style-name="Default" style:data-style-name="N0">
      <style:table-cell-properties fo:background-color="#ffffff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4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1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4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47" style:family="table-cell" style:parent-style-name="Default" style:data-style-name="N10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8" style:family="table-cell" style:parent-style-name="Default" style:data-style-name="N10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5" style:family="table-cell" style:parent-style-name="Default" style:data-style-name="N0">
      <style:table-cell-properties fo:background-color="#ffffff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5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5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5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5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5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6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0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62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63" style:family="table-cell" style:parent-style-name="Default" style:data-style-name="N0">
      <style:table-cell-properties fo:background-color="#ffffff" fo:border="0.06pt solid #000000"/>
    </style:style>
    <style:style style:name="ce65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" style:family="table-cell" style:parent-style-name="Default" style:data-style-name="N0">
      <style:table-cell-properties fo:background-color="#ffffff"/>
    </style:style>
    <style:style style:name="ce9" style:family="table-cell" style:parent-style-name="Default" style:data-style-name="N118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6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4" style:family="table-cell" style:parent-style-name="Excel_20_Built-in_20_Explanatory_20_Tex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55" style:family="table-cell" style:parent-style-name="Default">
      <style:table-cell-properties style:rotation-align="none"/>
    </style:style>
    <style:style style:name="ce156" style:family="table-cell" style:parent-style-name="Excel_20_Built-in_20_Explanatory_20_Text">
      <style:table-cell-properties style:cell-protect="protected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Normal_20_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_20_2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5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6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Default" style:data-style-name="N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1" style:family="table-cell" style:parent-style-name="Default" style:data-style-name="N166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 style:data-style-name="N3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 style:data-style-name="N3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 style:data-style-name="N3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 style:data-style-name="N3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7" style:family="table-cell" style:parent-style-name="Default" style:data-style-name="N3">
      <style:table-cell-properties style:rotation-align="none"/>
    </style:style>
    <style:style style:name="ce1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Excel_20_Built-in_20_Percent" style:data-style-name="N167">
      <style:table-cell-properties fo:border-bottom="none" style:cell-protect="protected" style:print-content="tru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Excel_20_Built-in_20_Percent" style:data-style-name="N167">
      <style:table-cell-properties fo:border-bottom="none" style:cell-protect="protected" style:print-content="tru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Excel_20_Built-in_20_Percent" style:data-style-name="N167">
      <style:table-cell-properties fo:border-bottom="0.06pt solid #000000" style:cell-protect="protected" style:print-content="tru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 style:data-style-name="N11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 style:data-style-name="N3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7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8" style:family="table-cell" style:parent-style-name="Excel_20_Built-in_20_Explanatory_20_Tex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9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0" style:family="table-cell" style:parent-style-name="Default" style:data-style-name="N3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 style:data-style-name="N3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3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4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7" style:family="table-cell" style:parent-style-name="Default" style:data-style-name="N16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9" style:family="table-cell" style:parent-style-name="Default" style:data-style-name="N3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Excel_20_Built-in_20_Percent" style:data-style-name="N168">
      <style:table-cell-properties fo:border-bottom="none" style:cell-protect="none" style:print-content="tru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1" style:family="table-cell" style:parent-style-name="Excel_20_Built-in_20_Percent" style:data-style-name="N11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fo:border="none" style:rotation-align="none"/>
    </style:style>
    <style:style style:name="ce203" style:family="table-cell" style:parent-style-name="Default" style:data-style-name="N16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5" style:family="table-cell" style:parent-style-name="Default" style:data-style-name="N3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 style:data-style-name="N3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7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8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9" style:family="table-cell" style:parent-style-name="Excel_20_Built-in_20_Percent" style:data-style-name="N168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Percent" style:data-style-name="N11">
      <style:table-cell-properties style:cell-protect="none" style:print-content="true" style:diagonal-bl-tr="none" style:diagonal-tl-br="none" fo:border="0.74pt solid #000000" style:rotation-align="none"/>
    </style:style>
    <style:style style:name="ce2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1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6" style:family="table-cell" style:parent-style-name="Pivot_20_Table_20_Value">
      <style:table-cell-properties style:cell-protect="protected" style:print-content="true" style:diagonal-bl-tr="none" style:diagonal-tl-br="none" fo:border="none" style:rotation-align="none"/>
    </style:style>
    <style:style style:name="ce220" style:family="table-cell" style:parent-style-name="Default" style:data-style-name="N0"/>
    <style:style style:name="ce69" style:family="table-cell" style:parent-style-name="Default" style:data-style-name="N0">
      <style:text-properties style:font-name="Verdana2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70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71" style:family="table-cell" style:parent-style-name="Default" style:data-style-name="N0">
      <style:table-cell-properties fo:border-bottom="none" fo:border-left="2.01pt solid #000000" fo:border-right="2.01pt solid #000000" fo:border-top="2.01pt solid #000000"/>
    </style:style>
    <style:style style:name="ce72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73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74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75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76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77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78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79" style:family="table-cell" style:parent-style-name="Default" style:data-style-name="N0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80" style:family="table-cell" style:parent-style-name="Default" style:data-style-name="N4">
      <style:table-cell-properties fo:wrap-option="wrap" style:vertical-align="automatic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81" style:family="table-cell" style:parent-style-name="Default" style:data-style-name="N0">
      <style:text-properties style:font-name="Verdana2" fo:font-size="10pt" style:font-name-asian="Verdana" style:font-size-asian="10pt" style:font-name-complex="Verdana" style:font-size-complex="10pt"/>
    </style:style>
    <style:style style:name="ce82" style:family="table-cell" style:parent-style-name="Default" style:data-style-name="N4">
      <style:text-properties style:font-name="Verdana2" fo:font-size="10pt" style:font-name-asian="Verdana" style:font-size-asian="10pt" style:font-name-complex="Verdana" style:font-size-complex="10pt"/>
    </style:style>
    <style:style style:name="ce83" style:family="table-cell" style:parent-style-name="Default" style:data-style-name="N4">
      <style:table-cell-properties fo:border-bottom="2.01pt solid #000000" fo:wrap-option="wrap" fo:border-left="none" fo:border-right="none" fo:border-top="0.06pt solid #000000" style:vertical-align="automatic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84" style:family="table-cell" style:parent-style-name="Default" style:data-style-name="N4"/>
    <style:style style:name="ce85" style:family="table-cell" style:parent-style-name="Default" style:data-style-name="N0">
      <style:table-cell-properties style:text-align-source="fix" style:repeat-content="false" fo:background-color="transparent" fo:border="2.01pt solid #000000" style:vertical-align="automatic"/>
      <style:paragraph-properties fo:text-align="center"/>
    </style:style>
    <style:style style:name="ce2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2" fo:font-size="10pt" fo:font-style="normal" fo:text-shadow="none" style:text-underline-style="none" fo:font-weight="bold" style:font-size-asian="10pt" style:font-style-asian="normal" style:font-weight-asian="bold" style:font-name-complex="Century Gothic2" style:font-size-complex="10pt" style:font-style-complex="normal" style:font-weight-complex="bold"/>
    </style:style>
    <style:style style:name="ce2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entury Gothic2" fo:font-size="10pt" fo:font-style="normal" fo:text-shadow="none" style:text-underline-style="none" fo:font-weight="normal" style:font-size-asian="10pt" style:font-style-asian="normal" style:font-weight-asian="normal" style:font-name-complex="Century Gothic2" style:font-size-complex="10pt" style:font-style-complex="normal" style:font-weight-complex="normal"/>
    </style:style>
    <style:style style:name="ce25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entury Gothic2" fo:font-size="10pt" fo:font-style="normal" fo:text-shadow="none" style:text-underline-style="none" fo:font-weight="normal" style:font-size-asian="10pt" style:font-style-asian="normal" style:font-weight-asian="normal" style:font-name-complex="Century Gothic2" style:font-size-complex="10pt" style:font-style-complex="normal" style:font-weight-complex="normal"/>
    </style:style>
    <style:style style:name="ce319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20" style:family="table-cell" style:parent-style-name="Default" style:data-style-name="N0">
      <style:table-cell-properties fo:background-color="#ffffff"/>
    </style:style>
    <style:style style:name="ce321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22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323" style:family="table-cell" style:parent-style-name="Default" style:data-style-name="N117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2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2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2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2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32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29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330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31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32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33" style:family="table-cell" style:parent-style-name="Default" style:data-style-name="N117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3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335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3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3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338" style:family="table-cell" style:parent-style-name="Default" style:data-style-name="N10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39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40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341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42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0000" style:font-name="Arial2" fo:font-size="10pt" style:font-name-asian="Arial2" style:font-size-asian="10pt" style:font-name-complex="Arial2" style:font-size-complex="10pt"/>
    </style:style>
    <style:style style:name="ce34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45" style:family="table-cell" style:parent-style-name="Default" style:data-style-name="N10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1" fo:font-size="10pt" style:font-name-asian="Arial11" style:font-size-asian="10pt" style:font-name-complex="Arial11" style:font-size-complex="10pt"/>
    </style:style>
    <style:style style:name="ce346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47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48" style:family="table-cell" style:parent-style-name="Default" style:data-style-name="N118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49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35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5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352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5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54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1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56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  <style:text-properties style:font-name="Arial11" fo:font-size="10pt" style:font-size-asian="10pt" style:font-size-complex="10pt"/>
    </style:style>
    <style:style style:name="ce357" style:family="table-cell" style:parent-style-name="Comma" style:data-style-name="N3">
      <style:table-cell-properties fo:background-color="#ffffff" fo:border="0.06pt solid #000000" style:vertical-align="automatic"/>
      <style:text-properties style:font-name="Arial11" fo:font-size="10pt" fo:font-weight="bold" style:font-size-asian="10pt" style:font-weight-asian="bold" style:font-size-complex="10pt" style:font-weight-complex="bold"/>
    </style:style>
    <style:style style:name="ce358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  <style:text-properties style:font-name="Arial11" fo:font-size="10pt" style:font-size-asian="10pt" style:font-size-complex="10pt"/>
    </style:style>
    <style:style style:name="ce359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1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6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6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36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363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64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6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36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67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368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369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370" style:family="table-cell" style:parent-style-name="Default" style:data-style-name="N0">
      <style:table-cell-properties fo:background-color="#ffffff" fo:border="0.06pt solid #000000"/>
    </style:style>
    <style:style style:name="ce371" style:family="table-cell" style:parent-style-name="Default" style:data-style-name="N120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72" style:family="table-cell" style:parent-style-name="Comma" style:data-style-name="N120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373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1" fo:font-size="10pt" style:font-name-asian="Arial11" style:font-size-asian="10pt" style:font-name-complex="Arial11" style:font-size-complex="10pt"/>
    </style:style>
    <style:style style:name="ce374" style:family="table-cell" style:parent-style-name="Default" style:data-style-name="N120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75" style:family="table-cell" style:parent-style-name="Excel_20_Built-in_20_Comma" style:data-style-name="N11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76" style:family="table-cell" style:parent-style-name="Excel_20_Built-in_20_Comma" style:data-style-name="N120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77" style:family="table-cell" style:parent-style-name="Default" style:data-style-name="N12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78" style:family="table-cell" style:parent-style-name="Default" style:data-style-name="N120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79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380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381" style:family="table-cell" style:parent-style-name="Default" style:data-style-name="N0">
      <style:table-cell-properties fo:background-color="#ffffff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382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1" fo:font-size="10pt" style:font-name-asian="Arial11" style:font-size-asian="10pt" style:font-name-complex="Arial11" style:font-size-complex="10pt"/>
    </style:style>
    <style:style style:name="ce383" style:family="table-cell" style:parent-style-name="Default" style:data-style-name="N0">
      <style:table-cell-properties fo:background-color="#ffffff" style:vertical-align="middle"/>
    </style:style>
    <style:style style:name="ce3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5" style:family="table-cell" style:parent-style-name="Excel_20_Built-in_20_Explanatory_20_Tex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86" style:family="table-cell" style:parent-style-name="Default">
      <style:table-cell-properties style:rotation-align="none"/>
    </style:style>
    <style:style style:name="ce387" style:family="table-cell" style:parent-style-name="Excel_20_Built-in_20_Explanatory_20_Text">
      <style:table-cell-properties style:cell-protect="protected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8" style:family="table-cell" style:parent-style-name="Normal_20_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Normal_20_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0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1" style:family="table-cell" style:parent-style-name="Normal_20_2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2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96" style:family="table-cell" style:parent-style-name="Excel_20_Built-in_20_Explanatory_20_Tex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7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Normal_20_2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9" style:family="table-cell" style:parent-style-name="Normal_20_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0" style:family="table-cell" style:parent-style-name="Default" style:data-style-name="N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2" style:family="table-cell" style:parent-style-name="Default" style:data-style-name="N166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4" style:family="table-cell" style:parent-style-name="Default" style:data-style-name="N3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 style:data-style-name="N3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 style:data-style-name="N3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 style:data-style-name="N3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8" style:family="table-cell" style:parent-style-name="Default" style:data-style-name="N3">
      <style:table-cell-properties style:rotation-align="none"/>
    </style:style>
    <style:style style:name="ce4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0" style:family="table-cell" style:parent-style-name="Excel_20_Built-in_20_Percent" style:data-style-name="N167">
      <style:table-cell-properties fo:border-bottom="none" style:cell-protect="protected" style:print-content="tru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Excel_20_Built-in_20_Percent" style:data-style-name="N167">
      <style:table-cell-properties fo:border-bottom="none" style:cell-protect="protected" style:print-content="tru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Excel_20_Built-in_20_Percent" style:data-style-name="N167">
      <style:table-cell-properties fo:border-bottom="0.06pt solid #000000" style:cell-protect="protected" style:print-content="tru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Default" style:data-style-name="N11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4" style:family="table-cell" style:parent-style-name="Default" style:data-style-name="N3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8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19" style:family="table-cell" style:parent-style-name="Excel_20_Built-in_20_Explanatory_20_Text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0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1" style:family="table-cell" style:parent-style-name="Default" style:data-style-name="N3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3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4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6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8" style:family="table-cell" style:parent-style-name="Default" style:data-style-name="N16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0" style:family="table-cell" style:parent-style-name="Default" style:data-style-name="N3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1" style:family="table-cell" style:parent-style-name="Excel_20_Built-in_20_Percent" style:data-style-name="N168">
      <style:table-cell-properties fo:border-bottom="none" style:cell-protect="none" style:print-content="tru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2" style:family="table-cell" style:parent-style-name="Excel_20_Built-in_20_Percent" style:data-style-name="N11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3" style:family="table-cell" style:parent-style-name="Default">
      <style:table-cell-properties style:diagonal-bl-tr="none" style:diagonal-tl-br="none" fo:border="none" style:rotation-align="none"/>
    </style:style>
    <style:style style:name="ce434" style:family="table-cell" style:parent-style-name="Default" style:data-style-name="N166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6" style:family="table-cell" style:parent-style-name="Default" style:data-style-name="N3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3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8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9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0" style:family="table-cell" style:parent-style-name="Excel_20_Built-in_20_Percent" style:data-style-name="N168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Excel_20_Built-in_20_Percent" style:data-style-name="N11">
      <style:table-cell-properties style:cell-protect="none" style:print-content="true" style:diagonal-bl-tr="none" style:diagonal-tl-br="none" fo:border="0.74pt solid #000000" style:rotation-align="none"/>
    </style:style>
    <style:style style:name="ce4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44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7" style:family="table-cell" style:parent-style-name="Pivot_20_Table_20_Value">
      <style:table-cell-properties style:cell-protect="protected" style:print-content="true" style:diagonal-bl-tr="none" style:diagonal-tl-br="none" fo:border="none" style:rotation-align="none"/>
    </style:style>
    <style:style style:name="ce448" style:family="table-cell" style:parent-style-name="Default" style:data-style-name="N0">
      <style:text-properties style:font-name="Verdana2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449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450" style:family="table-cell" style:parent-style-name="Default" style:data-style-name="N0">
      <style:text-properties style:font-name="Verdana2" fo:font-size="10pt" style:font-name-asian="Verdana" style:font-size-asian="10pt" style:font-name-complex="Verdana" style:font-size-complex="10pt"/>
    </style:style>
    <style:style style:name="ce451" style:family="table-cell" style:parent-style-name="Default" style:data-style-name="N0"/>
    <style:style style:name="ce452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453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454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455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456" style:family="table-cell" style:parent-style-name="Default" style:data-style-name="N4">
      <style:table-cell-properties fo:border-bottom="2.01pt solid #000000" fo:wrap-option="wrap" fo:border-left="none" fo:border-right="none" fo:border-top="0.06pt solid #000000" style:vertical-align="automatic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457" style:family="table-cell" style:parent-style-name="Default" style:data-style-name="N0">
      <style:table-cell-properties style:text-align-source="fix" style:repeat-content="false" fo:background-color="transparent" fo:border="2.01pt solid #000000" style:vertical-align="automatic"/>
      <style:paragraph-properties fo:text-align="center"/>
    </style:style>
    <style:style style:name="ce458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459" style:family="table-cell" style:parent-style-name="Default" style:data-style-name="N4">
      <style:table-cell-properties fo:wrap-option="wrap" style:vertical-align="automatic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460" style:family="table-cell" style:parent-style-name="Default" style:data-style-name="N4">
      <style:text-properties style:font-name="Verdana2" fo:font-size="10pt" style:font-name-asian="Verdana" style:font-size-asian="10pt" style:font-name-complex="Verdana" style:font-size-complex="10pt"/>
    </style:style>
    <style:style style:name="ce461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462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463" style:family="table-cell" style:parent-style-name="Default" style:data-style-name="N0">
      <style:table-cell-properties fo:border-bottom="none" fo:border-left="2.01pt solid #000000" fo:border-right="2.01pt solid #000000" fo:border-top="2.01pt solid #000000"/>
    </style:style>
    <style:style style:name="ce464" style:family="table-cell" style:parent-style-name="Default" style:data-style-name="N0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465" style:family="table-cell" style:parent-style-name="Default" style:data-style-name="N4"/>
    <style:style style:name="ce23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name-complex="Verdana1" style:font-size-complex="10pt" style:font-style-complex="normal" style:font-weight-complex="bold"/>
    </style:style>
    <style:style style:name="ce236" style:family="table-cell" style:parent-style-name="Default">
      <style:table-cell-properties fo:padding="0.071cm"/>
    </style:style>
    <style:style style:name="ce237" style:family="table-cell" style:parent-style-name="Default">
      <style:table-cell-properties style:glyph-orientation-vertical="0" fo:border-bottom="1.76pt solid #3d3d3d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1" fo:font-size="10pt" fo:font-style="normal" fo:text-shadow="none" style:text-underline-style="none" fo:font-weight="bold" style:font-size-asian="10pt" style:font-style-asian="normal" style:font-weight-asian="bold" style:font-name-complex="Century Gothic1" style:font-size-complex="10pt" style:font-style-complex="normal" style:font-weight-complex="bold"/>
    </style:style>
    <style:style style:name="ce23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italic" fo:text-shadow="none" style:text-underline-style="none" fo:font-weight="bold" style:font-size-asian="10pt" style:font-style-asian="italic" style:font-weight-asian="bold" style:font-name-complex="Verdana1" style:font-size-complex="10pt" style:font-style-complex="italic" style:font-weight-complex="bold"/>
    </style:style>
    <style:style style:name="ce2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24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1" style:family="table-cell" style:parent-style-name="Default">
      <style:table-cell-properties fo:border-bottom="none" style:diagonal-bl-tr="none" style:diagonal-tl-br="none" fo:border-left="1.76pt solid #3d3d3d" fo:padding="0.071cm" fo:border-right="1.76pt solid #3d3d3d" style:rotation-align="none" fo:border-top="1.76pt solid #3d3d3d"/>
    </style:style>
    <style:style style:name="ce242" style:family="table-cell" style:parent-style-name="Default">
      <style:table-cell-properties style:glyph-orientation-vertical="0" fo:border-bottom="1.76pt solid #3d3d3d" style:cell-protect="protected" style:print-content="true" style:diagonal-bl-tr="none" style:diagonal-tl-br="none" style:text-align-source="fix" style:repeat-content="false" fo:background-color="transparent" fo:wrap-option="no-wrap" fo:border-left="1.76pt solid #3d3d3d" style:direction="ltr" fo:padding="0.071cm" fo:border-right="1.76pt solid #3d3d3d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1" fo:font-size="10pt" fo:font-style="normal" fo:text-shadow="none" style:text-underline-style="none" fo:font-weight="bold" style:font-size-asian="10pt" style:font-style-asian="normal" style:font-weight-asian="bold" style:font-name-complex="Century Gothic1" style:font-size-complex="10pt" style:font-style-complex="normal" style:font-weight-complex="bold"/>
    </style:style>
    <style:style style:name="ce243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bold" style:font-size-asian="10pt" style:font-style-asian="normal" style:font-weight-asian="bold" style:font-name-complex="Verdana1" style:font-size-complex="10pt" style:font-style-complex="normal" style:font-weight-complex="bold"/>
    </style:style>
    <style:style style:name="ce244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0pt" fo:font-style="normal" fo:text-shadow="none" style:text-underline-style="none" fo:font-weight="normal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ce245" style:family="table-cell" style:parent-style-name="Default" style:data-style-name="N4">
      <style:table-cell-properties style:glyph-orientation-vertical="0" fo:border-bottom="1.76pt solid #3d3d3d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1" fo:font-size="11pt" fo:font-style="normal" fo:text-shadow="none" style:text-underline-style="none" fo:font-weight="bold" style:font-size-asian="11pt" style:font-style-asian="normal" style:font-weight-asian="bold" style:font-name-complex="Verdana1" style:font-size-complex="11pt" style:font-style-complex="normal" style:font-weight-complex="bold"/>
    </style:style>
    <style:style style:name="ce246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no-wrap" fo:border-left="1.76pt solid #3d3d3d" style:direction="ltr" fo:padding="0.071cm" fo:border-right="none" style:rotation-angle="0" style:rotation-align="none" style:shrink-to-fit="false" fo:border-top="1.76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247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2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3d3d3d" style:direction="ltr" fo:padding="0.071cm" fo:border-right="1.76pt solid #3d3d3d" style:rotation-angle="0" style:rotation-align="none" style:shrink-to-fit="false" fo:border-top="1.76pt solid #3d3d3d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3" fo:font-size="11pt" fo:font-style="normal" fo:text-shadow="none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ce249" style:family="table-cell" style:parent-style-name="Default">
      <style:table-cell-properties style:diagonal-bl-tr="none" style:diagonal-tl-br="none" fo:border="none" fo:padding="0.071cm" style:rotation-align="none"/>
    </style:style>
    <style:style style:name="ce2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entury Gothic1" fo:font-size="10pt" fo:font-style="normal" fo:text-shadow="none" style:text-underline-style="none" fo:font-weight="bold" style:font-size-asian="10pt" style:font-style-asian="normal" style:font-weight-asian="bold" style:font-name-complex="Century Gothic1" style:font-size-complex="10pt" style:font-style-complex="normal" style:font-weight-complex="bold"/>
    </style:style>
    <style:style style:name="ce48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2" fo:font-size="10pt" fo:font-style="normal" fo:text-shadow="none" style:text-underline-style="none" fo:font-weight="bold" style:font-size-asian="10pt" style:font-style-asian="normal" style:font-weight-asian="bold" style:font-name-complex="Century Gothic2" style:font-size-complex="10pt" style:font-style-complex="normal" style:font-weight-complex="bold"/>
    </style:style>
    <style:style style:name="ce48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entury Gothic2" fo:font-size="10pt" fo:font-style="normal" fo:text-shadow="none" style:text-underline-style="none" fo:font-weight="normal" style:font-size-asian="10pt" style:font-style-asian="normal" style:font-weight-asian="normal" style:font-name-complex="Century Gothic2" style:font-size-complex="10pt" style:font-style-complex="normal" style:font-weight-complex="normal"/>
    </style:style>
    <style:style style:name="ce48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entury Gothic2" fo:font-size="10pt" fo:font-style="normal" fo:text-shadow="none" style:text-underline-style="none" fo:font-weight="normal" style:font-size-asian="10pt" style:font-style-asian="normal" style:font-weight-asian="normal" style:font-name-complex="Century Gothic2" style:font-size-complex="10pt" style:font-style-complex="normal" style:font-weight-complex="normal"/>
    </style:style>
    <style:style style:name="T1" style:family="text">
      <style:text-properties fo:color="#ff0000" style:text-outline="false" style:text-line-through-style="none" style:text-line-through-type="none" style:text-position="0% 100%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style:font-style-complex="normal" style:font-name="Arial" style:font-style-asian="normal" style:font-weight-complex="bold" style:font-weight-asian="bold" style:font-size-complex="14pt" style:font-size-asian="14pt" style:font-name-complex="Arial" style:text-position="0% 100%" fo:color="#ff0000" style:text-outline="false" fo:font-style="normal" style:text-line-through-type="none" style:text-underline-style="none" style:text-underline-color="font-color" fo:font-weight="bold" fo:font-size="14pt" fo:text-shadow="none"/>
    </style:style>
    <style:style style:name="T5" style:family="text">
      <style:text-properties style:font-style-complex="normal" style:font-name="Arial" style:font-style-asian="normal" style:font-name-complex="Arial" style:text-position="0% 100%" style:text-outline="false" fo:font-style="normal" style:text-line-through-type="none" style:text-underline-style="none" style:text-underline-color="font-color" fo:text-shadow="none" fo:color="#000000" fo:font-size="11pt" fo:font-weight="normal" style:font-size-asian="11pt" style:font-size-complex="11pt" style:font-weight-asian="normal" style:font-weight-complex="normal"/>
    </style:style>
    <style:style style:name="T6" style:family="text">
      <style:text-properties style:font-style-complex="normal" style:font-name="Arial" style:font-style-asian="normal" style:font-name-complex="Arial" style:text-position="0% 100%" style:text-outline="false" fo:font-style="normal" style:text-line-through-type="none" style:text-underline-style="none" style:text-underline-color="font-color" fo:text-shadow="none" style:use-window-font-color="true" fo:font-size="11pt" fo:font-weight="normal" style:font-size-asian="11pt" style:font-size-complex="11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>
        <table:iteration table:steps="1"/>
      </table:calculation-settings>
      <table:table table:name="Cedula_Resumen" table:style-name="ta1">
        <table:table-column table:style-name="co1" table:default-cell-style-name="ce320"/>
        <table:table-column table:style-name="co2" table:default-cell-style-name="ce320"/>
        <table:table-column table:style-name="co3" table:default-cell-style-name="ce320"/>
        <table:table-column table:style-name="co4" table:number-columns-repeated="2" table:default-cell-style-name="ce320"/>
        <table:table-column table:style-name="co5" table:default-cell-style-name="ce320"/>
        <table:table-column table:style-name="co6" table:default-cell-style-name="ce320"/>
        <table:table-column table:style-name="co7" table:default-cell-style-name="ce320"/>
        <table:table-column table:style-name="co2" table:default-cell-style-name="ce320"/>
        <table:table-column table:style-name="co8" table:number-columns-repeated="2" table:default-cell-style-name="ce320"/>
        <table:table-column table:style-name="co9" table:number-columns-repeated="1009" table:default-cell-style-name="ce320"/>
        <table:table-column table:style-name="co10" table:default-cell-style-name="ce320"/>
        <table:table-column table:style-name="co5" table:number-columns-repeated="2" table:default-cell-style-name="ce320"/>
        <table:table-column table:style-name="co10" table:default-cell-style-name="ce320"/>
        <table:table-row table:style-name="ro1">
          <table:table-cell table:style-name="ce319" office:value-type="string" calcext:value-type="string">
            <text:p>Cliente:</text:p>
          </table:table-cell>
          <table:table-cell table:style-name="ce327" office:value-type="string" calcext:value-type="string" table:number-columns-spanned="7" table:number-rows-spanned="1">
            <text:p>VISACOM S.A.</text:p>
          </table:table-cell>
          <table:covered-table-cell table:number-columns-repeated="6"/>
          <table:table-cell table:style-name="ce328" office:value-type="string" calcext:value-type="string">
            <text:p>P/T:</text:p>
          </table:table-cell>
          <table:table-cell table:style-name="ce367" office:value-type="float" office:value="5201" calcext:value-type="float" table:number-columns-spanned="2" table:number-rows-spanned="1">
            <text:p>5201</text:p>
          </table:table-cell>
          <table:covered-table-cell/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19" office:value-type="string" calcext:value-type="string">
            <text:p>Sección:</text:p>
          </table:table-cell>
          <table:table-cell table:style-name="ce327" office:value-type="string" calcext:value-type="string" table:number-columns-spanned="7" table:number-rows-spanned="1">
            <text:p>Fase 2 – Ejecución</text:p>
          </table:table-cell>
          <table:covered-table-cell table:number-columns-repeated="6"/>
          <table:table-cell table:style-name="ce328" office:value-type="string" calcext:value-type="string">
            <text:p>Preparado por:</text:p>
          </table:table-cell>
          <table:table-cell table:style-name="ce368" office:value-type="string" calcext:value-type="string" table:number-columns-spanned="2" table:number-rows-spanned="1">
            <text:p>César León</text:p>
          </table:table-cell>
          <table:covered-table-cell/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19" office:value-type="string" calcext:value-type="string">
            <text:p>Área:</text:p>
          </table:table-cell>
          <table:table-cell table:style-name="ce327" office:value-type="string" calcext:value-type="string" table:number-columns-spanned="7" table:number-rows-spanned="1">
            <text:p>Cuentas por Cobrar Comerciales</text:p>
          </table:table-cell>
          <table:covered-table-cell table:number-columns-repeated="6"/>
          <table:table-cell table:style-name="ce328" office:value-type="string" calcext:value-type="string">
            <text:p>Fecha:</text:p>
          </table:table-cell>
          <table:table-cell table:style-name="ce369" office:value-type="date" office:date-value="2022-01-15" calcext:value-type="date" table:number-columns-spanned="2" table:number-rows-spanned="1">
            <text:p>15/01/2022</text:p>
          </table:table-cell>
          <table:covered-table-cell/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19" office:value-type="string" calcext:value-type="string">
            <text:p>Prueba:</text:p>
          </table:table-cell>
          <table:table-cell table:style-name="ce327" office:value-type="string" calcext:value-type="string" table:number-columns-spanned="7" table:number-rows-spanned="1">
            <text:p>Cedula resumen</text:p>
          </table:table-cell>
          <table:covered-table-cell table:number-columns-repeated="6"/>
          <table:table-cell table:style-name="ce328" office:value-type="string" calcext:value-type="string">
            <text:p>Revisado por:</text:p>
          </table:table-cell>
          <table:table-cell table:style-name="ce368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19" office:value-type="string" calcext:value-type="string">
            <text:p>Con corte al:</text:p>
          </table:table-cell>
          <table:table-cell table:style-name="ce327" office:value-type="string" calcext:value-type="string" table:number-columns-spanned="7" table:number-rows-spanned="1">
            <text:p>Al 31 de Diciembre del 2021</text:p>
          </table:table-cell>
          <table:covered-table-cell table:number-columns-repeated="6"/>
          <table:table-cell table:style-name="ce328" office:value-type="string" calcext:value-type="string">
            <text:p>Fecha:</text:p>
          </table:table-cell>
          <table:table-cell table:style-name="ce370" table:number-columns-spanned="2" table:number-rows-spanned="1"/>
          <table:covered-table-cell/>
          <table:table-cell table:style-name="ce381" table:number-columns-repeated="50"/>
          <table:table-cell table:number-columns-repeated="963"/>
        </table:table-row>
        <table:table-row table:style-name="ro2">
          <table:table-cell table:number-columns-spanned="11" table:number-rows-spanned="1"/>
          <table:covered-table-cell table:number-columns-repeated="10"/>
          <table:table-cell table:number-columns-repeated="1013"/>
        </table:table-row>
        <table:table-row table:style-name="ro3">
          <table:table-cell table:style-name="ce321" office:value-type="string" calcext:value-type="string" table:number-columns-spanned="1" table:number-rows-spanned="2">
            <text:p>Código</text:p>
          </table:table-cell>
          <table:table-cell table:style-name="ce328" office:value-type="string" calcext:value-type="string" table:number-columns-spanned="1" table:number-rows-spanned="2">
            <text:p>Cuenta</text:p>
          </table:table-cell>
          <table:table-cell table:style-name="ce328" office:value-type="string" calcext:value-type="string" table:number-columns-spanned="1" table:number-rows-spanned="2">
            <text:p>Referencia</text:p>
          </table:table-cell>
          <table:table-cell table:style-name="ce347" office:value-type="string" calcext:value-type="string">
            <text:p>Saldos contables al</text:p>
          </table:table-cell>
          <table:table-cell table:style-name="ce360" office:value-type="string" calcext:value-type="string" table:number-columns-spanned="2" table:number-rows-spanned="1">
            <text:p>Movimientos</text:p>
          </table:table-cell>
          <table:covered-table-cell/>
          <table:table-cell table:style-name="ce360" office:value-type="string" calcext:value-type="string">
            <text:p>Saldos auditados al</text:p>
          </table:table-cell>
          <table:table-cell table:style-name="ce321" office:value-type="string" calcext:value-type="string" table:number-columns-spanned="1" table:number-rows-spanned="2">
            <text:p>Código</text:p>
          </table:table-cell>
          <table:table-cell table:style-name="ce328" office:value-type="string" calcext:value-type="string" table:number-columns-spanned="1" table:number-rows-spanned="2">
            <text:p>Cuenta</text:p>
          </table:table-cell>
          <table:table-cell table:style-name="ce347" office:value-type="string" calcext:value-type="string">
            <text:p>Saldos auditados al</text:p>
          </table:table-cell>
          <table:table-cell table:style-name="ce375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381" table:number-columns-repeated="50"/>
          <table:table-cell table:style-name="ce383" table:number-columns-repeated="963"/>
        </table:table-row>
        <table:table-row table:style-name="ro2">
          <table:covered-table-cell table:number-columns-repeated="3"/>
          <table:table-cell table:style-name="ce348" office:value-type="date" office:date-value="2021-09-30" calcext:value-type="date">
            <text:p>30-sep-21</text:p>
          </table:table-cell>
          <table:table-cell table:style-name="ce348" office:value-type="string" calcext:value-type="string">
            <text:p>Débitos</text:p>
          </table:table-cell>
          <table:table-cell table:style-name="ce348" office:value-type="string" calcext:value-type="string">
            <text:p>Créditos</text:p>
          </table:table-cell>
          <table:table-cell table:style-name="ce348" office:value-type="date" office:date-value="2021-12-31" calcext:value-type="date">
            <text:p>31-dic-21</text:p>
          </table:table-cell>
          <table:covered-table-cell table:number-columns-repeated="2"/>
          <table:table-cell table:style-name="ce348" office:value-type="date" office:date-value="2020-12-31" calcext:value-type="date">
            <text:p>31-dic-20</text:p>
          </table:table-cell>
          <table:covered-table-cell/>
          <table:table-cell table:style-name="ce381" table:number-columns-repeated="50"/>
          <table:table-cell table:style-name="ce383" table:number-columns-repeated="963"/>
        </table:table-row>
        <table:table-row table:style-name="ro2">
          <table:table-cell table:style-name="ce322"/>
          <table:table-cell table:style-name="ce329"/>
          <table:table-cell table:style-name="ce341"/>
          <table:table-cell table:style-name="ce349"/>
          <table:table-cell table:style-name="ce361"/>
          <table:table-cell table:style-name="ce349"/>
          <table:table-cell table:style-name="ce365"/>
          <table:table-cell table:style-name="ce322"/>
          <table:table-cell table:style-name="ce329"/>
          <table:table-cell table:style-name="ce371"/>
          <table:table-cell table:style-name="ce376"/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22"/>
          <table:table-cell table:style-name="ce330" office:value-type="string" office:string-value="Clientes Comerciales" calcext:value-type="string">
            <text:p><text:s/>Clientes Comerciales </text:p>
          </table:table-cell>
          <table:table-cell table:style-name="ce342"/>
          <table:table-cell table:style-name="ce350"/>
          <table:table-cell table:style-name="ce362"/>
          <table:table-cell table:style-name="ce351"/>
          <table:table-cell table:style-name="ce366"/>
          <table:table-cell table:style-name="ce322"/>
          <table:table-cell table:style-name="ce330" office:value-type="string" office:string-value="Clientes Comerciales" calcext:value-type="string">
            <text:p><text:s/>Clientes Comerciales </text:p>
          </table:table-cell>
          <table:table-cell table:style-name="ce372"/>
          <table:table-cell table:style-name="ce377"/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22" office:value-type="string" office:string-value="1.1.2.5.1" calcext:value-type="string">
            <text:p><text:s/>1.1.2.5.1 </text:p>
          </table:table-cell>
          <table:table-cell table:style-name="ce331" office:value-type="string" office:string-value="Clientes Comerciales" calcext:value-type="string">
            <text:p><text:s/>Clientes Comerciales </text:p>
          </table:table-cell>
          <table:table-cell table:style-name="ce343" office:value-type="string" calcext:value-type="string">
            <text:p>CxC sep</text:p>
          </table:table-cell>
          <table:table-cell table:style-name="ce351" office:value-type="float" office:value="10292.38" calcext:value-type="float">
            <text:p>10,292</text:p>
          </table:table-cell>
          <table:table-cell table:style-name="ce362" office:value-type="float" office:value="49634.1" calcext:value-type="float">
            <text:p>49,634</text:p>
          </table:table-cell>
          <table:table-cell table:style-name="ce351" office:value-type="float" office:value="32641.43" calcext:value-type="float">
            <text:p>32,641</text:p>
          </table:table-cell>
          <table:table-cell table:style-name="ce366" table:formula="of:=[.D11]+[.E11]-[.F11]" office:value-type="float" office:value="27285.05" calcext:value-type="float">
            <text:p>27,285</text:p>
          </table:table-cell>
          <table:table-cell table:style-name="ce322" office:value-type="string" office:string-value="1.1.2.5.1" calcext:value-type="string">
            <text:p><text:s/>1.1.2.5.1 </text:p>
          </table:table-cell>
          <table:table-cell table:style-name="ce331" office:value-type="string" office:string-value="Clientes Comerciales" calcext:value-type="string">
            <text:p><text:s/>Clientes Comerciales </text:p>
          </table:table-cell>
          <table:table-cell table:style-name="ce373" office:value-type="float" office:value="93870" calcext:value-type="float">
            <text:p>93,870</text:p>
          </table:table-cell>
          <table:table-cell table:style-name="ce377" table:formula="of:=+[.G11]-[.J11]" office:value-type="float" office:value="-66584.95" calcext:value-type="float">
            <text:p>(66,585)</text:p>
          </table:table-cell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22" office:value-type="string" office:string-value="1.1.4.3" calcext:value-type="string">
            <text:p><text:s/>1.1.4.3 </text:p>
          </table:table-cell>
          <table:table-cell table:style-name="ce331" office:value-type="string" office:string-value="Anticipo a Proveedores" calcext:value-type="string">
            <text:p><text:s/>Anticipo a Proveedores </text:p>
          </table:table-cell>
          <table:table-cell table:style-name="ce344"/>
          <table:table-cell table:style-name="ce351" office:value-type="float" office:value="0" calcext:value-type="float">
            <text:p>0</text:p>
          </table:table-cell>
          <table:table-cell table:style-name="ce362" office:value-type="float" office:value="0" calcext:value-type="float">
            <text:p>0</text:p>
          </table:table-cell>
          <table:table-cell table:style-name="ce351" office:value-type="float" office:value="0" calcext:value-type="float">
            <text:p>0</text:p>
          </table:table-cell>
          <table:table-cell table:style-name="ce366" table:formula="of:=[.D12]+[.E12]-[.F12]" office:value-type="float" office:value="0" calcext:value-type="float">
            <text:p>0</text:p>
          </table:table-cell>
          <table:table-cell table:style-name="ce322" office:value-type="string" office:string-value="1.1.4.3" calcext:value-type="string">
            <text:p><text:s/>1.1.4.3 </text:p>
          </table:table-cell>
          <table:table-cell table:style-name="ce331" office:value-type="string" office:string-value="Anticipo a Proveedores" calcext:value-type="string">
            <text:p><text:s/>Anticipo a Proveedores </text:p>
          </table:table-cell>
          <table:table-cell table:style-name="ce373" office:value-type="float" office:value="0" calcext:value-type="float">
            <text:p>0</text:p>
          </table:table-cell>
          <table:table-cell table:style-name="ce377" table:formula="of:=+[.G12]-[.J12]" office:value-type="float" office:value="0" calcext:value-type="float">
            <text:p>0</text:p>
          </table:table-cell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22"/>
          <table:table-cell table:style-name="ce332"/>
          <table:table-cell table:style-name="ce344"/>
          <table:table-cell table:style-name="ce351"/>
          <table:table-cell table:style-name="ce362"/>
          <table:table-cell table:style-name="ce351"/>
          <table:table-cell table:style-name="ce366"/>
          <table:table-cell table:style-name="ce322"/>
          <table:table-cell table:style-name="ce332"/>
          <table:table-cell table:style-name="ce373"/>
          <table:table-cell table:style-name="ce377"/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22"/>
          <table:table-cell table:style-name="ce330" office:value-type="string" office:string-value="Otras Cuentas por cobrar" calcext:value-type="string">
            <text:p><text:s/>Otras Cuentas por cobrar </text:p>
          </table:table-cell>
          <table:table-cell table:style-name="ce344"/>
          <table:table-cell table:style-name="ce351"/>
          <table:table-cell table:style-name="ce362"/>
          <table:table-cell table:style-name="ce351"/>
          <table:table-cell table:style-name="ce366"/>
          <table:table-cell table:style-name="ce322"/>
          <table:table-cell table:style-name="ce330" office:value-type="string" office:string-value="Otras Cuentas por cobrar" calcext:value-type="string">
            <text:p><text:s/>Otras Cuentas por cobrar </text:p>
          </table:table-cell>
          <table:table-cell table:style-name="ce373"/>
          <table:table-cell table:style-name="ce377"/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22" office:value-type="string" office:string-value="1.1.2.5.4" calcext:value-type="string">
            <text:p><text:s/>1.1.2.5.4 </text:p>
          </table:table-cell>
          <table:table-cell table:style-name="ce331" office:value-type="string" office:string-value="Funcionarios y/o Empleados (cxc)" calcext:value-type="string">
            <text:p><text:s/>Funcionarios y/o Empleados (cxc) </text:p>
          </table:table-cell>
          <table:table-cell table:style-name="ce344"/>
          <table:table-cell table:style-name="ce351" office:value-type="float" office:value="2900" calcext:value-type="float">
            <text:p>2,900</text:p>
          </table:table-cell>
          <table:table-cell table:style-name="ce362" office:value-type="float" office:value="150" calcext:value-type="float">
            <text:p>150</text:p>
          </table:table-cell>
          <table:table-cell table:style-name="ce351" office:value-type="float" office:value="450" calcext:value-type="float">
            <text:p>450</text:p>
          </table:table-cell>
          <table:table-cell table:style-name="ce366" table:formula="of:=[.D15]+[.E15]-[.F15]" office:value-type="float" office:value="2600" calcext:value-type="float">
            <text:p>2,600</text:p>
          </table:table-cell>
          <table:table-cell table:style-name="ce322" office:value-type="string" office:string-value="1.1.2.5.4" calcext:value-type="string">
            <text:p><text:s/>1.1.2.5.4 </text:p>
          </table:table-cell>
          <table:table-cell table:style-name="ce331" office:value-type="string" office:string-value="Funcionarios y/o Empleados (cxc)" calcext:value-type="string">
            <text:p><text:s/>Funcionarios y/o Empleados (cxc) </text:p>
          </table:table-cell>
          <table:table-cell table:style-name="ce373" office:value-type="float" office:value="0" calcext:value-type="float">
            <text:p>0</text:p>
          </table:table-cell>
          <table:table-cell table:style-name="ce377" table:formula="of:=+[.G15]-[.J15]" office:value-type="float" office:value="2600" calcext:value-type="float">
            <text:p>2,600</text:p>
          </table:table-cell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22" office:value-type="string" office:string-value="1.1.2.6.3" calcext:value-type="string">
            <text:p><text:s/>1.1.2.6.3 </text:p>
          </table:table-cell>
          <table:table-cell table:style-name="ce331" office:value-type="string" office:string-value="Funcionarios y/o Empleados (dxc)" calcext:value-type="string">
            <text:p><text:s/>Funcionarios y/o Empleados (dxc) </text:p>
          </table:table-cell>
          <table:table-cell table:style-name="ce344"/>
          <table:table-cell table:style-name="ce351" office:value-type="float" office:value="0" calcext:value-type="float">
            <text:p>0</text:p>
          </table:table-cell>
          <table:table-cell table:style-name="ce362" office:value-type="float" office:value="0" calcext:value-type="float">
            <text:p>0</text:p>
          </table:table-cell>
          <table:table-cell table:style-name="ce351" office:value-type="float" office:value="0" calcext:value-type="float">
            <text:p>0</text:p>
          </table:table-cell>
          <table:table-cell table:style-name="ce366" table:formula="of:=[.D16]+[.E16]-[.F16]" office:value-type="float" office:value="0" calcext:value-type="float">
            <text:p>0</text:p>
          </table:table-cell>
          <table:table-cell table:style-name="ce322" office:value-type="string" office:string-value="1.1.2.6.3" calcext:value-type="string">
            <text:p><text:s/>1.1.2.6.3 </text:p>
          </table:table-cell>
          <table:table-cell table:style-name="ce331" office:value-type="string" office:string-value="Funcionarios y/o Empleados (dxc)" calcext:value-type="string">
            <text:p><text:s/>Funcionarios y/o Empleados (dxc) </text:p>
          </table:table-cell>
          <table:table-cell table:style-name="ce373" office:value-type="float" office:value="4762" calcext:value-type="float">
            <text:p>4,762</text:p>
          </table:table-cell>
          <table:table-cell table:style-name="ce377" table:formula="of:=+[.G16]-[.J16]" office:value-type="float" office:value="-4762" calcext:value-type="float">
            <text:p>(4,762)</text:p>
          </table:table-cell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22" office:value-type="string" office:string-value="1.1.2.7" calcext:value-type="string">
            <text:p><text:s/>1.1.2.7 </text:p>
          </table:table-cell>
          <table:table-cell table:style-name="ce331" office:value-type="string" office:string-value="Otras Cuentas por Cobrar" calcext:value-type="string">
            <text:p><text:s/>Otras Cuentas por Cobrar </text:p>
          </table:table-cell>
          <table:table-cell table:style-name="ce344"/>
          <table:table-cell table:style-name="ce351" office:value-type="float" office:value="197.85" calcext:value-type="float">
            <text:p>198</text:p>
          </table:table-cell>
          <table:table-cell table:style-name="ce362" office:value-type="float" office:value="0" calcext:value-type="float">
            <text:p>0</text:p>
          </table:table-cell>
          <table:table-cell table:style-name="ce351" office:value-type="float" office:value="197.85" calcext:value-type="float">
            <text:p>198</text:p>
          </table:table-cell>
          <table:table-cell table:style-name="ce366" table:formula="of:=[.D17]+[.E17]-[.F17]" office:value-type="float" office:value="0" calcext:value-type="float">
            <text:p>0</text:p>
          </table:table-cell>
          <table:table-cell table:style-name="ce322" office:value-type="string" office:string-value="1.1.2.7" calcext:value-type="string">
            <text:p><text:s/>1.1.2.7 </text:p>
          </table:table-cell>
          <table:table-cell table:style-name="ce331" office:value-type="string" office:string-value="Otras Cuentas por Cobrar" calcext:value-type="string">
            <text:p><text:s/>Otras Cuentas por Cobrar </text:p>
          </table:table-cell>
          <table:table-cell table:style-name="ce373" office:value-type="float" office:value="0" calcext:value-type="float">
            <text:p>0</text:p>
          </table:table-cell>
          <table:table-cell table:style-name="ce377" table:formula="of:=+[.G17]-[.J17]" office:value-type="float" office:value="0" calcext:value-type="float">
            <text:p>0</text:p>
          </table:table-cell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22" office:value-type="string" office:string-value="1.1.4.4" calcext:value-type="string">
            <text:p><text:s/>1.1.4.4 </text:p>
          </table:table-cell>
          <table:table-cell table:style-name="ce331" office:value-type="string" office:string-value="Otros Anticipos Entregados" calcext:value-type="string">
            <text:p><text:s/>Otros Anticipos Entregados </text:p>
          </table:table-cell>
          <table:table-cell table:style-name="ce344"/>
          <table:table-cell table:style-name="ce351" office:value-type="float" office:value="6038.32" calcext:value-type="float">
            <text:p>6,038</text:p>
          </table:table-cell>
          <table:table-cell table:style-name="ce362" office:value-type="float" office:value="11179.92" calcext:value-type="float">
            <text:p>11,180</text:p>
          </table:table-cell>
          <table:table-cell table:style-name="ce351" office:value-type="float" office:value="12179.92" calcext:value-type="float">
            <text:p>12,180</text:p>
          </table:table-cell>
          <table:table-cell table:style-name="ce366" table:formula="of:=[.D18]+[.E18]-[.F18]" office:value-type="float" office:value="5038.32" calcext:value-type="float">
            <text:p>5,038</text:p>
          </table:table-cell>
          <table:table-cell table:style-name="ce322" office:value-type="string" office:string-value="1.1.4.4" calcext:value-type="string">
            <text:p><text:s/>1.1.4.4 </text:p>
          </table:table-cell>
          <table:table-cell table:style-name="ce331" office:value-type="string" office:string-value="Otros Anticipos Entregados" calcext:value-type="string">
            <text:p><text:s/>Otros Anticipos Entregados </text:p>
          </table:table-cell>
          <table:table-cell table:style-name="ce373" office:value-type="float" office:value="8672" calcext:value-type="float">
            <text:p>8,672</text:p>
          </table:table-cell>
          <table:table-cell table:style-name="ce377" table:formula="of:=+[.G18]-[.J18]" office:value-type="float" office:value="-3633.68" calcext:value-type="float">
            <text:p>(3,634)</text:p>
          </table:table-cell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22" office:value-type="string" office:string-value="1.1.4.7" calcext:value-type="string">
            <text:p><text:s/>1.1.4.7 </text:p>
          </table:table-cell>
          <table:table-cell table:style-name="ce331" office:value-type="string" office:string-value="Depósitos en Garantía" calcext:value-type="string">
            <text:p><text:s/>Depósitos en Garantía </text:p>
          </table:table-cell>
          <table:table-cell table:style-name="ce344"/>
          <table:table-cell table:style-name="ce351" office:value-type="float" office:value="729.6" calcext:value-type="float">
            <text:p>730</text:p>
          </table:table-cell>
          <table:table-cell table:style-name="ce362" office:value-type="float" office:value="0" calcext:value-type="float">
            <text:p>0</text:p>
          </table:table-cell>
          <table:table-cell table:style-name="ce351" office:value-type="float" office:value="0" calcext:value-type="float">
            <text:p>0</text:p>
          </table:table-cell>
          <table:table-cell table:style-name="ce366" table:formula="of:=[.D19]+[.E19]-[.F19]" office:value-type="float" office:value="729.6" calcext:value-type="float">
            <text:p>730</text:p>
          </table:table-cell>
          <table:table-cell table:style-name="ce322" office:value-type="string" office:string-value="1.1.4.7" calcext:value-type="string">
            <text:p><text:s/>1.1.4.7 </text:p>
          </table:table-cell>
          <table:table-cell table:style-name="ce331" office:value-type="string" office:string-value="Depósitos en Garantía" calcext:value-type="string">
            <text:p><text:s/>Depósitos en Garantía </text:p>
          </table:table-cell>
          <table:table-cell table:style-name="ce373" office:value-type="float" office:value="730" calcext:value-type="float">
            <text:p>730</text:p>
          </table:table-cell>
          <table:table-cell table:style-name="ce377" table:formula="of:=+[.G19]-[.J19]" office:value-type="float" office:value="-0.399999999999977" calcext:value-type="float">
            <text:p>(0)</text:p>
          </table:table-cell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22"/>
          <table:table-cell table:style-name="ce331"/>
          <table:table-cell table:style-name="ce344"/>
          <table:table-cell table:style-name="ce351"/>
          <table:table-cell table:style-name="ce362"/>
          <table:table-cell table:style-name="ce351"/>
          <table:table-cell table:style-name="ce366"/>
          <table:table-cell table:style-name="ce322"/>
          <table:table-cell table:style-name="ce331"/>
          <table:table-cell table:style-name="ce373"/>
          <table:table-cell table:style-name="ce377"/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22" office:value-type="string" office:string-value="1.1.2.8" calcext:value-type="string">
            <text:p><text:s/>1.1.2.8 </text:p>
          </table:table-cell>
          <table:table-cell table:style-name="ce331" office:value-type="string" office:string-value="PROVISIÓN PARA CRÉDITOS INCOBRABLES" calcext:value-type="string">
            <text:p><text:s/>PROVISIÓN PARA CRÉDITOS INCOBRABLES </text:p>
          </table:table-cell>
          <table:table-cell table:style-name="ce344"/>
          <table:table-cell table:style-name="ce351" office:value-type="float" office:value="0" calcext:value-type="float">
            <text:p>0</text:p>
          </table:table-cell>
          <table:table-cell table:style-name="ce362" office:value-type="float" office:value="0" calcext:value-type="float">
            <text:p>0</text:p>
          </table:table-cell>
          <table:table-cell table:style-name="ce351" office:value-type="float" office:value="0" calcext:value-type="float">
            <text:p>0</text:p>
          </table:table-cell>
          <table:table-cell table:style-name="ce366" table:formula="of:=[.D21]+[.E21]-[.F21]" office:value-type="float" office:value="0" calcext:value-type="float">
            <text:p>0</text:p>
          </table:table-cell>
          <table:table-cell table:style-name="ce322" office:value-type="string" office:string-value="1.1.2.8" calcext:value-type="string">
            <text:p><text:s/>1.1.2.8 </text:p>
          </table:table-cell>
          <table:table-cell table:style-name="ce331" office:value-type="string" office:string-value="PROVISIÓN PARA CRÉDITOS INCOBRABLES" calcext:value-type="string">
            <text:p><text:s/>PROVISIÓN PARA CRÉDITOS INCOBRABLES </text:p>
          </table:table-cell>
          <table:table-cell table:style-name="ce373" office:value-type="float" office:value="0" calcext:value-type="float">
            <text:p>0</text:p>
          </table:table-cell>
          <table:table-cell table:style-name="ce377" table:formula="of:=+[.G21]-[.J21]" office:value-type="float" office:value="0" calcext:value-type="float">
            <text:p>0</text:p>
          </table:table-cell>
          <table:table-cell table:style-name="ce381" table:number-columns-repeated="50"/>
          <table:table-cell table:number-columns-repeated="963"/>
        </table:table-row>
        <table:table-row table:style-name="ro2">
          <table:table-cell table:style-name="ce322"/>
          <table:table-cell table:style-name="ce331"/>
          <table:table-cell table:style-name="ce344"/>
          <table:table-cell table:style-name="ce351"/>
          <table:table-cell table:style-name="ce362"/>
          <table:table-cell table:style-name="ce351"/>
          <table:table-cell table:style-name="ce366"/>
          <table:table-cell table:style-name="ce322"/>
          <table:table-cell table:style-name="ce331"/>
          <table:table-cell table:style-name="ce373"/>
          <table:table-cell table:style-name="ce377"/>
          <table:table-cell table:style-name="ce381" table:number-columns-repeated="50"/>
          <table:table-cell table:number-columns-repeated="963"/>
        </table:table-row>
        <table:table-row table:style-name="ro4">
          <table:table-cell table:style-name="ce323"/>
          <table:table-cell table:style-name="ce333" office:value-type="string" office:string-value="Total" calcext:value-type="string">
            <text:p><text:s/>Total </text:p>
          </table:table-cell>
          <table:table-cell table:style-name="ce333"/>
          <table:table-cell table:style-name="ce352" table:formula="of:=SUM([.D9:.D22])" office:value-type="float" office:value="20158.15" calcext:value-type="float">
            <text:p>20,158</text:p>
          </table:table-cell>
          <table:table-cell table:style-name="ce352" table:formula="of:=SUM([.E9:.E22])" office:value-type="float" office:value="60964.02" calcext:value-type="float">
            <text:p>60,964</text:p>
          </table:table-cell>
          <table:table-cell table:style-name="ce352" table:formula="of:=SUM([.F9:.F22])" office:value-type="float" office:value="45469.2" calcext:value-type="float">
            <text:p>45,469</text:p>
          </table:table-cell>
          <table:table-cell table:style-name="ce352" table:formula="of:=SUM([.G9:.G22])" office:value-type="float" office:value="35652.97" calcext:value-type="float">
            <text:p>35,653</text:p>
          </table:table-cell>
          <table:table-cell table:style-name="ce323" table:number-columns-repeated="2"/>
          <table:table-cell table:style-name="ce374" table:formula="of:=SUM([.J9:.J22])" office:value-type="float" office:value="108034" calcext:value-type="float">
            <text:p>108,034</text:p>
          </table:table-cell>
          <table:table-cell table:style-name="ce378" table:formula="of:=SUM([.K9:.K22])" office:value-type="float" office:value="-72381.03" calcext:value-type="float">
            <text:p>(72,381)</text:p>
          </table:table-cell>
          <table:table-cell table:style-name="ce382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34" table:number-columns-repeated="2"/>
          <table:table-cell table:style-name="ce353" office:value-type="string" calcext:value-type="string">
            <text:p>Saldo al</text:p>
          </table:table-cell>
          <table:table-cell table:style-name="ce363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2">
          <table:table-cell/>
          <table:table-cell table:style-name="ce335" office:value-type="string" calcext:value-type="string">
            <text:p>Nota a los estados financieros:</text:p>
          </table:table-cell>
          <table:table-cell table:style-name="ce335"/>
          <table:table-cell table:style-name="ce354" office:value-type="date" office:date-value="2021-12-31" calcext:value-type="date">
            <text:p>31/12/2021</text:p>
          </table:table-cell>
          <table:table-cell table:style-name="ce364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2">
          <table:table-cell/>
          <table:table-cell table:style-name="ce336" table:number-columns-repeated="2"/>
          <table:table-cell table:style-name="ce355" table:number-columns-repeated="2"/>
          <table:table-cell table:number-columns-repeated="1019"/>
        </table:table-row>
        <table:table-row table:style-name="ro2">
          <table:table-cell/>
          <table:table-cell table:style-name="ce337" office:value-type="string" calcext:value-type="string">
            <text:p>Comerciales</text:p>
          </table:table-cell>
          <table:table-cell table:style-name="ce337"/>
          <table:table-cell table:style-name="ce356" table:formula="of:=[.G11]" office:value-type="float" office:value="27285.05" calcext:value-type="float">
            <text:p>27,285</text:p>
          </table:table-cell>
          <table:table-cell table:style-name="ce356" table:formula="of:=[.J11]" office:value-type="float" office:value="93870" calcext:value-type="float">
            <text:p>93,870</text:p>
          </table:table-cell>
          <table:table-cell table:number-columns-repeated="1019"/>
        </table:table-row>
        <table:table-row table:style-name="ro2">
          <table:table-cell/>
          <table:table-cell table:style-name="ce337" office:value-type="string" calcext:value-type="string">
            <text:p>Anticipos a proveedores</text:p>
          </table:table-cell>
          <table:table-cell table:style-name="ce337"/>
          <table:table-cell table:style-name="ce356" table:formula="of:=[.G12]" office:value-type="float" office:value="0" calcext:value-type="float">
            <text:p>0</text:p>
          </table:table-cell>
          <table:table-cell table:style-name="ce356" table:formula="of:=[.J12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337" office:value-type="string" calcext:value-type="string">
            <text:p>Otras cuentas por cobrar</text:p>
          </table:table-cell>
          <table:table-cell table:style-name="ce337"/>
          <table:table-cell table:style-name="ce356" table:formula="of:=SUM([.G14:.G20])" office:value-type="float" office:value="8367.92" calcext:value-type="float">
            <text:p>8,368</text:p>
          </table:table-cell>
          <table:table-cell table:style-name="ce356" table:formula="of:=SUM([.J14:.J20])" office:value-type="float" office:value="14164" calcext:value-type="float">
            <text:p>14,164</text:p>
          </table:table-cell>
          <table:table-cell table:number-columns-repeated="1019"/>
        </table:table-row>
        <table:table-row table:style-name="ro2">
          <table:table-cell/>
          <table:table-cell table:style-name="ce337" table:number-columns-repeated="2"/>
          <table:table-cell table:style-name="ce356" table:number-columns-repeated="2"/>
          <table:table-cell table:number-columns-repeated="1019"/>
        </table:table-row>
        <table:table-row table:style-name="ro2">
          <table:table-cell/>
          <table:table-cell table:style-name="ce338" office:value-type="string" calcext:value-type="string">
            <text:p>Total</text:p>
          </table:table-cell>
          <table:table-cell table:style-name="ce345"/>
          <table:table-cell table:style-name="ce357" table:formula="of:=SUM([.D27:.D31])" office:value-type="float" office:value="35652.97" calcext:value-type="float">
            <text:p>35,653</text:p>
          </table:table-cell>
          <table:table-cell table:style-name="ce357" table:formula="of:=SUM([.E27:.E31])" office:value-type="float" office:value="108034" calcext:value-type="float">
            <text:p>108,034</text:p>
          </table:table-cell>
          <table:table-cell table:number-columns-repeated="1019"/>
        </table:table-row>
        <table:table-row table:style-name="ro2">
          <table:table-cell/>
          <table:table-cell table:style-name="ce337" table:number-columns-repeated="2"/>
          <table:table-cell table:style-name="ce356" table:number-columns-repeated="2"/>
          <table:table-cell table:number-columns-repeated="1019"/>
        </table:table-row>
        <table:table-row table:style-name="ro2">
          <table:table-cell/>
          <table:table-cell table:style-name="ce337" office:value-type="string" calcext:value-type="string">
            <text:p>Provision para creditos incobrables</text:p>
          </table:table-cell>
          <table:table-cell table:style-name="ce337"/>
          <table:table-cell table:style-name="ce356" table:formula="of:=[.G21]" office:value-type="float" office:value="0" calcext:value-type="float">
            <text:p>0</text:p>
          </table:table-cell>
          <table:table-cell table:style-name="ce356" table:formula="of:=[.J21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337" table:number-columns-repeated="2"/>
          <table:table-cell table:style-name="ce358" table:number-columns-repeated="2"/>
          <table:table-cell table:number-columns-repeated="1019"/>
        </table:table-row>
        <table:table-row table:style-name="ro2">
          <table:table-cell/>
          <table:table-cell table:style-name="ce339" office:value-type="string" calcext:value-type="string">
            <text:p>Total</text:p>
          </table:table-cell>
          <table:table-cell table:style-name="ce346"/>
          <table:table-cell table:style-name="ce359" table:formula="of:=SUM([.D32:.D35])" office:value-type="float" office:value="35652.97" calcext:value-type="float">
            <text:p>35,653</text:p>
          </table:table-cell>
          <table:table-cell table:style-name="ce359" table:formula="of:=SUM([.E32:.E35])" office:value-type="float" office:value="108034" calcext:value-type="float">
            <text:p>108,03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24" office:value-type="string" calcext:value-type="string">
            <text:p>Fuente:</text:p>
          </table:table-cell>
          <table:table-cell table:style-name="ce340" table:number-columns-repeated="9"/>
          <table:table-cell table:style-name="ce379"/>
          <table:table-cell table:number-columns-repeated="1013"/>
        </table:table-row>
        <table:table-row table:style-name="ro2">
          <table:table-cell table:style-name="ce325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380"/>
          <table:table-cell table:number-columns-repeated="1013"/>
        </table:table-row>
        <table:table-row table:style-name="ro2">
          <table:table-cell table:style-name="ce325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380"/>
          <table:table-cell table:number-columns-repeated="1013"/>
        </table:table-row>
        <table:table-row table:style-name="ro2">
          <table:table-cell table:style-name="ce325"/>
          <table:table-cell table:number-columns-repeated="9"/>
          <table:table-cell table:style-name="ce380"/>
          <table:table-cell table:number-columns-repeated="1013"/>
        </table:table-row>
        <table:table-row table:style-name="ro2">
          <table:table-cell table:style-name="ce326" office:value-type="string" calcext:value-type="string">
            <text:p>Trabajo realizado:</text:p>
          </table:table-cell>
          <table:table-cell table:number-columns-repeated="9"/>
          <table:table-cell table:style-name="ce380"/>
          <table:table-cell table:number-columns-repeated="1013"/>
        </table:table-row>
        <table:table-row table:style-name="ro2" table:number-rows-repeated="3">
          <table:table-cell table:style-name="ce325"/>
          <table:table-cell table:number-columns-repeated="9"/>
          <table:table-cell table:style-name="ce380"/>
          <table:table-cell table:number-columns-repeated="1013"/>
        </table:table-row>
        <table:table-row table:style-name="ro2">
          <table:table-cell table:style-name="ce326" office:value-type="string" calcext:value-type="string">
            <text:p>Conclusiones:</text:p>
          </table:table-cell>
          <table:table-cell table:number-columns-repeated="9"/>
          <table:table-cell table:style-name="ce380"/>
          <table:table-cell table:number-columns-repeated="1013"/>
        </table:table-row>
        <table:table-row table:style-name="ro2" table:number-rows-repeated="3">
          <table:table-cell table:number-columns-repeated="10"/>
          <table:table-cell table:style-name="ce380"/>
          <table:table-cell table:number-columns-repeated="1013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ientes" table:style-name="ta2">
        <table:table-column table:style-name="co11" table:default-cell-style-name="ce386"/>
        <table:table-column table:style-name="co12" table:default-cell-style-name="ce386"/>
        <table:table-column table:style-name="co13" table:default-cell-style-name="ce386"/>
        <table:table-column table:style-name="co14" table:default-cell-style-name="ce386"/>
        <table:table-column table:style-name="co15" table:default-cell-style-name="ce386"/>
        <table:table-column table:style-name="co16" table:default-cell-style-name="ce386"/>
        <table:table-column table:style-name="co17" table:default-cell-style-name="ce386"/>
        <table:table-column table:style-name="co18" table:default-cell-style-name="ce386"/>
        <table:table-column table:style-name="co13" table:default-cell-style-name="ce386"/>
        <table:table-column table:style-name="co14" table:default-cell-style-name="ce386"/>
        <table:table-column table:style-name="co19" table:default-cell-style-name="ce433"/>
        <table:table-column table:style-name="co20" table:default-cell-style-name="ce386"/>
        <table:table-column table:style-name="co21" table:default-cell-style-name="ce386"/>
        <table:table-column table:style-name="co19" table:default-cell-style-name="ce386"/>
        <table:table-column table:style-name="co22" table:default-cell-style-name="ce386"/>
        <table:table-column table:style-name="co23" table:default-cell-style-name="ce386"/>
        <table:table-column table:style-name="co24" table:number-columns-repeated="48" table:default-cell-style-name="Default"/>
        <table:table-row table:style-name="ro2">
          <table:table-cell table:style-name="ce384" office:value-type="string" calcext:value-type="string">
            <text:p>VISACOM S.A.</text:p>
          </table:table-cell>
          <table:table-cell table:style-name="ce384"/>
          <table:table-cell table:number-columns-repeated="62"/>
        </table:table-row>
        <table:table-row table:style-name="ro2">
          <table:table-cell table:style-name="ce385" office:value-type="string" calcext:value-type="string">
            <text:p>MOVIMIENTO DE CUENTAS POR COBRAR COMERCIALES,diciembre 2020</text:p>
          </table:table-cell>
          <table:table-cell table:style-name="ce385"/>
          <table:table-cell table:style-name="ce400" table:number-columns-repeated="3"/>
          <table:table-cell table:style-name="ce418" table:number-columns-repeated="2"/>
          <table:table-cell table:style-name="ce414" table:number-columns-repeated="3"/>
          <table:table-cell table:style-name="ce424"/>
          <table:table-cell table:style-name="ce400" table:number-columns-repeated="5"/>
          <table:table-cell table:number-columns-repeated="48"/>
        </table:table-row>
        <table:table-row table:style-name="ro2">
          <table:table-cell table:style-name="ce385" office:value-type="string" calcext:value-type="string">
            <text:p>Al 31 de diciembre del 2021</text:p>
          </table:table-cell>
          <table:table-cell table:style-name="ce385"/>
          <table:table-cell table:style-name="ce400" table:number-columns-repeated="3"/>
          <table:table-cell table:style-name="ce419" table:number-columns-repeated="2"/>
          <table:table-cell table:style-name="ce414" table:number-columns-repeated="3"/>
          <table:table-cell table:style-name="ce424"/>
          <table:table-cell table:style-name="ce400" table:number-columns-repeated="5"/>
          <table:table-cell table:number-columns-repeated="48"/>
        </table:table-row>
        <table:table-row table:style-name="ro5">
          <table:table-cell table:number-columns-repeated="2"/>
          <table:table-cell table:style-name="ce401" office:value-type="string" calcext:value-type="string">
            <text:p>(1)</text:p>
          </table:table-cell>
          <table:table-cell table:number-columns-repeated="2"/>
          <table:table-cell table:style-name="ce401" office:value-type="string" calcext:value-type="string">
            <text:p>(2)</text:p>
          </table:table-cell>
          <table:table-cell table:number-columns-repeated="2"/>
          <table:table-cell table:style-name="ce401" office:value-type="string" calcext:value-type="string">
            <text:p>(3)</text:p>
          </table:table-cell>
          <table:table-cell table:number-columns-repeated="55"/>
        </table:table-row>
        <table:table-row table:style-name="ro2">
          <table:table-cell table:number-columns-repeated="2"/>
          <table:table-cell table:style-name="ce402" office:value-type="date" office:date-value="2021-09-30" calcext:value-type="date" table:number-columns-spanned="2" table:number-rows-spanned="1">
            <text:p>30/09/2021</text:p>
          </table:table-cell>
          <table:covered-table-cell table:style-name="ce402"/>
          <table:table-cell table:style-name="ce414"/>
          <table:table-cell table:style-name="ce420" office:value-type="string" calcext:value-type="string" table:number-columns-spanned="2" table:number-rows-spanned="1">
            <text:p>Movimiento del periodo</text:p>
          </table:table-cell>
          <table:covered-table-cell table:style-name="ce420"/>
          <table:table-cell table:style-name="ce424"/>
          <table:table-cell table:style-name="ce428" office:value-type="date" office:date-value="2021-12-31" calcext:value-type="date" table:number-columns-spanned="2" table:number-rows-spanned="1">
            <text:p>31/12/2021</text:p>
          </table:table-cell>
          <table:covered-table-cell table:style-name="ce428"/>
          <table:table-cell table:style-name="ce434"/>
          <table:table-cell table:style-name="ce438" office:value-type="string" calcext:value-type="string" table:number-columns-spanned="2" table:number-rows-spanned="1">
            <text:p>Variacion</text:p>
          </table:table-cell>
          <table:covered-table-cell table:style-name="ce438"/>
          <table:table-cell table:number-columns-repeated="51"/>
        </table:table-row>
        <table:table-row table:style-name="ro2">
          <table:table-cell table:style-name="ce387" office:value-type="string" calcext:value-type="string">
            <text:p>CUENTAS POR COBRAR CLIENTES</text:p>
          </table:table-cell>
          <table:table-cell table:style-name="ce396" office:value-type="string" calcext:value-type="string">
            <text:p>Referencia</text:p>
          </table:table-cell>
          <table:table-cell table:style-name="ce403" office:value-type="string" calcext:value-type="string">
            <text:p>US$</text:p>
          </table:table-cell>
          <table:table-cell table:style-name="ce409" office:value-type="string" calcext:value-type="string">
            <text:p>%</text:p>
          </table:table-cell>
          <table:table-cell table:style-name="ce415"/>
          <table:table-cell table:style-name="ce403" office:value-type="string" calcext:value-type="string">
            <text:p>Facturado</text:p>
          </table:table-cell>
          <table:table-cell table:style-name="ce403" office:value-type="string" calcext:value-type="string">
            <text:p>Pagos</text:p>
          </table:table-cell>
          <table:table-cell table:style-name="ce425"/>
          <table:table-cell table:style-name="ce429" office:value-type="string" calcext:value-type="string">
            <text:p>US$</text:p>
          </table:table-cell>
          <table:table-cell table:style-name="ce403" office:value-type="string" calcext:value-type="string">
            <text:p>%</text:p>
          </table:table-cell>
          <table:table-cell table:style-name="ce435"/>
          <table:table-cell table:style-name="ce439" office:value-type="string" calcext:value-type="string">
            <text:p>US$</text:p>
          </table:table-cell>
          <table:table-cell table:style-name="ce439" office:value-type="string" calcext:value-type="string">
            <text:p>%</text:p>
          </table:table-cell>
          <table:table-cell/>
          <table:table-cell table:style-name="ce442" office:value-type="string" calcext:value-type="string">
            <text:p>Comentarios</text:p>
          </table:table-cell>
          <table:table-cell table:number-columns-repeated="49"/>
        </table:table-row>
        <table:table-row table:style-name="ro2">
          <table:table-cell table:style-name="ce388" office:value-type="string" calcext:value-type="string">
            <text:p>BANCO GUAYAQUIL</text:p>
          </table:table-cell>
          <table:table-cell table:style-name="ce397"/>
          <table:table-cell table:style-name="ce404" office:value-type="float" office:value="0" calcext:value-type="float">
            <text:p>0</text:p>
          </table:table-cell>
          <table:table-cell table:style-name="ce410" table:formula="of:=+[.C7]/[.$C$78]" office:value-type="percentage" office:value="0" calcext:value-type="percentage">
            <text:p>0.0%</text:p>
          </table:table-cell>
          <table:table-cell table:style-name="ce416"/>
          <table:table-cell table:style-name="ce421" office:value-type="float" office:value="14057.91" calcext:value-type="float">
            <text:p>14,058</text:p>
          </table:table-cell>
          <table:table-cell table:style-name="ce421" office:value-type="float" office:value="8482.69" calcext:value-type="float">
            <text:p>8,483</text:p>
          </table:table-cell>
          <table:table-cell table:style-name="ce426"/>
          <table:table-cell table:style-name="ce430" table:formula="of:=[.C7]+[.F7]-[.G7]" office:value-type="float" office:value="5575.22" calcext:value-type="float">
            <text:p>5,575</text:p>
          </table:table-cell>
          <table:table-cell table:style-name="ce431" table:formula="of:=+[.I7]/[.$I$78]" office:value-type="percentage" office:value="0.204332409139804" calcext:value-type="percentage">
            <text:p>20.4 %</text:p>
          </table:table-cell>
          <table:table-cell table:style-name="ce436"/>
          <table:table-cell table:style-name="ce430" table:formula="of:=[.I7]-[.C7]" office:value-type="float" office:value="5575.22" calcext:value-type="float">
            <text:p>5,575</text:p>
          </table:table-cell>
          <table:table-cell table:style-name="ce440" table:formula="of:=IF([.C7]=0;IF([.L7]&gt;0;[.L7]/100;0);[.L7]/[.C7])" office:value-type="percentage" office:value="55.7522" calcext:value-type="percentage">
            <text:p>5575.2 %</text:p>
          </table:table-cell>
          <table:table-cell/>
          <table:table-cell table:style-name="ce443"/>
          <table:table-cell table:number-columns-repeated="49"/>
        </table:table-row>
        <table:table-row table:style-name="ro2">
          <table:table-cell table:style-name="ce389" office:value-type="string" calcext:value-type="string">
            <text:p>DINADEC S.A. </text:p>
          </table:table-cell>
          <table:table-cell table:style-name="ce398"/>
          <table:table-cell table:style-name="ce405" office:value-type="float" office:value="1232.38" calcext:value-type="float">
            <text:p>1,232</text:p>
          </table:table-cell>
          <table:table-cell table:style-name="ce411" table:formula="of:=+[.C8]/[.$C$78]" office:value-type="percentage" office:value="0.119737125912568" calcext:value-type="percentage">
            <text:p>12.0%</text:p>
          </table:table-cell>
          <table:table-cell table:style-name="ce416"/>
          <table:table-cell table:style-name="ce422" office:value-type="float" office:value="0" calcext:value-type="float">
            <text:p>0</text:p>
          </table:table-cell>
          <table:table-cell table:style-name="ce422" office:value-type="float" office:value="1232.38" calcext:value-type="float">
            <text:p>1,232</text:p>
          </table:table-cell>
          <table:table-cell table:style-name="ce426"/>
          <table:table-cell table:style-name="ce430" table:formula="of:=[.C8]+[.F8]-[.G8]" office:value-type="float" office:value="0" calcext:value-type="float">
            <text:p>0</text:p>
          </table:table-cell>
          <table:table-cell table:style-name="ce431" table:formula="of:=+[.I8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8]-[.C8]" office:value-type="float" office:value="-1232.38" calcext:value-type="float">
            <text:p>-1,232</text:p>
          </table:table-cell>
          <table:table-cell table:style-name="ce440" table:formula="of:=IF([.C8]=0;IF([.L8]&gt;0;[.L8]/100;0);[.L8]/[.C8])" office:value-type="percentage" office:value="-1" calcext:value-type="percentage">
            <text:p>-100.0 %</text:p>
          </table:table-cell>
          <table:table-cell/>
          <table:table-cell table:style-name="ce443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GUAYAQUIL YACHT CLUB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9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9]+[.F9]-[.G9]" office:value-type="float" office:value="0" calcext:value-type="float">
            <text:p>0</text:p>
          </table:table-cell>
          <table:table-cell table:style-name="ce431" table:formula="of:=+[.I9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9]-[.C9]" office:value-type="float" office:value="0" calcext:value-type="float">
            <text:p>0</text:p>
          </table:table-cell>
          <table:table-cell table:style-name="ce440" table:formula="of:=IF([.C9]=0;IF([.L9]&gt;0;[.L9]/100;0);[.L9]/[.C9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INDUSTRIAS LACTEAS TONI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10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10]+[.F10]-[.G10]" office:value-type="float" office:value="0" calcext:value-type="float">
            <text:p>0</text:p>
          </table:table-cell>
          <table:table-cell table:style-name="ce431" table:formula="of:=+[.I10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10]-[.C10]" office:value-type="float" office:value="0" calcext:value-type="float">
            <text:p>0</text:p>
          </table:table-cell>
          <table:table-cell table:style-name="ce440" table:formula="of:=IF([.C10]=0;IF([.L10]&gt;0;[.L10]/100;0);[.L10]/[.C10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TROPICALIMENTOS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11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11]+[.F11]-[.G11]" office:value-type="float" office:value="0" calcext:value-type="float">
            <text:p>0</text:p>
          </table:table-cell>
          <table:table-cell table:style-name="ce431" table:formula="of:=+[.I11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11]-[.C11]" office:value-type="float" office:value="0" calcext:value-type="float">
            <text:p>0</text:p>
          </table:table-cell>
          <table:table-cell table:style-name="ce440" table:formula="of:=IF([.C11]=0;IF([.L11]&gt;0;[.L11]/100;0);[.L11]/[.C11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TIOSA S.A.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12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12]+[.F12]-[.G12]" office:value-type="float" office:value="0" calcext:value-type="float">
            <text:p>0</text:p>
          </table:table-cell>
          <table:table-cell table:style-name="ce431" table:formula="of:=+[.I12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12]-[.C12]" office:value-type="float" office:value="0" calcext:value-type="float">
            <text:p>0</text:p>
          </table:table-cell>
          <table:table-cell table:style-name="ce440" table:formula="of:=IF([.C12]=0;IF([.L12]&gt;0;[.L12]/100;0);[.L12]/[.C12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90" office:value-type="string" calcext:value-type="string">
            <text:p>THE TESALIA SPRINGS COMPANY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13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13]+[.F13]-[.G13]" office:value-type="float" office:value="0" calcext:value-type="float">
            <text:p>0</text:p>
          </table:table-cell>
          <table:table-cell table:style-name="ce431" table:formula="of:=+[.I13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13]-[.C13]" office:value-type="float" office:value="0" calcext:value-type="float">
            <text:p>0</text:p>
          </table:table-cell>
          <table:table-cell table:style-name="ce440" table:formula="of:=IF([.C13]=0;IF([.L13]&gt;0;[.L13]/100;0);[.L13]/[.C13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CONSORCIO ECUATORIANO DE TELECOMUNICAC.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14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14]+[.F14]-[.G14]" office:value-type="float" office:value="0" calcext:value-type="float">
            <text:p>0</text:p>
          </table:table-cell>
          <table:table-cell table:style-name="ce431" table:formula="of:=+[.I14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14]-[.C14]" office:value-type="float" office:value="0" calcext:value-type="float">
            <text:p>0</text:p>
          </table:table-cell>
          <table:table-cell table:style-name="ce440" table:formula="of:=IF([.C14]=0;IF([.L14]&gt;0;[.L14]/100;0);[.L14]/[.C14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MOLANO PARRA RUBIO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15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15]+[.F15]-[.G15]" office:value-type="float" office:value="0" calcext:value-type="float">
            <text:p>0</text:p>
          </table:table-cell>
          <table:table-cell table:style-name="ce431" table:formula="of:=+[.I15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15]-[.C15]" office:value-type="float" office:value="0" calcext:value-type="float">
            <text:p>0</text:p>
          </table:table-cell>
          <table:table-cell table:style-name="ce440" table:formula="of:=IF([.C15]=0;IF([.L15]&gt;0;[.L15]/100;0);[.L15]/[.C15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MELACORP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16]/[.$C$78]" office:value-type="percentage" office:value="0" calcext:value-type="percentage">
            <text:p>0.0%</text:p>
          </table:table-cell>
          <table:table-cell table:style-name="ce416" office:value-type="string" calcext:value-type="string">
            <text:p><text:s/></text:p>
          </table:table-cell>
          <table:table-cell table:style-name="ce422" table:number-columns-repeated="2"/>
          <table:table-cell table:style-name="ce426"/>
          <table:table-cell table:style-name="ce430" table:formula="of:=[.C16]+[.F16]-[.G16]" office:value-type="float" office:value="0" calcext:value-type="float">
            <text:p>0</text:p>
          </table:table-cell>
          <table:table-cell table:style-name="ce431" table:formula="of:=+[.I16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16]-[.C16]" office:value-type="float" office:value="0" calcext:value-type="float">
            <text:p>0</text:p>
          </table:table-cell>
          <table:table-cell table:style-name="ce440" table:formula="of:=IF([.C16]=0;IF([.L16]&gt;0;[.L16]/100;0);[.L16]/[.C16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>
          <table:table-cell table:style-name="ce389" office:value-type="string" calcext:value-type="string">
            <text:p>UNILEVER ANDINA ECUADOR S.A.</text:p>
          </table:table-cell>
          <table:table-cell table:style-name="ce398"/>
          <table:table-cell table:style-name="ce405" office:value-type="float" office:value="6591.76" calcext:value-type="float">
            <text:p>6,592</text:p>
          </table:table-cell>
          <table:table-cell table:style-name="ce411" table:formula="of:=+[.C17]/[.$C$78]" office:value-type="percentage" office:value="0.640450508045758" calcext:value-type="percentage">
            <text:p>64.0%</text:p>
          </table:table-cell>
          <table:table-cell table:style-name="ce416"/>
          <table:table-cell table:style-name="ce422" office:value-type="float" office:value="2657.12" calcext:value-type="float">
            <text:p>2,657</text:p>
          </table:table-cell>
          <table:table-cell table:style-name="ce422" office:value-type="float" office:value="5462.24" calcext:value-type="float">
            <text:p>5,462</text:p>
          </table:table-cell>
          <table:table-cell table:style-name="ce426"/>
          <table:table-cell table:style-name="ce430" table:formula="of:=[.C17]+[.F17]-[.G17]" office:value-type="float" office:value="3786.64" calcext:value-type="float">
            <text:p>3,787</text:p>
          </table:table-cell>
          <table:table-cell table:style-name="ce431" table:formula="of:=+[.I17]/[.$I$78]" office:value-type="percentage" office:value="0.13878076089287" calcext:value-type="percentage">
            <text:p>13.9 %</text:p>
          </table:table-cell>
          <table:table-cell table:style-name="ce436"/>
          <table:table-cell table:style-name="ce430" table:formula="of:=[.I17]-[.C17]" office:value-type="float" office:value="-2805.12" calcext:value-type="float">
            <text:p>-2,805</text:p>
          </table:table-cell>
          <table:table-cell table:style-name="ce440" table:formula="of:=IF([.C17]=0;IF([.L17]&gt;0;[.L17]/100;0);[.L17]/[.C17])" office:value-type="percentage" office:value="-0.425549473888612" calcext:value-type="percentage">
            <text:p>-42.6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EDITORES NACIONALES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18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18]+[.F18]-[.G18]" office:value-type="float" office:value="0" calcext:value-type="float">
            <text:p>0</text:p>
          </table:table-cell>
          <table:table-cell table:style-name="ce431" table:formula="of:=+[.I18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18]-[.C18]" office:value-type="float" office:value="0" calcext:value-type="float">
            <text:p>0</text:p>
          </table:table-cell>
          <table:table-cell table:style-name="ce440" table:formula="of:=IF([.C18]=0;IF([.L18]&gt;0;[.L18]/100;0);[.L18]/[.C18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MOTORES Y TRACTORES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19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19]+[.F19]-[.G19]" office:value-type="float" office:value="0" calcext:value-type="float">
            <text:p>0</text:p>
          </table:table-cell>
          <table:table-cell table:style-name="ce431" table:formula="of:=+[.I19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19]-[.C19]" office:value-type="float" office:value="0" calcext:value-type="float">
            <text:p>0</text:p>
          </table:table-cell>
          <table:table-cell table:style-name="ce440" table:formula="of:=IF([.C19]=0;IF([.L19]&gt;0;[.L19]/100;0);[.L19]/[.C19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CROSSICORP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20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20]+[.F20]-[.G20]" office:value-type="float" office:value="0" calcext:value-type="float">
            <text:p>0</text:p>
          </table:table-cell>
          <table:table-cell table:style-name="ce431" table:formula="of:=+[.I20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20]-[.C20]" office:value-type="float" office:value="0" calcext:value-type="float">
            <text:p>0</text:p>
          </table:table-cell>
          <table:table-cell table:style-name="ce440" table:formula="of:=IF([.C20]=0;IF([.L20]&gt;0;[.L20]/100;0);[.L20]/[.C20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VICTORIA VILLAVICENCIO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21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21]+[.F21]-[.G21]" office:value-type="float" office:value="0" calcext:value-type="float">
            <text:p>0</text:p>
          </table:table-cell>
          <table:table-cell table:style-name="ce431" table:formula="of:=+[.I21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21]-[.C21]" office:value-type="float" office:value="0" calcext:value-type="float">
            <text:p>0</text:p>
          </table:table-cell>
          <table:table-cell table:style-name="ce440" table:formula="of:=IF([.C21]=0;IF([.L21]&gt;0;[.L21]/100;0);[.L21]/[.C21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>
          <table:table-cell table:style-name="ce389" office:value-type="string" calcext:value-type="string">
            <text:p>ANA SOFIA GOMEZ BOLAÑOZ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22]/[.$C$78]" office:value-type="percentage" office:value="0" calcext:value-type="percentage">
            <text:p>0.0%</text:p>
          </table:table-cell>
          <table:table-cell table:style-name="ce416"/>
          <table:table-cell table:number-columns-repeated="2" table:style-name="ce422" office:value-type="float" office:value="53.76" calcext:value-type="float">
            <text:p>54</text:p>
          </table:table-cell>
          <table:table-cell table:style-name="ce426"/>
          <table:table-cell table:style-name="ce430" table:formula="of:=[.C22]+[.F22]-[.G22]" office:value-type="float" office:value="0" calcext:value-type="float">
            <text:p>0</text:p>
          </table:table-cell>
          <table:table-cell table:style-name="ce431" table:formula="of:=+[.I22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22]-[.C22]" office:value-type="float" office:value="0" calcext:value-type="float">
            <text:p>0</text:p>
          </table:table-cell>
          <table:table-cell table:style-name="ce440" table:formula="of:=IF([.C22]=0;IF([.L22]&gt;0;[.L22]/100;0);[.L22]/[.C22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COLEMUN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23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23]+[.F23]-[.G23]" office:value-type="float" office:value="0" calcext:value-type="float">
            <text:p>0</text:p>
          </table:table-cell>
          <table:table-cell table:style-name="ce431" table:formula="of:=+[.I23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23]-[.C23]" office:value-type="float" office:value="0" calcext:value-type="float">
            <text:p>0</text:p>
          </table:table-cell>
          <table:table-cell table:style-name="ce440" table:formula="of:=IF([.C23]=0;IF([.L23]&gt;0;[.L23]/100;0);[.L23]/[.C23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CUENCA BOTTLING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24]/[.$C$78]" office:value-type="percentage" office:value="0" calcext:value-type="percentage">
            <text:p>0.0%</text:p>
          </table:table-cell>
          <table:table-cell table:style-name="ce416" office:value-type="string" calcext:value-type="string">
            <text:p><text:s/></text:p>
          </table:table-cell>
          <table:table-cell table:style-name="ce422" table:number-columns-repeated="2"/>
          <table:table-cell table:style-name="ce426"/>
          <table:table-cell table:style-name="ce430" table:formula="of:=[.C24]+[.F24]-[.G24]" office:value-type="float" office:value="0" calcext:value-type="float">
            <text:p>0</text:p>
          </table:table-cell>
          <table:table-cell table:style-name="ce431" table:formula="of:=+[.I24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24]-[.C24]" office:value-type="float" office:value="0" calcext:value-type="float">
            <text:p>0</text:p>
          </table:table-cell>
          <table:table-cell table:style-name="ce440" table:formula="of:=IF([.C24]=0;IF([.L24]&gt;0;[.L24]/100;0);[.L24]/[.C24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UNIVERSAL SWEET INDUSTRIES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25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25]+[.F25]-[.G25]" office:value-type="float" office:value="0" calcext:value-type="float">
            <text:p>0</text:p>
          </table:table-cell>
          <table:table-cell table:style-name="ce431" table:formula="of:=+[.I25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25]-[.C25]" office:value-type="float" office:value="0" calcext:value-type="float">
            <text:p>0</text:p>
          </table:table-cell>
          <table:table-cell table:style-name="ce440" table:formula="of:=IF([.C25]=0;IF([.L25]&gt;0;[.L25]/100;0);[.L25]/[.C25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EUROESTETICA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26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26]+[.F26]-[.G26]" office:value-type="float" office:value="0" calcext:value-type="float">
            <text:p>0</text:p>
          </table:table-cell>
          <table:table-cell table:style-name="ce431" table:formula="of:=+[.I26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26]-[.C26]" office:value-type="float" office:value="0" calcext:value-type="float">
            <text:p>0</text:p>
          </table:table-cell>
          <table:table-cell table:style-name="ce440" table:formula="of:=IF([.C26]=0;IF([.L26]&gt;0;[.L26]/100;0);[.L26]/[.C26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>
          <table:table-cell table:style-name="ce389" office:value-type="string" calcext:value-type="string">
            <text:p>LA FABRIL S.A.</text:p>
          </table:table-cell>
          <table:table-cell table:style-name="ce398"/>
          <table:table-cell table:style-name="ce405" office:value-type="float" office:value="660.06" calcext:value-type="float">
            <text:p>660</text:p>
          </table:table-cell>
          <table:table-cell table:style-name="ce411" table:formula="of:=+[.C27]/[.$C$78]" office:value-type="percentage" office:value="0.0641309395883168" calcext:value-type="percentage">
            <text:p>6.4%</text:p>
          </table:table-cell>
          <table:table-cell table:style-name="ce416"/>
          <table:table-cell table:style-name="ce422" office:value-type="float" office:value="602.37" calcext:value-type="float">
            <text:p>602</text:p>
          </table:table-cell>
          <table:table-cell table:style-name="ce422" office:value-type="float" office:value="1037.23" calcext:value-type="float">
            <text:p>1,037</text:p>
          </table:table-cell>
          <table:table-cell table:style-name="ce426"/>
          <table:table-cell table:style-name="ce430" table:formula="of:=[.C27]+[.F27]-[.G27]" office:value-type="float" office:value="225.2" calcext:value-type="float">
            <text:p>225</text:p>
          </table:table-cell>
          <table:table-cell table:style-name="ce431" table:formula="of:=+[.I27]/[.$I$78]" office:value-type="percentage" office:value="0.0082536040798899" calcext:value-type="percentage">
            <text:p>0.8 %</text:p>
          </table:table-cell>
          <table:table-cell table:style-name="ce436"/>
          <table:table-cell table:style-name="ce430" table:formula="of:=[.I27]-[.C27]" office:value-type="float" office:value="-434.86" calcext:value-type="float">
            <text:p>-435</text:p>
          </table:table-cell>
          <table:table-cell table:style-name="ce440" table:formula="of:=IF([.C27]=0;IF([.L27]&gt;0;[.L27]/100;0);[.L27]/[.C27])" office:value-type="percentage" office:value="-0.658818895251947" calcext:value-type="percentage">
            <text:p>-65.9 %</text:p>
          </table:table-cell>
          <table:table-cell/>
          <table:table-cell table:style-name="ce444"/>
          <table:table-cell table:number-columns-repeated="49"/>
        </table:table-row>
        <table:table-row table:style-name="ro2">
          <table:table-cell table:style-name="ce389" office:value-type="string" calcext:value-type="string">
            <text:p>LEVELPRINT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28]/[.$C$78]" office:value-type="percentage" office:value="0" calcext:value-type="percentage">
            <text:p>0.0%</text:p>
          </table:table-cell>
          <table:table-cell table:style-name="ce416"/>
          <table:table-cell table:number-columns-repeated="2" table:style-name="ce422" office:value-type="float" office:value="188.79" calcext:value-type="float">
            <text:p>189</text:p>
          </table:table-cell>
          <table:table-cell table:style-name="ce426"/>
          <table:table-cell table:style-name="ce430" table:formula="of:=[.C28]+[.F28]-[.G28]" office:value-type="float" office:value="0" calcext:value-type="float">
            <text:p>0</text:p>
          </table:table-cell>
          <table:table-cell table:style-name="ce431" table:formula="of:=+[.I28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28]-[.C28]" office:value-type="float" office:value="0" calcext:value-type="float">
            <text:p>0</text:p>
          </table:table-cell>
          <table:table-cell table:style-name="ce440" table:formula="of:=IF([.C28]=0;IF([.L28]&gt;0;[.L28]/100;0);[.L28]/[.C28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SHAVIK SA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29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29]+[.F29]-[.G29]" office:value-type="float" office:value="0" calcext:value-type="float">
            <text:p>0</text:p>
          </table:table-cell>
          <table:table-cell table:style-name="ce431" table:formula="of:=+[.I29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29]-[.C29]" office:value-type="float" office:value="0" calcext:value-type="float">
            <text:p>0</text:p>
          </table:table-cell>
          <table:table-cell table:style-name="ce440" table:formula="of:=IF([.C29]=0;IF([.L29]&gt;0;[.L29]/100;0);[.L29]/[.C29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MULTIMERKSA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30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30]+[.F30]-[.G30]" office:value-type="float" office:value="0" calcext:value-type="float">
            <text:p>0</text:p>
          </table:table-cell>
          <table:table-cell table:style-name="ce431" table:formula="of:=+[.I30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30]-[.C30]" office:value-type="float" office:value="0" calcext:value-type="float">
            <text:p>0</text:p>
          </table:table-cell>
          <table:table-cell table:style-name="ce440" table:formula="of:=IF([.C30]=0;IF([.L30]&gt;0;[.L30]/100;0);[.L30]/[.C30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INDUATO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31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31]+[.F31]-[.G31]" office:value-type="float" office:value="0" calcext:value-type="float">
            <text:p>0</text:p>
          </table:table-cell>
          <table:table-cell table:style-name="ce431" table:formula="of:=+[.I31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31]-[.C31]" office:value-type="float" office:value="0" calcext:value-type="float">
            <text:p>0</text:p>
          </table:table-cell>
          <table:table-cell table:style-name="ce440" table:formula="of:=IF([.C31]=0;IF([.L31]&gt;0;[.L31]/100;0);[.L31]/[.C31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ECUABIGSERVI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32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32]+[.F32]-[.G32]" office:value-type="float" office:value="0" calcext:value-type="float">
            <text:p>0</text:p>
          </table:table-cell>
          <table:table-cell table:style-name="ce431" table:formula="of:=+[.I32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32]-[.C32]" office:value-type="float" office:value="0" calcext:value-type="float">
            <text:p>0</text:p>
          </table:table-cell>
          <table:table-cell table:style-name="ce440" table:formula="of:=IF([.C32]=0;IF([.L32]&gt;0;[.L32]/100;0);[.L32]/[.C32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CRECOSCORP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33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33]+[.F33]-[.G33]" office:value-type="float" office:value="0" calcext:value-type="float">
            <text:p>0</text:p>
          </table:table-cell>
          <table:table-cell table:style-name="ce431" table:formula="of:=+[.I33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33]-[.C33]" office:value-type="float" office:value="0" calcext:value-type="float">
            <text:p>0</text:p>
          </table:table-cell>
          <table:table-cell table:style-name="ce440" table:formula="of:=IF([.C33]=0;IF([.L33]&gt;0;[.L33]/100;0);[.L33]/[.C33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PINTURAS ECUATORIANAS PINTUCO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34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34]+[.F34]-[.G34]" office:value-type="float" office:value="0" calcext:value-type="float">
            <text:p>0</text:p>
          </table:table-cell>
          <table:table-cell table:style-name="ce431" table:formula="of:=+[.I34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34]-[.C34]" office:value-type="float" office:value="0" calcext:value-type="float">
            <text:p>0</text:p>
          </table:table-cell>
          <table:table-cell table:style-name="ce440" table:formula="of:=IF([.C34]=0;IF([.L34]&gt;0;[.L34]/100;0);[.L34]/[.C34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VIP PARTIES, JULIO TOMALA DELGADO S.A.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35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35]+[.F35]-[.G35]" office:value-type="float" office:value="0" calcext:value-type="float">
            <text:p>0</text:p>
          </table:table-cell>
          <table:table-cell table:style-name="ce431" table:formula="of:=+[.I35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35]-[.C35]" office:value-type="float" office:value="0" calcext:value-type="float">
            <text:p>0</text:p>
          </table:table-cell>
          <table:table-cell table:style-name="ce440" table:formula="of:=IF([.C35]=0;IF([.L35]&gt;0;[.L35]/100;0);[.L35]/[.C35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PATRICIA RODRIGUEZ CHEING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36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36]+[.F36]-[.G36]" office:value-type="float" office:value="0" calcext:value-type="float">
            <text:p>0</text:p>
          </table:table-cell>
          <table:table-cell table:style-name="ce431" table:formula="of:=+[.I36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36]-[.C36]" office:value-type="float" office:value="0" calcext:value-type="float">
            <text:p>0</text:p>
          </table:table-cell>
          <table:table-cell table:style-name="ce440" table:formula="of:=IF([.C36]=0;IF([.L36]&gt;0;[.L36]/100;0);[.L36]/[.C36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ABCALSA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37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37]+[.F37]-[.G37]" office:value-type="float" office:value="0" calcext:value-type="float">
            <text:p>0</text:p>
          </table:table-cell>
          <table:table-cell table:style-name="ce431" table:formula="of:=+[.I37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37]-[.C37]" office:value-type="float" office:value="0" calcext:value-type="float">
            <text:p>0</text:p>
          </table:table-cell>
          <table:table-cell table:style-name="ce440" table:formula="of:=IF([.C37]=0;IF([.L37]&gt;0;[.L37]/100;0);[.L37]/[.C37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DENDA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38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38]+[.F38]-[.G38]" office:value-type="float" office:value="0" calcext:value-type="float">
            <text:p>0</text:p>
          </table:table-cell>
          <table:table-cell table:style-name="ce431" table:formula="of:=+[.I38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38]-[.C38]" office:value-type="float" office:value="0" calcext:value-type="float">
            <text:p>0</text:p>
          </table:table-cell>
          <table:table-cell table:style-name="ce440" table:formula="of:=IF([.C38]=0;IF([.L38]&gt;0;[.L38]/100;0);[.L38]/[.C38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INDUWAGEN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39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39]+[.F39]-[.G39]" office:value-type="float" office:value="0" calcext:value-type="float">
            <text:p>0</text:p>
          </table:table-cell>
          <table:table-cell table:style-name="ce431" table:formula="of:=+[.I39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39]-[.C39]" office:value-type="float" office:value="0" calcext:value-type="float">
            <text:p>0</text:p>
          </table:table-cell>
          <table:table-cell table:style-name="ce440" table:formula="of:=IF([.C39]=0;IF([.L39]&gt;0;[.L39]/100;0);[.L39]/[.C39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ASOCIACION DE PROPIETARIOS LAGUNA DEL SOL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40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40]+[.F40]-[.G40]" office:value-type="float" office:value="0" calcext:value-type="float">
            <text:p>0</text:p>
          </table:table-cell>
          <table:table-cell table:style-name="ce431" table:formula="of:=+[.I40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40]-[.C40]" office:value-type="float" office:value="0" calcext:value-type="float">
            <text:p>0</text:p>
          </table:table-cell>
          <table:table-cell table:style-name="ce440" table:formula="of:=IF([.C40]=0;IF([.L40]&gt;0;[.L40]/100;0);[.L40]/[.C40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BADITH HANNA CONTRERAS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41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41]+[.F41]-[.G41]" office:value-type="float" office:value="0" calcext:value-type="float">
            <text:p>0</text:p>
          </table:table-cell>
          <table:table-cell table:style-name="ce431" table:formula="of:=+[.I41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41]-[.C41]" office:value-type="float" office:value="0" calcext:value-type="float">
            <text:p>0</text:p>
          </table:table-cell>
          <table:table-cell table:style-name="ce440" table:formula="of:=IF([.C41]=0;IF([.L41]&gt;0;[.L41]/100;0);[.L41]/[.C41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SALINAS YACHT CLUB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42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42]+[.F42]-[.G42]" office:value-type="float" office:value="0" calcext:value-type="float">
            <text:p>0</text:p>
          </table:table-cell>
          <table:table-cell table:style-name="ce431" table:formula="of:=+[.I42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42]-[.C42]" office:value-type="float" office:value="0" calcext:value-type="float">
            <text:p>0</text:p>
          </table:table-cell>
          <table:table-cell table:style-name="ce440" table:formula="of:=IF([.C42]=0;IF([.L42]&gt;0;[.L42]/100;0);[.L42]/[.C42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CONSTRUMERCADO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43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43]+[.F43]-[.G43]" office:value-type="float" office:value="0" calcext:value-type="float">
            <text:p>0</text:p>
          </table:table-cell>
          <table:table-cell table:style-name="ce431" table:formula="of:=+[.I43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43]-[.C43]" office:value-type="float" office:value="0" calcext:value-type="float">
            <text:p>0</text:p>
          </table:table-cell>
          <table:table-cell table:style-name="ce440" table:formula="of:=IF([.C43]=0;IF([.L43]&gt;0;[.L43]/100;0);[.L43]/[.C43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PRODUCTOS TISSUE DEL ECUADOR S.A.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44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44]+[.F44]-[.G44]" office:value-type="float" office:value="0" calcext:value-type="float">
            <text:p>0</text:p>
          </table:table-cell>
          <table:table-cell table:style-name="ce431" table:formula="of:=+[.I44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44]-[.C44]" office:value-type="float" office:value="0" calcext:value-type="float">
            <text:p>0</text:p>
          </table:table-cell>
          <table:table-cell table:style-name="ce440" table:formula="of:=IF([.C44]=0;IF([.L44]&gt;0;[.L44]/100;0);[.L44]/[.C44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GRIPE COMUNICACIÓN INTEGRAL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45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45]+[.F45]-[.G45]" office:value-type="float" office:value="0" calcext:value-type="float">
            <text:p>0</text:p>
          </table:table-cell>
          <table:table-cell table:style-name="ce431" table:formula="of:=+[.I45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45]-[.C45]" office:value-type="float" office:value="0" calcext:value-type="float">
            <text:p>0</text:p>
          </table:table-cell>
          <table:table-cell table:style-name="ce440" table:formula="of:=IF([.C45]=0;IF([.L45]&gt;0;[.L45]/100;0);[.L45]/[.C45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HOLCIN ECUADOR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46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46]+[.F46]-[.G46]" office:value-type="float" office:value="0" calcext:value-type="float">
            <text:p>0</text:p>
          </table:table-cell>
          <table:table-cell table:style-name="ce431" table:formula="of:=+[.I46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46]-[.C46]" office:value-type="float" office:value="0" calcext:value-type="float">
            <text:p>0</text:p>
          </table:table-cell>
          <table:table-cell table:style-name="ce440" table:formula="of:=IF([.C46]=0;IF([.L46]&gt;0;[.L46]/100;0);[.L46]/[.C46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3M ECUADOR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47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47]+[.F47]-[.G47]" office:value-type="float" office:value="0" calcext:value-type="float">
            <text:p>0</text:p>
          </table:table-cell>
          <table:table-cell table:style-name="ce431" table:formula="of:=+[.I47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47]-[.C47]" office:value-type="float" office:value="0" calcext:value-type="float">
            <text:p>0</text:p>
          </table:table-cell>
          <table:table-cell table:style-name="ce440" table:formula="of:=IF([.C47]=0;IF([.L47]&gt;0;[.L47]/100;0);[.L47]/[.C47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CALBAQ S.A.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48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48]+[.F48]-[.G48]" office:value-type="float" office:value="0" calcext:value-type="float">
            <text:p>0</text:p>
          </table:table-cell>
          <table:table-cell table:style-name="ce431" table:formula="of:=+[.I48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48]-[.C48]" office:value-type="float" office:value="0" calcext:value-type="float">
            <text:p>0</text:p>
          </table:table-cell>
          <table:table-cell table:style-name="ce440" table:formula="of:=IF([.C48]=0;IF([.L48]&gt;0;[.L48]/100;0);[.L48]/[.C48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MBC SERVICIOS DE MARKETING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49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49]+[.F49]-[.G49]" office:value-type="float" office:value="0" calcext:value-type="float">
            <text:p>0</text:p>
          </table:table-cell>
          <table:table-cell table:style-name="ce431" table:formula="of:=+[.I49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49]-[.C49]" office:value-type="float" office:value="0" calcext:value-type="float">
            <text:p>0</text:p>
          </table:table-cell>
          <table:table-cell table:style-name="ce440" table:formula="of:=IF([.C49]=0;IF([.L49]&gt;0;[.L49]/100;0);[.L49]/[.C49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INDUSTRIAS ALES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50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50]+[.F50]-[.G50]" office:value-type="float" office:value="0" calcext:value-type="float">
            <text:p>0</text:p>
          </table:table-cell>
          <table:table-cell table:style-name="ce431" table:formula="of:=+[.I50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50]-[.C50]" office:value-type="float" office:value="0" calcext:value-type="float">
            <text:p>0</text:p>
          </table:table-cell>
          <table:table-cell table:style-name="ce440" table:formula="of:=IF([.C50]=0;IF([.L50]&gt;0;[.L50]/100;0);[.L50]/[.C50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ILUMINATE S.A.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51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51]+[.F51]-[.G51]" office:value-type="float" office:value="0" calcext:value-type="float">
            <text:p>0</text:p>
          </table:table-cell>
          <table:table-cell table:style-name="ce431" table:formula="of:=+[.I51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51]-[.C51]" office:value-type="float" office:value="0" calcext:value-type="float">
            <text:p>0</text:p>
          </table:table-cell>
          <table:table-cell table:style-name="ce440" table:formula="of:=IF([.C51]=0;IF([.L51]&gt;0;[.L51]/100;0);[.L51]/[.C51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CERVECERIA NACIONAL CN S.A.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52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52]+[.F52]-[.G52]" office:value-type="float" office:value="0" calcext:value-type="float">
            <text:p>0</text:p>
          </table:table-cell>
          <table:table-cell table:style-name="ce431" table:formula="of:=+[.I52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52]-[.C52]" office:value-type="float" office:value="0" calcext:value-type="float">
            <text:p>0</text:p>
          </table:table-cell>
          <table:table-cell table:style-name="ce440" table:formula="of:=IF([.C52]=0;IF([.L52]&gt;0;[.L52]/100;0);[.L52]/[.C52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PEPSI COLA MANUFACTURING COMP.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53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53]+[.F53]-[.G53]" office:value-type="float" office:value="0" calcext:value-type="float">
            <text:p>0</text:p>
          </table:table-cell>
          <table:table-cell table:style-name="ce431" table:formula="of:=+[.I53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53]-[.C53]" office:value-type="float" office:value="0" calcext:value-type="float">
            <text:p>0</text:p>
          </table:table-cell>
          <table:table-cell table:style-name="ce440" table:formula="of:=IF([.C53]=0;IF([.L53]&gt;0;[.L53]/100;0);[.L53]/[.C53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MABE ECUADOR S.A.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54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54]+[.F54]-[.G54]" office:value-type="float" office:value="0" calcext:value-type="float">
            <text:p>0</text:p>
          </table:table-cell>
          <table:table-cell table:style-name="ce431" table:formula="of:=+[.I54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54]-[.C54]" office:value-type="float" office:value="0" calcext:value-type="float">
            <text:p>0</text:p>
          </table:table-cell>
          <table:table-cell table:style-name="ce440" table:formula="of:=IF([.C54]=0;IF([.L54]&gt;0;[.L54]/100;0);[.L54]/[.C54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ALVARO OMAR FREIRE CELESTE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55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55]+[.F55]-[.G55]" office:value-type="float" office:value="0" calcext:value-type="float">
            <text:p>0</text:p>
          </table:table-cell>
          <table:table-cell table:style-name="ce431" table:formula="of:=+[.I55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55]-[.C55]" office:value-type="float" office:value="0" calcext:value-type="float">
            <text:p>0</text:p>
          </table:table-cell>
          <table:table-cell table:style-name="ce440" table:formula="of:=IF([.C55]=0;IF([.L55]&gt;0;[.L55]/100;0);[.L55]/[.C55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>
          <table:table-cell table:style-name="ce389" office:value-type="string" calcext:value-type="string">
            <text:p>MARIA SOL MORA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56]/[.$C$78]" office:value-type="percentage" office:value="0" calcext:value-type="percentage">
            <text:p>0.0%</text:p>
          </table:table-cell>
          <table:table-cell table:style-name="ce416"/>
          <table:table-cell table:number-columns-repeated="2" table:style-name="ce422" office:value-type="float" office:value="5699.64" calcext:value-type="float">
            <text:p>5,700</text:p>
          </table:table-cell>
          <table:table-cell table:style-name="ce426"/>
          <table:table-cell table:style-name="ce430" table:formula="of:=[.C56]+[.F56]-[.G56]" office:value-type="float" office:value="0" calcext:value-type="float">
            <text:p>0</text:p>
          </table:table-cell>
          <table:table-cell table:style-name="ce431" table:formula="of:=+[.I56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56]-[.C56]" office:value-type="float" office:value="0" calcext:value-type="float">
            <text:p>0</text:p>
          </table:table-cell>
          <table:table-cell table:style-name="ce440" table:formula="of:=IF([.C56]=0;IF([.L56]&gt;0;[.L56]/100;0);[.L56]/[.C56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>
          <table:table-cell table:style-name="ce389" office:value-type="string" calcext:value-type="string">
            <text:p>MAIO BURGOS DUMANI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57]/[.$C$78]" office:value-type="percentage" office:value="0" calcext:value-type="percentage">
            <text:p>0.0%</text:p>
          </table:table-cell>
          <table:table-cell table:style-name="ce416"/>
          <table:table-cell table:style-name="ce422" office:value-type="float" office:value="296.8" calcext:value-type="float">
            <text:p>297</text:p>
          </table:table-cell>
          <table:table-cell table:style-name="ce422" office:value-type="float" office:value="0" calcext:value-type="float">
            <text:p>0</text:p>
          </table:table-cell>
          <table:table-cell table:style-name="ce426"/>
          <table:table-cell table:style-name="ce430" table:formula="of:=[.C57]+[.F57]-[.G57]" office:value-type="float" office:value="296.8" calcext:value-type="float">
            <text:p>297</text:p>
          </table:table-cell>
          <table:table-cell table:style-name="ce431" table:formula="of:=+[.I57]/[.$I$78]" office:value-type="percentage" office:value="0.0108777517358407" calcext:value-type="percentage">
            <text:p>1.1 %</text:p>
          </table:table-cell>
          <table:table-cell table:style-name="ce436"/>
          <table:table-cell table:style-name="ce430" table:formula="of:=[.I57]-[.C57]" office:value-type="float" office:value="296.8" calcext:value-type="float">
            <text:p>297</text:p>
          </table:table-cell>
          <table:table-cell table:style-name="ce440" table:formula="of:=IF([.C57]=0;IF([.L57]&gt;0;[.L57]/100;0);[.L57]/[.C57])" office:value-type="percentage" office:value="2.968" calcext:value-type="percentage">
            <text:p>296.8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CONSTRUCTORA Y URBANIZADORA URBALAND S.A.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58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58]+[.F58]-[.G58]" office:value-type="float" office:value="0" calcext:value-type="float">
            <text:p>0</text:p>
          </table:table-cell>
          <table:table-cell table:style-name="ce431" table:formula="of:=+[.I58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58]-[.C58]" office:value-type="float" office:value="0" calcext:value-type="float">
            <text:p>0</text:p>
          </table:table-cell>
          <table:table-cell table:style-name="ce440" table:formula="of:=IF([.C58]=0;IF([.L58]&gt;0;[.L58]/100;0);[.L58]/[.C58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INTOMACRO S.A.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59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59]+[.F59]-[.G59]" office:value-type="float" office:value="0" calcext:value-type="float">
            <text:p>0</text:p>
          </table:table-cell>
          <table:table-cell table:style-name="ce431" table:formula="of:=+[.I59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59]-[.C59]" office:value-type="float" office:value="0" calcext:value-type="float">
            <text:p>0</text:p>
          </table:table-cell>
          <table:table-cell table:style-name="ce440" table:formula="of:=IF([.C59]=0;IF([.L59]&gt;0;[.L59]/100;0);[.L59]/[.C59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THE PRISM GROUP INC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60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60]+[.F60]-[.G60]" office:value-type="float" office:value="0" calcext:value-type="float">
            <text:p>0</text:p>
          </table:table-cell>
          <table:table-cell table:style-name="ce431" table:formula="of:=+[.I60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60]-[.C60]" office:value-type="float" office:value="0" calcext:value-type="float">
            <text:p>0</text:p>
          </table:table-cell>
          <table:table-cell table:style-name="ce440" table:formula="of:=IF([.C60]=0;IF([.L60]&gt;0;[.L60]/100;0);[.L60]/[.C60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>
          <table:table-cell table:style-name="ce389" office:value-type="string" calcext:value-type="string">
            <text:p>JENNY ALVEAR CUCALON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61]/[.$C$78]" office:value-type="percentage" office:value="0" calcext:value-type="percentage">
            <text:p>0.0%</text:p>
          </table:table-cell>
          <table:table-cell table:style-name="ce416"/>
          <table:table-cell table:number-columns-repeated="2" table:style-name="ce422" office:value-type="float" office:value="5609.2" calcext:value-type="float">
            <text:p>5,609</text:p>
          </table:table-cell>
          <table:table-cell table:style-name="ce426"/>
          <table:table-cell table:style-name="ce430" table:formula="of:=[.C61]+[.F61]-[.G61]" office:value-type="float" office:value="0" calcext:value-type="float">
            <text:p>0</text:p>
          </table:table-cell>
          <table:table-cell table:style-name="ce431" table:formula="of:=+[.I61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61]-[.C61]" office:value-type="float" office:value="0" calcext:value-type="float">
            <text:p>0</text:p>
          </table:table-cell>
          <table:table-cell table:style-name="ce440" table:formula="of:=IF([.C61]=0;IF([.L61]&gt;0;[.L61]/100;0);[.L61]/[.C61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>
          <table:table-cell table:style-name="ce389" office:value-type="string" calcext:value-type="string">
            <text:p>REYLACTEOS C.L.</text:p>
          </table:table-cell>
          <table:table-cell table:style-name="ce398"/>
          <table:table-cell table:style-name="ce405" office:value-type="float" office:value="1808.18" calcext:value-type="float">
            <text:p>1,808</text:p>
          </table:table-cell>
          <table:table-cell table:style-name="ce411" table:formula="of:=+[.C62]/[.$C$78]" office:value-type="percentage" office:value="0.175681426453357" calcext:value-type="percentage">
            <text:p>17.6%</text:p>
          </table:table-cell>
          <table:table-cell table:style-name="ce416"/>
          <table:table-cell table:style-name="ce422" office:value-type="float" office:value="10427.73" calcext:value-type="float">
            <text:p>10,428</text:p>
          </table:table-cell>
          <table:table-cell table:style-name="ce422" office:value-type="float" office:value="3564.59" calcext:value-type="float">
            <text:p>3,565</text:p>
          </table:table-cell>
          <table:table-cell table:style-name="ce426"/>
          <table:table-cell table:style-name="ce430" table:formula="of:=[.C62]+[.F62]-[.G62]" office:value-type="float" office:value="8671.32" calcext:value-type="float">
            <text:p>8,671</text:p>
          </table:table-cell>
          <table:table-cell table:style-name="ce431" table:formula="of:=+[.I62]/[.$I$78]" office:value-type="percentage" office:value="0.317804805195519" calcext:value-type="percentage">
            <text:p>31.8 %</text:p>
          </table:table-cell>
          <table:table-cell table:style-name="ce436"/>
          <table:table-cell table:style-name="ce430" table:formula="of:=[.I62]-[.C62]" office:value-type="float" office:value="6863.14" calcext:value-type="float">
            <text:p>6,863</text:p>
          </table:table-cell>
          <table:table-cell table:style-name="ce440" table:formula="of:=IF([.C62]=0;IF([.L62]&gt;0;[.L62]/100;0);[.L62]/[.C62])" office:value-type="percentage" office:value="3.79560663208309" calcext:value-type="percentage">
            <text:p>379.6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SERVICIO NACIONAL DE ADUANAS DEL ECUADOR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63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63]+[.F63]-[.G63]" office:value-type="float" office:value="0" calcext:value-type="float">
            <text:p>0</text:p>
          </table:table-cell>
          <table:table-cell table:style-name="ce431" table:formula="of:=+[.I63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63]-[.C63]" office:value-type="float" office:value="0" calcext:value-type="float">
            <text:p>0</text:p>
          </table:table-cell>
          <table:table-cell table:style-name="ce440" table:formula="of:=IF([.C63]=0;IF([.L63]&gt;0;[.L63]/100;0);[.L63]/[.C63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>
          <table:table-cell table:style-name="ce389" office:value-type="string" calcext:value-type="string">
            <text:p>CHUBB SEGUROS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64]/[.$C$78]" office:value-type="percentage" office:value="0" calcext:value-type="percentage">
            <text:p>0.0%</text:p>
          </table:table-cell>
          <table:table-cell table:style-name="ce416"/>
          <table:table-cell table:number-columns-repeated="2" table:style-name="ce422" office:value-type="float" office:value="775.33" calcext:value-type="float">
            <text:p>775</text:p>
          </table:table-cell>
          <table:table-cell table:style-name="ce426"/>
          <table:table-cell table:style-name="ce430" table:formula="of:=[.C64]+[.F64]-[.G64]" office:value-type="float" office:value="0" calcext:value-type="float">
            <text:p>0</text:p>
          </table:table-cell>
          <table:table-cell table:style-name="ce431" table:formula="of:=+[.I64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64]-[.C64]" office:value-type="float" office:value="0" calcext:value-type="float">
            <text:p>0</text:p>
          </table:table-cell>
          <table:table-cell table:style-name="ce440" table:formula="of:=IF([.C64]=0;IF([.L64]&gt;0;[.L64]/100;0);[.L64]/[.C64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TRENDHUNTER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65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65]+[.F65]-[.G65]" office:value-type="float" office:value="0" calcext:value-type="float">
            <text:p>0</text:p>
          </table:table-cell>
          <table:table-cell table:style-name="ce431" table:formula="of:=+[.I65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65]-[.C65]" office:value-type="float" office:value="0" calcext:value-type="float">
            <text:p>0</text:p>
          </table:table-cell>
          <table:table-cell table:style-name="ce440" table:formula="of:=IF([.C65]=0;IF([.L65]&gt;0;[.L65]/100;0);[.L65]/[.C65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AGROVANIC S. A.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66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66]+[.F66]-[.G66]" office:value-type="float" office:value="0" calcext:value-type="float">
            <text:p>0</text:p>
          </table:table-cell>
          <table:table-cell table:style-name="ce431" table:formula="of:=+[.I66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66]-[.C66]" office:value-type="float" office:value="0" calcext:value-type="float">
            <text:p>0</text:p>
          </table:table-cell>
          <table:table-cell table:style-name="ce440" table:formula="of:=IF([.C66]=0;IF([.L66]&gt;0;[.L66]/100;0);[.L66]/[.C66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PROTISA DEL ECUADOR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67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67]+[.F67]-[.G67]" office:value-type="float" office:value="0" calcext:value-type="float">
            <text:p>0</text:p>
          </table:table-cell>
          <table:table-cell table:style-name="ce431" table:formula="of:=+[.I67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67]-[.C67]" office:value-type="float" office:value="0" calcext:value-type="float">
            <text:p>0</text:p>
          </table:table-cell>
          <table:table-cell table:style-name="ce440" table:formula="of:=IF([.C67]=0;IF([.L67]&gt;0;[.L67]/100;0);[.L67]/[.C67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OTELO &amp; FABELL S.A.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68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68]+[.F68]-[.G68]" office:value-type="float" office:value="0" calcext:value-type="float">
            <text:p>0</text:p>
          </table:table-cell>
          <table:table-cell table:style-name="ce431" table:formula="of:=+[.I68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68]-[.C68]" office:value-type="float" office:value="0" calcext:value-type="float">
            <text:p>0</text:p>
          </table:table-cell>
          <table:table-cell table:style-name="ce440" table:formula="of:=IF([.C68]=0;IF([.L68]&gt;0;[.L68]/100;0);[.L68]/[.C68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PARADAIS S.A.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69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69]+[.F69]-[.G69]" office:value-type="float" office:value="0" calcext:value-type="float">
            <text:p>0</text:p>
          </table:table-cell>
          <table:table-cell table:style-name="ce431" table:formula="of:=+[.I69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69]-[.C69]" office:value-type="float" office:value="0" calcext:value-type="float">
            <text:p>0</text:p>
          </table:table-cell>
          <table:table-cell table:style-name="ce440" table:formula="of:=IF([.C69]=0;IF([.L69]&gt;0;[.L69]/100;0);[.L69]/[.C69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UNIVERSIDAD CASA GRANDE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70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70]+[.F70]-[.G70]" office:value-type="float" office:value="0" calcext:value-type="float">
            <text:p>0</text:p>
          </table:table-cell>
          <table:table-cell table:style-name="ce431" table:formula="of:=+[.I70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70]-[.C70]" office:value-type="float" office:value="0" calcext:value-type="float">
            <text:p>0</text:p>
          </table:table-cell>
          <table:table-cell table:style-name="ce440" table:formula="of:=IF([.C70]=0;IF([.L70]&gt;0;[.L70]/100;0);[.L70]/[.C70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BENEMERITO CUERPO DE BOMBEROS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71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71]+[.F71]-[.G71]" office:value-type="float" office:value="0" calcext:value-type="float">
            <text:p>0</text:p>
          </table:table-cell>
          <table:table-cell table:style-name="ce431" table:formula="of:=+[.I71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71]-[.C71]" office:value-type="float" office:value="0" calcext:value-type="float">
            <text:p>0</text:p>
          </table:table-cell>
          <table:table-cell table:style-name="ce440" table:formula="of:=IF([.C71]=0;IF([.L71]&gt;0;[.L71]/100;0);[.L71]/[.C71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CAMACHASA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72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72]+[.F72]-[.G72]" office:value-type="float" office:value="0" calcext:value-type="float">
            <text:p>0</text:p>
          </table:table-cell>
          <table:table-cell table:style-name="ce431" table:formula="of:=+[.I72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72]-[.C72]" office:value-type="float" office:value="0" calcext:value-type="float">
            <text:p>0</text:p>
          </table:table-cell>
          <table:table-cell table:style-name="ce440" table:formula="of:=IF([.C72]=0;IF([.L72]&gt;0;[.L72]/100;0);[.L72]/[.C72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SONY INTER - AMERICAN S.A.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73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73]+[.F73]-[.G73]" office:value-type="float" office:value="0" calcext:value-type="float">
            <text:p>0</text:p>
          </table:table-cell>
          <table:table-cell table:style-name="ce431" table:formula="of:=+[.I73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73]-[.C73]" office:value-type="float" office:value="0" calcext:value-type="float">
            <text:p>0</text:p>
          </table:table-cell>
          <table:table-cell table:style-name="ce440" table:formula="of:=IF([.C73]=0;IF([.L73]&gt;0;[.L73]/100;0);[.L73]/[.C73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MARIO COKA BORJA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74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74]+[.F74]-[.G74]" office:value-type="float" office:value="0" calcext:value-type="float">
            <text:p>0</text:p>
          </table:table-cell>
          <table:table-cell table:style-name="ce431" table:formula="of:=+[.I74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74]-[.C74]" office:value-type="float" office:value="0" calcext:value-type="float">
            <text:p>0</text:p>
          </table:table-cell>
          <table:table-cell table:style-name="ce440" table:formula="of:=IF([.C74]=0;IF([.L74]&gt;0;[.L74]/100;0);[.L74]/[.C74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89" office:value-type="string" calcext:value-type="string">
            <text:p>MC CANN ERICKSON ECUADOR PUBLICIDAD S.A.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75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75]+[.F75]-[.G75]" office:value-type="float" office:value="0" calcext:value-type="float">
            <text:p>0</text:p>
          </table:table-cell>
          <table:table-cell table:style-name="ce431" table:formula="of:=+[.I75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75]-[.C75]" office:value-type="float" office:value="0" calcext:value-type="float">
            <text:p>0</text:p>
          </table:table-cell>
          <table:table-cell table:style-name="ce440" table:formula="of:=IF([.C75]=0;IF([.L75]&gt;0;[.L75]/100;0);[.L75]/[.C75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>
          <table:table-cell table:style-name="ce389" office:value-type="string" calcext:value-type="string">
            <text:p>PREDIOS BONAFIDE S.A.</text:p>
          </table:table-cell>
          <table:table-cell table:style-name="ce398"/>
          <table:table-cell table:style-name="ce405" office:value-type="float" office:value="0" calcext:value-type="float">
            <text:p>0</text:p>
          </table:table-cell>
          <table:table-cell table:style-name="ce411" table:formula="of:=+[.C76]/[.$C$78]" office:value-type="percentage" office:value="0" calcext:value-type="percentage">
            <text:p>0.0%</text:p>
          </table:table-cell>
          <table:table-cell table:style-name="ce416"/>
          <table:table-cell table:style-name="ce422" office:value-type="float" office:value="9265.45" calcext:value-type="float">
            <text:p>9,265</text:p>
          </table:table-cell>
          <table:table-cell table:style-name="ce422" office:value-type="float" office:value="535.58" calcext:value-type="float">
            <text:p>536</text:p>
          </table:table-cell>
          <table:table-cell table:style-name="ce426"/>
          <table:table-cell table:style-name="ce430" table:formula="of:=[.C76]+[.F76]-[.G76]" office:value-type="float" office:value="8729.87" calcext:value-type="float">
            <text:p>8,730</text:p>
          </table:table-cell>
          <table:table-cell table:style-name="ce431" table:formula="of:=+[.I76]/[.$I$78]" office:value-type="percentage" office:value="0.319950668956077" calcext:value-type="percentage">
            <text:p>32.0 %</text:p>
          </table:table-cell>
          <table:table-cell table:style-name="ce436"/>
          <table:table-cell table:style-name="ce430" table:formula="of:=[.I76]-[.C76]" office:value-type="float" office:value="8729.87" calcext:value-type="float">
            <text:p>8,730</text:p>
          </table:table-cell>
          <table:table-cell table:style-name="ce440" table:formula="of:=IF([.C76]=0;IF([.L76]&gt;0;[.L76]/100;0);[.L76]/[.C76])" office:value-type="percentage" office:value="87.2987" calcext:value-type="percentage">
            <text:p>8729.9 %</text:p>
          </table:table-cell>
          <table:table-cell/>
          <table:table-cell table:style-name="ce444"/>
          <table:table-cell table:number-columns-repeated="49"/>
        </table:table-row>
        <table:table-row table:style-name="ro2" table:visibility="collapse">
          <table:table-cell table:style-name="ce391" office:value-type="string" calcext:value-type="string">
            <text:p>REALIDAD VIRTUAL</text:p>
          </table:table-cell>
          <table:table-cell table:style-name="ce391"/>
          <table:table-cell table:style-name="ce406" office:value-type="float" office:value="0" calcext:value-type="float">
            <text:p>0</text:p>
          </table:table-cell>
          <table:table-cell table:style-name="ce412" table:formula="of:=+[.C77]/[.$C$78]" office:value-type="percentage" office:value="0" calcext:value-type="percentage">
            <text:p>0.0%</text:p>
          </table:table-cell>
          <table:table-cell table:style-name="ce416"/>
          <table:table-cell table:style-name="ce422" table:number-columns-repeated="2"/>
          <table:table-cell table:style-name="ce426"/>
          <table:table-cell table:style-name="ce430" table:formula="of:=[.C77]+[.F77]-[.G77]" office:value-type="float" office:value="0" calcext:value-type="float">
            <text:p>0</text:p>
          </table:table-cell>
          <table:table-cell table:style-name="ce431" table:formula="of:=+[.I77]/[.$I$78]" office:value-type="percentage" office:value="0" calcext:value-type="percentage">
            <text:p>0.0 %</text:p>
          </table:table-cell>
          <table:table-cell table:style-name="ce436"/>
          <table:table-cell table:style-name="ce430" table:formula="of:=[.I77]-[.C77]" office:value-type="float" office:value="0" calcext:value-type="float">
            <text:p>0</text:p>
          </table:table-cell>
          <table:table-cell table:style-name="ce440" table:formula="of:=IF([.C77]=0;IF([.L77]&gt;0;[.L77]/100;0);[.L77]/[.C77])" office:value-type="percentage" office:value="0" calcext:value-type="percentage">
            <text:p>0.0 %</text:p>
          </table:table-cell>
          <table:table-cell/>
          <table:table-cell table:style-name="ce444"/>
          <table:table-cell table:number-columns-repeated="49"/>
        </table:table-row>
        <table:table-row table:style-name="ro2">
          <table:table-cell table:style-name="ce392" office:value-type="string" calcext:value-type="string">
            <text:p>Total</text:p>
          </table:table-cell>
          <table:table-cell table:style-name="ce399"/>
          <table:table-cell table:style-name="ce407" table:formula="of:=SUM([.C7:.C77])" office:value-type="float" office:value="10292.38" calcext:value-type="float">
            <text:p>10,292</text:p>
          </table:table-cell>
          <table:table-cell table:style-name="ce413" table:formula="of:=SUM([.D7:.D77])" office:value-type="percentage" office:value="1" calcext:value-type="percentage">
            <text:p>100.00 %</text:p>
          </table:table-cell>
          <table:table-cell table:style-name="ce417" office:value-type="string" calcext:value-type="string">
            <text:p><text:s/></text:p>
          </table:table-cell>
          <table:table-cell table:style-name="ce407" table:formula="of:=SUM([.F7:.F77])" office:value-type="float" office:value="49634.1" calcext:value-type="float">
            <text:p>49,634</text:p>
          </table:table-cell>
          <table:table-cell table:style-name="ce407" table:formula="of:=SUM([.G7:.G77])" office:value-type="float" office:value="32641.43" calcext:value-type="float">
            <text:p>32,641</text:p>
          </table:table-cell>
          <table:table-cell table:style-name="ce427"/>
          <table:table-cell table:style-name="ce407" table:formula="of:=SUM([.I7:.I77])" office:value-type="float" office:value="27285.05" calcext:value-type="float">
            <text:p>27,285</text:p>
          </table:table-cell>
          <table:table-cell table:style-name="ce432" table:formula="of:=SUM([.J7:.J77])" office:value-type="percentage" office:value="1" calcext:value-type="percentage">
            <text:p>100.00 %</text:p>
          </table:table-cell>
          <table:table-cell table:style-name="ce437"/>
          <table:table-cell table:style-name="ce407" table:formula="of:=SUM([.L7:.L77])" office:value-type="float" office:value="16992.67" calcext:value-type="float">
            <text:p>16,993</text:p>
          </table:table-cell>
          <table:table-cell table:style-name="ce441"/>
          <table:table-cell/>
          <table:table-cell table:style-name="ce445"/>
          <table:table-cell table:number-columns-repeated="49"/>
        </table:table-row>
        <table:table-row table:style-name="ro5">
          <table:table-cell table:number-columns-repeated="2"/>
          <table:table-cell table:style-name="ce408"/>
          <table:table-cell table:number-columns-repeated="2"/>
          <table:table-cell table:style-name="ce423"/>
          <table:table-cell table:style-name="ce408"/>
          <table:table-cell/>
          <table:table-cell table:style-name="ce408"/>
          <table:table-cell table:number-columns-repeated="55"/>
        </table:table-row>
        <table:table-row table:style-name="ro2">
          <table:table-cell table:style-name="ce393" office:value-type="string" calcext:value-type="string">
            <text:p>EXAMEN REALIZADO:</text:p>
          </table:table-cell>
          <table:table-cell table:number-columns-repeated="13"/>
          <table:table-cell table:style-name="ce446"/>
          <table:table-cell table:style-name="ce447" table:number-columns-repeated="2"/>
          <table:table-cell table:style-name="ce433"/>
          <table:table-cell table:style-name="ce446"/>
          <table:table-cell table:number-columns-repeated="45"/>
        </table:table-row>
        <table:table-row table:style-name="ro6">
          <table:table-cell table:style-name="ce394" office:value-type="string" calcext:value-type="string">
            <text:p><text:span text:style-name="T4">(1)</text:span><text:span text:style-name="T5"> Saldos a Septiembre del 2021 fueron probados mediante confirmación directa con los clientes. Ver PT de la referencia</text:span></text:p>
          </table:table-cell>
          <table:table-cell table:number-columns-repeated="13"/>
          <table:table-cell table:style-name="ce433" table:number-columns-repeated="5"/>
          <table:table-cell table:number-columns-repeated="45"/>
        </table:table-row>
        <table:table-row table:style-name="ro6">
          <table:table-cell table:style-name="ce395" office:value-type="string" calcext:value-type="string">
            <text:p><text:span text:style-name="T4">(2) </text:span><text:span text:style-name="T6">Los cargos por facturación fueron verificados contra las ventas de noviembre y diciembre del 2020</text:span></text:p>
          </table:table-cell>
          <table:table-cell table:number-columns-repeated="13"/>
          <table:table-cell table:style-name="ce433" table:number-columns-repeated="5"/>
          <table:table-cell table:number-columns-repeated="45"/>
        </table:table-row>
        <table:table-row table:style-name="ro6">
          <table:table-cell table:style-name="ce395" office:value-type="string" calcext:value-type="string">
            <text:p><text:span text:style-name="T4">(3) </text:span><text:span text:style-name="T6">Utilizamos procedimientos de revisión analítica como pruebas sustantivas e investigamos variaciones inusuales entre los saldos de octubre y diciembre 2020</text:span></text:p>
          </table:table-cell>
          <table:table-cell table:number-columns-repeated="63"/>
        </table:table-row>
        <table:table-row table:style-name="ro2">
          <table:table-cell table:style-name="ce393" office:value-type="string" calcext:value-type="string">
            <text:p><text:s text:c="7"/>Las variaciones investigadas son marcadas con amarillo y en la columna de "Comentarios" incluimos las explicaciones a las mismas en base a nuestras indagaciones</text:p>
          </table:table-cell>
          <table:table-cell table:number-columns-repeated="63"/>
        </table:table-row>
        <table:table-row table:style-name="ro2">
          <table:table-cell table:style-name="ce393" office:value-type="string" calcext:value-type="string">
            <text:p><text:s text:c="7"/>y otros comentarios que lo ameriten.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table:style-name="ce393" office:value-type="string" calcext:value-type="string">
            <text:p>VER CONCLUSIONES EN "CÉDULA RESUMEN"</text:p>
          </table:table-cell>
          <table:table-cell table:number-columns-repeated="63"/>
        </table:table-row>
        <table:table-row table:style-name="ro2" table:number-rows-repeated="104848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xC 09 DET" table:style-name="ta3">
        <table:table-column table:style-name="co25" table:default-cell-style-name="ce451"/>
        <table:table-column table:style-name="co26" table:default-cell-style-name="ce451"/>
        <table:table-column table:style-name="co27" table:default-cell-style-name="ce451"/>
        <table:table-column table:style-name="co28" table:default-cell-style-name="ce451"/>
        <table:table-column table:style-name="co26" table:default-cell-style-name="ce451"/>
        <table:table-column table:style-name="co29" table:default-cell-style-name="ce451"/>
        <table:table-column table:style-name="co30" table:default-cell-style-name="ce451"/>
        <table:table-column table:style-name="co31" table:default-cell-style-name="ce451"/>
        <table:table-column table:style-name="co10" table:default-cell-style-name="ce451"/>
        <table:table-column table:style-name="co32" table:default-cell-style-name="ce451"/>
        <table:table-column table:style-name="co10" table:number-columns-repeated="246" table:default-cell-style-name="ce451"/>
        <table:table-column table:style-name="co25" table:default-cell-style-name="ce451"/>
        <table:table-column table:style-name="co26" table:default-cell-style-name="ce451"/>
        <table:table-column table:style-name="co27" table:default-cell-style-name="ce451"/>
        <table:table-column table:style-name="co28" table:default-cell-style-name="ce451"/>
        <table:table-column table:style-name="co26" table:default-cell-style-name="ce451"/>
        <table:table-column table:style-name="co29" table:default-cell-style-name="ce451"/>
        <table:table-column table:style-name="co30" table:default-cell-style-name="ce451"/>
        <table:table-column table:style-name="co31" table:default-cell-style-name="ce451"/>
        <table:table-column table:style-name="co10" table:default-cell-style-name="ce451"/>
        <table:table-column table:style-name="co32" table:default-cell-style-name="ce451"/>
        <table:table-column table:style-name="co10" table:number-columns-repeated="246" table:default-cell-style-name="ce451"/>
        <table:table-column table:style-name="co25" table:default-cell-style-name="ce451"/>
        <table:table-column table:style-name="co26" table:default-cell-style-name="ce451"/>
        <table:table-column table:style-name="co27" table:default-cell-style-name="ce451"/>
        <table:table-column table:style-name="co28" table:default-cell-style-name="ce451"/>
        <table:table-column table:style-name="co26" table:default-cell-style-name="ce451"/>
        <table:table-column table:style-name="co29" table:default-cell-style-name="ce451"/>
        <table:table-column table:style-name="co30" table:default-cell-style-name="ce451"/>
        <table:table-column table:style-name="co31" table:default-cell-style-name="ce451"/>
        <table:table-column table:style-name="co10" table:default-cell-style-name="ce451"/>
        <table:table-column table:style-name="co32" table:default-cell-style-name="ce451"/>
        <table:table-column table:style-name="co10" table:number-columns-repeated="246" table:default-cell-style-name="ce451"/>
        <table:table-column table:style-name="co25" table:default-cell-style-name="ce451"/>
        <table:table-column table:style-name="co26" table:default-cell-style-name="ce451"/>
        <table:table-column table:style-name="co27" table:default-cell-style-name="ce451"/>
        <table:table-column table:style-name="co28" table:default-cell-style-name="ce451"/>
        <table:table-column table:style-name="co26" table:default-cell-style-name="ce451"/>
        <table:table-column table:style-name="co29" table:default-cell-style-name="ce451"/>
        <table:table-column table:style-name="co30" table:default-cell-style-name="ce451"/>
        <table:table-column table:style-name="co31" table:default-cell-style-name="ce451"/>
        <table:table-column table:style-name="co10" table:default-cell-style-name="ce451"/>
        <table:table-column table:style-name="co32" table:default-cell-style-name="ce451"/>
        <table:table-column table:style-name="co10" table:number-columns-repeated="246" table:default-cell-style-name="ce451"/>
        <table:table-row table:style-name="ro2">
          <table:table-cell table:style-name="ce448" office:value-type="string" calcext:value-type="string">
            <text:p>VISACOM S.A.</text:p>
          </table:table-cell>
          <table:table-cell table:style-name="ce448" table:number-columns-repeated="4"/>
          <table:table-cell table:number-columns-repeated="1019"/>
        </table:table-row>
        <table:table-row table:style-name="ro2">
          <table:table-cell table:style-name="ce448" office:value-type="string" calcext:value-type="string">
            <text:p>Cartera por Cobrar (Detallado)</text:p>
          </table:table-cell>
          <table:table-cell table:style-name="ce448" table:number-columns-repeated="4"/>
          <table:table-cell table:number-columns-repeated="1019"/>
        </table:table-row>
        <table:table-row table:style-name="ro2">
          <table:table-cell table:style-name="ce448" office:value-type="string" calcext:value-type="string">
            <text:p>Fecha de Corte: 30/09/2021</text:p>
          </table:table-cell>
          <table:table-cell table:style-name="ce448" table:number-columns-repeated="4"/>
          <table:table-cell table:number-columns-repeated="1019"/>
        </table:table-row>
        <table:table-row table:style-name="ro2">
          <table:table-cell table:style-name="ce448" office:value-type="string" calcext:value-type="string">
            <text:p>US$ dolares</text:p>
          </table:table-cell>
          <table:table-cell table:number-columns-repeated="2"/>
          <table:table-cell table:style-name="ce454"/>
          <table:table-cell table:style-name="ce457" office:value-type="string" calcext:value-type="string" table:number-columns-spanned="5" table:number-rows-spanned="1">
            <text:p>P <text:s text:c="3"/>O <text:s text:c="3"/>R <text:s text:c="14"/>V <text:s text:c="3"/>E <text:s text:c="3"/>N <text:s text:c="3"/>C <text:s text:c="3"/>E <text:s text:c="3"/>R</text:p>
          </table:table-cell>
          <table:covered-table-cell table:number-columns-repeated="4"/>
          <table:table-cell table:style-name="ce463"/>
          <table:table-cell table:number-columns-repeated="1014"/>
        </table:table-row>
        <table:table-row table:style-name="ro2">
          <table:table-cell table:style-name="ce449" office:value-type="string" calcext:value-type="string">
            <text:p># Documento</text:p>
          </table:table-cell>
          <table:table-cell table:style-name="ce452" office:value-type="string" calcext:value-type="string">
            <text:p>F. Emisión</text:p>
          </table:table-cell>
          <table:table-cell table:style-name="ce453" office:value-type="string" calcext:value-type="string">
            <text:p>F. Vcmto</text:p>
          </table:table-cell>
          <table:table-cell table:style-name="ce455" office:value-type="string" calcext:value-type="string">
            <text:p>Vencido</text:p>
          </table:table-cell>
          <table:table-cell table:style-name="ce458" office:value-type="string" calcext:value-type="string">
            <text:p>30 días</text:p>
          </table:table-cell>
          <table:table-cell table:style-name="ce461" office:value-type="string" calcext:value-type="string">
            <text:p>60 días</text:p>
          </table:table-cell>
          <table:table-cell table:style-name="ce461" office:value-type="string" calcext:value-type="string">
            <text:p>90 días</text:p>
          </table:table-cell>
          <table:table-cell table:style-name="ce461" office:value-type="string" calcext:value-type="string">
            <text:p>120 días</text:p>
          </table:table-cell>
          <table:table-cell table:style-name="ce462" office:value-type="string" calcext:value-type="string">
            <text:p>&gt; 120 días</text:p>
          </table:table-cell>
          <table:table-cell table:style-name="ce464" office:value-type="string" calcext:value-type="string">
            <text:p>Total</text:p>
          </table:table-cell>
          <table:table-cell table:number-columns-repeated="1014"/>
        </table:table-row>
        <table:table-row table:style-name="ro2">
          <table:table-cell table:style-name="ce448" office:value-type="string" calcext:value-type="string">
            <text:p>UNILEVER ANDINA ECUADOR S.A.</text:p>
          </table:table-cell>
          <table:table-cell table:number-columns-repeated="3"/>
          <table:table-cell table:style-name="ce459" office:value-type="float" office:value="1957.26" calcext:value-type="float">
            <text:p>1,957.26</text:p>
          </table:table-cell>
          <table:table-cell/>
          <table:table-cell table:style-name="ce459" office:value-type="float" office:value="3504.98" calcext:value-type="float">
            <text:p>3,504.98</text:p>
          </table:table-cell>
          <table:table-cell table:style-name="ce459" office:value-type="float" office:value="1129.52" calcext:value-type="float">
            <text:p>1,129.52</text:p>
          </table:table-cell>
          <table:table-cell/>
          <table:table-cell table:style-name="ce459" office:value-type="float" office:value="6591.76" calcext:value-type="float">
            <text:p>6,591.76</text:p>
          </table:table-cell>
          <table:table-cell table:number-columns-repeated="1014"/>
        </table:table-row>
        <table:table-row table:style-name="ro2">
          <table:table-cell table:style-name="ce450" office:value-type="string" calcext:value-type="string">
            <text:p>001-001-000000725</text:p>
          </table:table-cell>
          <table:table-cell table:style-name="ce450" office:value-type="string" calcext:value-type="string">
            <text:p>08/06/2021</text:p>
          </table:table-cell>
          <table:table-cell table:style-name="ce450" office:value-type="string" calcext:value-type="string">
            <text:p>06/10/2021</text:p>
          </table:table-cell>
          <table:table-cell/>
          <table:table-cell table:style-name="ce460" office:value-type="float" office:value="1957.26" calcext:value-type="float">
            <text:p>1,957.26</text:p>
          </table:table-cell>
          <table:table-cell table:number-columns-repeated="4"/>
          <table:table-cell table:style-name="ce460" office:value-type="float" office:value="1957.26" calcext:value-type="float">
            <text:p>1,957.26</text:p>
          </table:table-cell>
          <table:table-cell table:number-columns-repeated="1014"/>
        </table:table-row>
        <table:table-row table:style-name="ro2">
          <table:table-cell table:style-name="ce450" office:value-type="string" calcext:value-type="string">
            <text:p>001-001-000000740</text:p>
          </table:table-cell>
          <table:table-cell table:style-name="ce450" office:value-type="string" calcext:value-type="string">
            <text:p>05/08/2021</text:p>
          </table:table-cell>
          <table:table-cell table:style-name="ce450" office:value-type="string" calcext:value-type="string">
            <text:p>03/12/2021</text:p>
          </table:table-cell>
          <table:table-cell table:number-columns-repeated="3"/>
          <table:table-cell table:style-name="ce460" office:value-type="float" office:value="3504.98" calcext:value-type="float">
            <text:p>3,504.98</text:p>
          </table:table-cell>
          <table:table-cell table:number-columns-repeated="2"/>
          <table:table-cell table:style-name="ce460" office:value-type="float" office:value="3504.98" calcext:value-type="float">
            <text:p>3,504.98</text:p>
          </table:table-cell>
          <table:table-cell table:number-columns-repeated="1014"/>
        </table:table-row>
        <table:table-row table:style-name="ro2">
          <table:table-cell table:style-name="ce450" office:value-type="string" calcext:value-type="string">
            <text:p>001-001-000000742</text:p>
          </table:table-cell>
          <table:table-cell table:style-name="ce450" office:value-type="string" calcext:value-type="string">
            <text:p>02/09/2021</text:p>
          </table:table-cell>
          <table:table-cell table:style-name="ce450" office:value-type="string" calcext:value-type="string">
            <text:p>31/12/2021</text:p>
          </table:table-cell>
          <table:table-cell table:number-columns-repeated="4"/>
          <table:table-cell table:style-name="ce460" office:value-type="float" office:value="1129.52" calcext:value-type="float">
            <text:p>1,129.52</text:p>
          </table:table-cell>
          <table:table-cell/>
          <table:table-cell table:style-name="ce460" office:value-type="float" office:value="1129.52" calcext:value-type="float">
            <text:p>1,129.52</text:p>
          </table:table-cell>
          <table:table-cell table:number-columns-repeated="1014"/>
        </table:table-row>
        <table:table-row table:style-name="ro2">
          <table:table-cell table:style-name="ce448" office:value-type="string" calcext:value-type="string">
            <text:p>REYLACTEOS C.L.</text:p>
          </table:table-cell>
          <table:table-cell table:number-columns-repeated="3"/>
          <table:table-cell table:style-name="ce459" office:value-type="float" office:value="1808.18" calcext:value-type="float">
            <text:p>1,808.18</text:p>
          </table:table-cell>
          <table:table-cell table:number-columns-repeated="4"/>
          <table:table-cell table:style-name="ce459" office:value-type="float" office:value="1808.18" calcext:value-type="float">
            <text:p>1,808.18</text:p>
          </table:table-cell>
          <table:table-cell table:number-columns-repeated="1014"/>
        </table:table-row>
        <table:table-row table:style-name="ro2">
          <table:table-cell table:style-name="ce450" office:value-type="string" calcext:value-type="string">
            <text:p>001-001-000000745</text:p>
          </table:table-cell>
          <table:table-cell table:style-name="ce450" office:value-type="string" calcext:value-type="string">
            <text:p>09/09/2021</text:p>
          </table:table-cell>
          <table:table-cell table:style-name="ce450" office:value-type="string" calcext:value-type="string">
            <text:p>09/10/2021</text:p>
          </table:table-cell>
          <table:table-cell/>
          <table:table-cell table:style-name="ce460" office:value-type="float" office:value="1808.18" calcext:value-type="float">
            <text:p>1,808.18</text:p>
          </table:table-cell>
          <table:table-cell table:number-columns-repeated="4"/>
          <table:table-cell table:style-name="ce460" office:value-type="float" office:value="1808.18" calcext:value-type="float">
            <text:p>1,808.18</text:p>
          </table:table-cell>
          <table:table-cell table:number-columns-repeated="1014"/>
        </table:table-row>
        <table:table-row table:style-name="ro2">
          <table:table-cell table:style-name="ce448" office:value-type="string" calcext:value-type="string">
            <text:p>DINADEC S.A. </text:p>
          </table:table-cell>
          <table:table-cell table:number-columns-repeated="3"/>
          <table:table-cell table:style-name="ce459" office:value-type="float" office:value="1232.38" calcext:value-type="float">
            <text:p>1,232.38</text:p>
          </table:table-cell>
          <table:table-cell table:number-columns-repeated="4"/>
          <table:table-cell table:style-name="ce459" office:value-type="float" office:value="1232.38" calcext:value-type="float">
            <text:p>1,232.38</text:p>
          </table:table-cell>
          <table:table-cell table:number-columns-repeated="1014"/>
        </table:table-row>
        <table:table-row table:style-name="ro2">
          <table:table-cell table:style-name="ce450" office:value-type="string" calcext:value-type="string">
            <text:p>001-001-000000747</text:p>
          </table:table-cell>
          <table:table-cell table:style-name="ce450" office:value-type="string" calcext:value-type="string">
            <text:p>23/09/2021</text:p>
          </table:table-cell>
          <table:table-cell table:style-name="ce450" office:value-type="string" calcext:value-type="string">
            <text:p>23/10/2021</text:p>
          </table:table-cell>
          <table:table-cell/>
          <table:table-cell table:style-name="ce460" office:value-type="float" office:value="1232.38" calcext:value-type="float">
            <text:p>1,232.38</text:p>
          </table:table-cell>
          <table:table-cell table:number-columns-repeated="4"/>
          <table:table-cell table:style-name="ce460" office:value-type="float" office:value="1232.38" calcext:value-type="float">
            <text:p>1,232.38</text:p>
          </table:table-cell>
          <table:table-cell table:number-columns-repeated="1014"/>
        </table:table-row>
        <table:table-row table:style-name="ro2">
          <table:table-cell table:style-name="ce448" office:value-type="string" calcext:value-type="string">
            <text:p>LA FABRIL S.A.</text:p>
          </table:table-cell>
          <table:table-cell table:number-columns-repeated="3"/>
          <table:table-cell table:style-name="ce459" office:value-type="float" office:value="660.06" calcext:value-type="float">
            <text:p>660.06</text:p>
          </table:table-cell>
          <table:table-cell table:number-columns-repeated="4"/>
          <table:table-cell table:style-name="ce459" office:value-type="float" office:value="660.06" calcext:value-type="float">
            <text:p>660.06</text:p>
          </table:table-cell>
          <table:table-cell table:number-columns-repeated="1014"/>
        </table:table-row>
        <table:table-row table:style-name="ro2">
          <table:table-cell table:style-name="ce450" office:value-type="string" calcext:value-type="string">
            <text:p>001-001-000000743</text:p>
          </table:table-cell>
          <table:table-cell table:style-name="ce450" office:value-type="string" calcext:value-type="string">
            <text:p>06/09/2021</text:p>
          </table:table-cell>
          <table:table-cell table:style-name="ce450" office:value-type="string" calcext:value-type="string">
            <text:p>21/10/2021</text:p>
          </table:table-cell>
          <table:table-cell/>
          <table:table-cell table:style-name="ce460" office:value-type="float" office:value="252.93" calcext:value-type="float">
            <text:p>252.93</text:p>
          </table:table-cell>
          <table:table-cell table:number-columns-repeated="4"/>
          <table:table-cell table:style-name="ce460" office:value-type="float" office:value="252.93" calcext:value-type="float">
            <text:p>252.93</text:p>
          </table:table-cell>
          <table:table-cell table:number-columns-repeated="1014"/>
        </table:table-row>
        <table:table-row table:style-name="ro2">
          <table:table-cell table:style-name="ce450" office:value-type="string" calcext:value-type="string">
            <text:p>001-001-000000744</text:p>
          </table:table-cell>
          <table:table-cell table:style-name="ce450" office:value-type="string" calcext:value-type="string">
            <text:p>07/09/2021</text:p>
          </table:table-cell>
          <table:table-cell table:style-name="ce450" office:value-type="string" calcext:value-type="string">
            <text:p>22/10/2021</text:p>
          </table:table-cell>
          <table:table-cell/>
          <table:table-cell table:style-name="ce460" office:value-type="float" office:value="266.24" calcext:value-type="float">
            <text:p>266.24</text:p>
          </table:table-cell>
          <table:table-cell table:number-columns-repeated="4"/>
          <table:table-cell table:style-name="ce460" office:value-type="float" office:value="266.24" calcext:value-type="float">
            <text:p>266.24</text:p>
          </table:table-cell>
          <table:table-cell table:number-columns-repeated="1014"/>
        </table:table-row>
        <table:table-row table:style-name="ro2">
          <table:table-cell table:style-name="ce450" office:value-type="string" calcext:value-type="string">
            <text:p>001-001-000000746</text:p>
          </table:table-cell>
          <table:table-cell table:style-name="ce450" office:value-type="string" calcext:value-type="string">
            <text:p>13/09/2021</text:p>
          </table:table-cell>
          <table:table-cell table:style-name="ce450" office:value-type="string" calcext:value-type="string">
            <text:p>28/10/2021</text:p>
          </table:table-cell>
          <table:table-cell/>
          <table:table-cell table:style-name="ce460" office:value-type="float" office:value="140.89" calcext:value-type="float">
            <text:p>140.89</text:p>
          </table:table-cell>
          <table:table-cell table:number-columns-repeated="4"/>
          <table:table-cell table:style-name="ce460" office:value-type="float" office:value="140.89" calcext:value-type="float">
            <text:p>140.89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456" office:value-type="float" office:value="0" calcext:value-type="float">
            <text:p>0.00</text:p>
          </table:table-cell>
          <table:table-cell table:style-name="ce456" table:formula="of:=+[.E6]+[.E10]+[.E12]+[.E14]" office:value-type="float" office:value="5657.88" calcext:value-type="float">
            <text:p>5,657.88</text:p>
          </table:table-cell>
          <table:table-cell table:style-name="ce456" office:value-type="float" office:value="0" calcext:value-type="float">
            <text:p>0.00</text:p>
          </table:table-cell>
          <table:table-cell table:style-name="ce456" table:formula="of:=+[.G6]" office:value-type="float" office:value="3504.98" calcext:value-type="float">
            <text:p>3,504.98</text:p>
          </table:table-cell>
          <table:table-cell table:style-name="ce456" table:formula="of:=+[.H6]" office:value-type="float" office:value="1129.52" calcext:value-type="float">
            <text:p>1,129.52</text:p>
          </table:table-cell>
          <table:table-cell table:style-name="ce456" office:value-type="float" office:value="0" calcext:value-type="float">
            <text:p>0.00</text:p>
          </table:table-cell>
          <table:table-cell table:style-name="ce456" table:formula="of:=+[.J6]+[.J10]+[.J12]+[.J14]" office:value-type="float" office:value="10292.38" calcext:value-type="float">
            <text:p>10,292.3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 table:style-name="ce465" office:value-type="string" calcext:value-type="string">
            <text:p><text:s/></text:p>
          </table:table-cell>
          <table:table-cell table:number-columns-repeated="1014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xC 12 DET" table:style-name="ta2">
        <table:table-column table:style-name="co43" table:number-columns-repeated="3" table:default-cell-style-name="ce239"/>
        <table:table-column table:style-name="co44" table:default-cell-style-name="ce244"/>
        <table:table-column table:style-name="co43" table:number-columns-repeated="5" table:default-cell-style-name="ce236"/>
        <table:table-column table:style-name="co45" table:default-cell-style-name="ce244"/>
        <table:table-column table:style-name="co43" table:default-cell-style-name="ce239"/>
        <table:table-row table:style-name="ro8">
          <table:table-cell table:style-name="ce235" office:value-type="string" calcext:value-type="string">
            <text:p>VISACOM S.A.</text:p>
          </table:table-cell>
          <table:table-cell table:style-name="ce235" table:number-columns-repeated="4"/>
          <table:table-cell table:number-columns-repeated="4"/>
          <table:table-cell table:style-name="ce236"/>
          <table:table-cell table:style-name="ce249"/>
        </table:table-row>
        <table:table-row table:style-name="ro8">
          <table:table-cell table:style-name="ce235" office:value-type="string" calcext:value-type="string">
            <text:p>Cartera por Cobrar (Detallado)</text:p>
          </table:table-cell>
          <table:table-cell table:style-name="ce235" table:number-columns-repeated="4"/>
          <table:table-cell table:number-columns-repeated="4"/>
          <table:table-cell table:style-name="ce236"/>
          <table:table-cell table:style-name="ce249"/>
        </table:table-row>
        <table:table-row table:style-name="ro8">
          <table:table-cell table:style-name="ce235" office:value-type="string" calcext:value-type="string">
            <text:p>Fecha de Corte: 31/12/2021</text:p>
          </table:table-cell>
          <table:table-cell table:style-name="ce235" table:number-columns-repeated="4"/>
          <table:table-cell table:number-columns-repeated="4"/>
          <table:table-cell table:style-name="ce236"/>
          <table:table-cell table:style-name="ce249"/>
        </table:table-row>
        <table:table-row table:style-name="ro8">
          <table:table-cell table:style-name="ce235" office:value-type="string" calcext:value-type="string">
            <text:p>us$ dolares</text:p>
          </table:table-cell>
          <table:table-cell table:style-name="ce235" table:number-columns-repeated="4"/>
          <table:table-cell table:number-columns-repeated="4"/>
          <table:table-cell table:style-name="ce236"/>
          <table:table-cell table:style-name="ce249"/>
        </table:table-row>
        <table:table-row table:style-name="ro8">
          <table:table-cell table:style-name="ce236" table:number-columns-repeated="3"/>
          <table:table-cell table:style-name="ce241"/>
          <table:table-cell table:style-name="ce246" office:value-type="string" calcext:value-type="string" table:number-columns-spanned="5" table:number-rows-spanned="1">
            <text:p>V <text:s text:c="6"/>E <text:s text:c="6"/>N <text:s text:c="6"/>C <text:s text:c="6"/>I <text:s text:c="6"/>D <text:s text:c="6"/>O</text:p>
          </table:table-cell>
          <table:covered-table-cell table:number-columns-repeated="4" table:style-name="ce247"/>
          <table:table-cell table:style-name="ce248"/>
          <table:table-cell table:style-name="ce249"/>
        </table:table-row>
        <table:table-row table:style-name="ro9">
          <table:table-cell table:style-name="ce237" office:value-type="string" calcext:value-type="string">
            <text:p># Documento</text:p>
          </table:table-cell>
          <table:table-cell table:style-name="ce237" office:value-type="string" calcext:value-type="string">
            <text:p>F. Emisión</text:p>
          </table:table-cell>
          <table:table-cell table:style-name="ce237" office:value-type="string" calcext:value-type="string">
            <text:p>F. Vcmto.</text:p>
          </table:table-cell>
          <table:table-cell table:style-name="ce242" office:value-type="string" calcext:value-type="string">
            <text:p>Por vencer</text:p>
          </table:table-cell>
          <table:table-cell table:style-name="ce237" office:value-type="string" calcext:value-type="string">
            <text:p>30 días</text:p>
          </table:table-cell>
          <table:table-cell table:style-name="ce237" office:value-type="string" calcext:value-type="string">
            <text:p>60 días</text:p>
          </table:table-cell>
          <table:table-cell table:style-name="ce237" office:value-type="string" calcext:value-type="string">
            <text:p>90 días</text:p>
          </table:table-cell>
          <table:table-cell table:style-name="ce237" office:value-type="string" calcext:value-type="string">
            <text:p>120 días</text:p>
          </table:table-cell>
          <table:table-cell table:style-name="ce237" office:value-type="string" calcext:value-type="string">
            <text:p>&gt; 120 días</text:p>
          </table:table-cell>
          <table:table-cell table:style-name="ce242" office:value-type="string" calcext:value-type="string">
            <text:p>Total</text:p>
          </table:table-cell>
          <table:table-cell table:style-name="ce250"/>
        </table:table-row>
        <table:table-row table:style-name="ro8">
          <table:table-cell table:style-name="ce238" office:value-type="string" calcext:value-type="string">
            <text:p>BONAFIDE</text:p>
          </table:table-cell>
          <table:table-cell table:style-name="ce236" table:number-columns-repeated="2"/>
          <table:table-cell table:style-name="ce243" office:value-type="float" office:value="7594.24" calcext:value-type="float">
            <text:p>7,594.24</text:p>
          </table:table-cell>
          <table:table-cell table:style-name="ce243" office:value-type="float" office:value="1135.63" calcext:value-type="float">
            <text:p>1,135.63</text:p>
          </table:table-cell>
          <table:table-cell table:number-columns-repeated="4"/>
          <table:table-cell table:style-name="ce243" office:value-type="float" office:value="8729.87" calcext:value-type="float">
            <text:p>8,729.87</text:p>
          </table:table-cell>
          <table:table-cell table:style-name="ce249"/>
        </table:table-row>
        <table:table-row table:style-name="ro8">
          <table:table-cell office:value-type="string" calcext:value-type="string">
            <text:p>001-001-000000777</text:p>
          </table:table-cell>
          <table:table-cell office:value-type="string" calcext:value-type="string">
            <text:p>22/12/2021</text:p>
          </table:table-cell>
          <table:table-cell office:value-type="string" calcext:value-type="string">
            <text:p>06/01/2022</text:p>
          </table:table-cell>
          <table:table-cell office:value-type="float" office:value="3401.79" calcext:value-type="float">
            <text:p>3,401.79</text:p>
          </table:table-cell>
          <table:table-cell table:number-columns-repeated="5"/>
          <table:table-cell office:value-type="float" office:value="3401.79" calcext:value-type="float">
            <text:p>3,401.79</text:p>
          </table:table-cell>
          <table:table-cell/>
        </table:table-row>
        <table:table-row table:style-name="ro8">
          <table:table-cell office:value-type="string" calcext:value-type="string">
            <text:p>001-001-000000778</text:p>
          </table:table-cell>
          <table:table-cell office:value-type="string" calcext:value-type="string">
            <text:p>22/12/2021</text:p>
          </table:table-cell>
          <table:table-cell office:value-type="string" calcext:value-type="string">
            <text:p>06/01/2022</text:p>
          </table:table-cell>
          <table:table-cell office:value-type="float" office:value="3397.72" calcext:value-type="float">
            <text:p>3,397.72</text:p>
          </table:table-cell>
          <table:table-cell table:number-columns-repeated="5"/>
          <table:table-cell office:value-type="float" office:value="3397.72" calcext:value-type="float">
            <text:p>3,397.72</text:p>
          </table:table-cell>
          <table:table-cell/>
        </table:table-row>
        <table:table-row table:style-name="ro8">
          <table:table-cell office:value-type="string" calcext:value-type="string">
            <text:p>001-001-000000779</text:p>
          </table:table-cell>
          <table:table-cell office:value-type="string" calcext:value-type="string">
            <text:p>22/12/2021</text:p>
          </table:table-cell>
          <table:table-cell office:value-type="string" calcext:value-type="string">
            <text:p>27/12/2021</text:p>
          </table:table-cell>
          <table:table-cell table:style-name="ce236"/>
          <table:table-cell table:style-name="ce244" office:value-type="float" office:value="1135.63" calcext:value-type="float">
            <text:p>1,135.63</text:p>
          </table:table-cell>
          <table:table-cell table:number-columns-repeated="4"/>
          <table:table-cell office:value-type="float" office:value="1135.63" calcext:value-type="float">
            <text:p>1,135.63</text:p>
          </table:table-cell>
          <table:table-cell/>
        </table:table-row>
        <table:table-row table:style-name="ro8">
          <table:table-cell office:value-type="string" calcext:value-type="string">
            <text:p>001-001-000000780</text:p>
          </table:table-cell>
          <table:table-cell office:value-type="string" calcext:value-type="string">
            <text:p>23/12/2021</text:p>
          </table:table-cell>
          <table:table-cell office:value-type="string" calcext:value-type="string">
            <text:p>07/01/2022</text:p>
          </table:table-cell>
          <table:table-cell office:value-type="float" office:value="794.73" calcext:value-type="float">
            <text:p>794.73</text:p>
          </table:table-cell>
          <table:table-cell table:number-columns-repeated="5"/>
          <table:table-cell office:value-type="float" office:value="794.73" calcext:value-type="float">
            <text:p>794.73</text:p>
          </table:table-cell>
          <table:table-cell/>
        </table:table-row>
        <table:table-row table:style-name="ro8">
          <table:table-cell table:number-columns-repeated="11"/>
        </table:table-row>
        <table:table-row table:style-name="ro8">
          <table:table-cell table:style-name="ce238" office:value-type="string" calcext:value-type="string">
            <text:p>REYLACTEOS C.L.</text:p>
          </table:table-cell>
          <table:table-cell table:style-name="ce236" table:number-columns-repeated="2"/>
          <table:table-cell table:style-name="ce243" office:value-type="float" office:value="8671.32" calcext:value-type="float">
            <text:p>8,671.32</text:p>
          </table:table-cell>
          <table:table-cell table:number-columns-repeated="5"/>
          <table:table-cell table:style-name="ce243" office:value-type="float" office:value="8671.32" calcext:value-type="float">
            <text:p>8,671.32</text:p>
          </table:table-cell>
          <table:table-cell table:style-name="ce249"/>
        </table:table-row>
        <table:table-row table:style-name="ro8">
          <table:table-cell office:value-type="string" calcext:value-type="string">
            <text:p>001-001-000000774</text:p>
          </table:table-cell>
          <table:table-cell office:value-type="string" calcext:value-type="string">
            <text:p>14/12/2021</text:p>
          </table:table-cell>
          <table:table-cell office:value-type="string" calcext:value-type="string">
            <text:p>13/01/2022</text:p>
          </table:table-cell>
          <table:table-cell office:value-type="float" office:value="160.39" calcext:value-type="float">
            <text:p>160.39</text:p>
          </table:table-cell>
          <table:table-cell table:number-columns-repeated="5"/>
          <table:table-cell office:value-type="float" office:value="160.39" calcext:value-type="float">
            <text:p>160.39</text:p>
          </table:table-cell>
          <table:table-cell/>
        </table:table-row>
        <table:table-row table:style-name="ro8">
          <table:table-cell office:value-type="string" calcext:value-type="string">
            <text:p>001-001-000000775</text:p>
          </table:table-cell>
          <table:table-cell office:value-type="string" calcext:value-type="string">
            <text:p>14/12/2021</text:p>
          </table:table-cell>
          <table:table-cell office:value-type="string" calcext:value-type="string">
            <text:p>13/01/2022</text:p>
          </table:table-cell>
          <table:table-cell office:value-type="float" office:value="3343.38" calcext:value-type="float">
            <text:p>3,343.38</text:p>
          </table:table-cell>
          <table:table-cell table:number-columns-repeated="5"/>
          <table:table-cell office:value-type="float" office:value="3343.38" calcext:value-type="float">
            <text:p>3,343.38</text:p>
          </table:table-cell>
          <table:table-cell/>
        </table:table-row>
        <table:table-row table:style-name="ro8">
          <table:table-cell office:value-type="string" calcext:value-type="string">
            <text:p>001-001-000000776</text:p>
          </table:table-cell>
          <table:table-cell office:value-type="string" calcext:value-type="string">
            <text:p>14/12/2021</text:p>
          </table:table-cell>
          <table:table-cell office:value-type="string" calcext:value-type="string">
            <text:p>13/01/2022</text:p>
          </table:table-cell>
          <table:table-cell office:value-type="float" office:value="5167.55" calcext:value-type="float">
            <text:p>5,167.55</text:p>
          </table:table-cell>
          <table:table-cell table:number-columns-repeated="5"/>
          <table:table-cell office:value-type="float" office:value="5167.55" calcext:value-type="float">
            <text:p>5,167.55</text:p>
          </table:table-cell>
          <table:table-cell/>
        </table:table-row>
        <table:table-row table:style-name="ro8">
          <table:table-cell table:number-columns-repeated="11"/>
        </table:table-row>
        <table:table-row table:style-name="ro8">
          <table:table-cell table:style-name="ce238" office:value-type="string" calcext:value-type="string">
            <text:p>BANCO GUAYAQUIL S.A.</text:p>
          </table:table-cell>
          <table:table-cell table:style-name="ce236" table:number-columns-repeated="2"/>
          <table:table-cell table:style-name="ce243" office:value-type="float" office:value="468.75" calcext:value-type="float">
            <text:p>468.75</text:p>
          </table:table-cell>
          <table:table-cell table:style-name="ce243" office:value-type="float" office:value="5106.47" calcext:value-type="float">
            <text:p>5,106.47</text:p>
          </table:table-cell>
          <table:table-cell table:number-columns-repeated="4"/>
          <table:table-cell table:style-name="ce243" office:value-type="float" office:value="5575.22" calcext:value-type="float">
            <text:p>5,575.22</text:p>
          </table:table-cell>
          <table:table-cell table:style-name="ce249"/>
        </table:table-row>
        <table:table-row table:style-name="ro8">
          <table:table-cell office:value-type="string" calcext:value-type="string">
            <text:p>001-001-000000759</text:p>
          </table:table-cell>
          <table:table-cell office:value-type="string" calcext:value-type="string">
            <text:p>04/11/2021</text:p>
          </table:table-cell>
          <table:table-cell office:value-type="string" calcext:value-type="string">
            <text:p>04/12/2021</text:p>
          </table:table-cell>
          <table:table-cell table:style-name="ce236"/>
          <table:table-cell table:style-name="ce244" office:value-type="float" office:value="4208.51" calcext:value-type="float">
            <text:p>4,208.51</text:p>
          </table:table-cell>
          <table:table-cell table:number-columns-repeated="4"/>
          <table:table-cell office:value-type="float" office:value="4208.51" calcext:value-type="float">
            <text:p>4,208.51</text:p>
          </table:table-cell>
          <table:table-cell/>
        </table:table-row>
        <table:table-row table:style-name="ro8">
          <table:table-cell office:value-type="string" calcext:value-type="string">
            <text:p>001-001-000000770</text:p>
          </table:table-cell>
          <table:table-cell office:value-type="string" calcext:value-type="string">
            <text:p>01/12/2021</text:p>
          </table:table-cell>
          <table:table-cell office:value-type="string" calcext:value-type="string">
            <text:p>31/12/2021</text:p>
          </table:table-cell>
          <table:table-cell table:style-name="ce236"/>
          <table:table-cell table:style-name="ce244" office:value-type="float" office:value="897.96" calcext:value-type="float">
            <text:p>897.96</text:p>
          </table:table-cell>
          <table:table-cell table:number-columns-repeated="4"/>
          <table:table-cell office:value-type="float" office:value="897.96" calcext:value-type="float">
            <text:p>897.96</text:p>
          </table:table-cell>
          <table:table-cell/>
        </table:table-row>
        <table:table-row table:style-name="ro8">
          <table:table-cell office:value-type="string" calcext:value-type="string">
            <text:p>001-001-000000773</text:p>
          </table:table-cell>
          <table:table-cell office:value-type="string" calcext:value-type="string">
            <text:p>10/12/2021</text:p>
          </table:table-cell>
          <table:table-cell office:value-type="string" calcext:value-type="string">
            <text:p>09/01/2022</text:p>
          </table:table-cell>
          <table:table-cell office:value-type="float" office:value="468.75" calcext:value-type="float">
            <text:p>468.75</text:p>
          </table:table-cell>
          <table:table-cell table:number-columns-repeated="5"/>
          <table:table-cell office:value-type="float" office:value="468.75" calcext:value-type="float">
            <text:p>468.75</text:p>
          </table:table-cell>
          <table:table-cell/>
        </table:table-row>
        <table:table-row table:style-name="ro8">
          <table:table-cell table:number-columns-repeated="11"/>
        </table:table-row>
        <table:table-row table:style-name="ro8">
          <table:table-cell table:style-name="ce238" office:value-type="string" calcext:value-type="string">
            <text:p>UNILEVER ANDINA ECUADOR S.A.</text:p>
          </table:table-cell>
          <table:table-cell table:style-name="ce236" table:number-columns-repeated="2"/>
          <table:table-cell table:style-name="ce243" office:value-type="float" office:value="2657.12" calcext:value-type="float">
            <text:p>2,657.12</text:p>
          </table:table-cell>
          <table:table-cell table:style-name="ce243" office:value-type="float" office:value="1129.52" calcext:value-type="float">
            <text:p>1,129.52</text:p>
          </table:table-cell>
          <table:table-cell table:number-columns-repeated="4"/>
          <table:table-cell table:style-name="ce243" office:value-type="float" office:value="3786.64" calcext:value-type="float">
            <text:p>3,786.64</text:p>
          </table:table-cell>
          <table:table-cell table:style-name="ce249"/>
        </table:table-row>
        <table:table-row table:style-name="ro8">
          <table:table-cell office:value-type="string" calcext:value-type="string">
            <text:p>001-001-000000742</text:p>
          </table:table-cell>
          <table:table-cell office:value-type="string" calcext:value-type="string">
            <text:p>02/09/2021</text:p>
          </table:table-cell>
          <table:table-cell office:value-type="string" calcext:value-type="string">
            <text:p>31/12/2021</text:p>
          </table:table-cell>
          <table:table-cell table:style-name="ce236"/>
          <table:table-cell table:style-name="ce244" office:value-type="float" office:value="1129.52" calcext:value-type="float">
            <text:p>1,129.52</text:p>
          </table:table-cell>
          <table:table-cell table:number-columns-repeated="4"/>
          <table:table-cell office:value-type="float" office:value="1129.52" calcext:value-type="float">
            <text:p>1,129.52</text:p>
          </table:table-cell>
          <table:table-cell/>
        </table:table-row>
        <table:table-row table:style-name="ro8">
          <table:table-cell office:value-type="string" calcext:value-type="string">
            <text:p>001-001-000000760</text:p>
          </table:table-cell>
          <table:table-cell office:value-type="string" calcext:value-type="string">
            <text:p>04/11/2021</text:p>
          </table:table-cell>
          <table:table-cell office:value-type="string" calcext:value-type="string">
            <text:p>04/03/2022</text:p>
          </table:table-cell>
          <table:table-cell office:value-type="float" office:value="2657.12" calcext:value-type="float">
            <text:p>2,657.12</text:p>
          </table:table-cell>
          <table:table-cell table:number-columns-repeated="5"/>
          <table:table-cell office:value-type="float" office:value="2657.12" calcext:value-type="float">
            <text:p>2,657.12</text:p>
          </table:table-cell>
          <table:table-cell/>
        </table:table-row>
        <table:table-row table:style-name="ro8">
          <table:table-cell table:number-columns-repeated="11"/>
        </table:table-row>
        <table:table-row table:style-name="ro8">
          <table:table-cell table:style-name="ce238" office:value-type="string" calcext:value-type="string">
            <text:p>MARIO BURGOS DUMANI</text:p>
          </table:table-cell>
          <table:table-cell table:style-name="ce236" table:number-columns-repeated="2"/>
          <table:table-cell table:style-name="ce243" office:value-type="float" office:value="296.8" calcext:value-type="float">
            <text:p>296.80</text:p>
          </table:table-cell>
          <table:table-cell table:number-columns-repeated="5"/>
          <table:table-cell table:style-name="ce243" office:value-type="float" office:value="296.8" calcext:value-type="float">
            <text:p>296.80</text:p>
          </table:table-cell>
          <table:table-cell table:style-name="ce249"/>
        </table:table-row>
        <table:table-row table:style-name="ro8">
          <table:table-cell office:value-type="string" calcext:value-type="string">
            <text:p>001-001-000000781</text:p>
          </table:table-cell>
          <table:table-cell office:value-type="string" calcext:value-type="string">
            <text:p>28/12/2021</text:p>
          </table:table-cell>
          <table:table-cell office:value-type="string" calcext:value-type="string">
            <text:p>12/01/2022</text:p>
          </table:table-cell>
          <table:table-cell office:value-type="float" office:value="296.8" calcext:value-type="float">
            <text:p>296.80</text:p>
          </table:table-cell>
          <table:table-cell table:number-columns-repeated="5"/>
          <table:table-cell office:value-type="float" office:value="296.8" calcext:value-type="float">
            <text:p>296.80</text:p>
          </table:table-cell>
          <table:table-cell/>
        </table:table-row>
        <table:table-row table:style-name="ro8">
          <table:table-cell table:number-columns-repeated="11"/>
        </table:table-row>
        <table:table-row table:style-name="ro8">
          <table:table-cell table:style-name="ce238" office:value-type="string" calcext:value-type="string">
            <text:p>LA FABRIL S.A.</text:p>
          </table:table-cell>
          <table:table-cell table:style-name="ce236" table:number-columns-repeated="2"/>
          <table:table-cell table:style-name="ce243" office:value-type="float" office:value="225.2" calcext:value-type="float">
            <text:p>225.20</text:p>
          </table:table-cell>
          <table:table-cell table:number-columns-repeated="5"/>
          <table:table-cell table:style-name="ce243" office:value-type="float" office:value="225.2" calcext:value-type="float">
            <text:p>225.20</text:p>
          </table:table-cell>
          <table:table-cell table:style-name="ce249"/>
        </table:table-row>
        <table:table-row table:style-name="ro8">
          <table:table-cell office:value-type="string" calcext:value-type="string">
            <text:p>001-001-000000768</text:p>
          </table:table-cell>
          <table:table-cell office:value-type="string" calcext:value-type="string">
            <text:p>01/12/2021</text:p>
          </table:table-cell>
          <table:table-cell office:value-type="string" calcext:value-type="string">
            <text:p>15/01/2022</text:p>
          </table:table-cell>
          <table:table-cell office:value-type="float" office:value="225.2" calcext:value-type="float">
            <text:p>225.20</text:p>
          </table:table-cell>
          <table:table-cell table:number-columns-repeated="5"/>
          <table:table-cell office:value-type="float" office:value="225.2" calcext:value-type="float">
            <text:p>225.20</text:p>
          </table:table-cell>
          <table:table-cell/>
        </table:table-row>
        <table:table-row table:style-name="ro8">
          <table:table-cell table:style-name="ce236" table:number-columns-repeated="4"/>
          <table:table-cell table:number-columns-repeated="5"/>
          <table:table-cell table:style-name="ce236"/>
          <table:table-cell table:style-name="ce249"/>
        </table:table-row>
        <table:table-row table:style-name="ro10">
          <table:table-cell table:style-name="ce236" table:number-columns-repeated="2"/>
          <table:table-cell table:style-name="ce240" office:value-type="string" calcext:value-type="string">
            <text:p>TOTAL</text:p>
          </table:table-cell>
          <table:table-cell table:style-name="ce245" table:formula="of:=+[.D7]+[.D13]+[.D18]+[.D23]+[.D27]+[.D30]" office:value-type="float" office:value="19913.43" calcext:value-type="float">
            <text:p>19,913.43</text:p>
          </table:table-cell>
          <table:table-cell table:style-name="ce245" table:formula="of:=+[.E7]+[.E18]+[.E23]" office:value-type="float" office:value="7371.62" calcext:value-type="float">
            <text:p>7,371.62</text:p>
          </table:table-cell>
          <table:table-cell table:number-columns-repeated="4" table:style-name="ce245" office:value-type="float" office:value="0" calcext:value-type="float">
            <text:p>0.00</text:p>
          </table:table-cell>
          <table:table-cell table:style-name="ce245" table:formula="of:=+[.J7]+[.J13]+[.J18]+[.J23]+[.J27]+[.J30]" office:value-type="float" office:value="27285.05" calcext:value-type="float">
            <text:p>27,285.05</text:p>
          </table:table-cell>
          <table:table-cell table:style-name="ce249"/>
        </table:table-row>
        <table:table-row table:style-name="ro8">
          <table:table-cell table:style-name="ce236" table:number-columns-repeated="4"/>
          <table:table-cell table:number-columns-repeated="5"/>
          <table:table-cell table:style-name="ce236"/>
          <table:table-cell table:style-name="ce249"/>
        </table:table-row>
      </table:table>
      <table:table table:name="MG OCT - DIC" table:style-name="ta2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5" table:number-columns-repeated="2" table:default-cell-style-name="Default"/>
        <table:table-column table:style-name="co42" table:default-cell-style-name="Default"/>
        <table:table-row table:style-name="ro2">
          <table:table-cell table:style-name="ce482" office:value-type="string" calcext:value-type="string">
            <text:p>Fecha</text:p>
          </table:table-cell>
          <table:table-cell table:style-name="ce482" office:value-type="string" calcext:value-type="string">
            <text:p>Código</text:p>
          </table:table-cell>
          <table:table-cell table:style-name="ce482" office:value-type="string" calcext:value-type="string">
            <text:p>Cuenta</text:p>
          </table:table-cell>
          <table:table-cell table:style-name="ce482" office:value-type="string" calcext:value-type="string">
            <text:p>Asiento</text:p>
          </table:table-cell>
          <table:table-cell table:style-name="ce482" office:value-type="string" calcext:value-type="string">
            <text:p>Documento</text:p>
          </table:table-cell>
          <table:table-cell table:style-name="ce482" office:value-type="string" calcext:value-type="string">
            <text:p>Identificación</text:p>
          </table:table-cell>
          <table:table-cell table:style-name="ce482" office:value-type="string" calcext:value-type="string">
            <text:p>Persona</text:p>
          </table:table-cell>
          <table:table-cell table:style-name="ce482" office:value-type="string" calcext:value-type="string">
            <text:p>Descripción</text:p>
          </table:table-cell>
          <table:table-cell table:style-name="ce482" office:value-type="string" calcext:value-type="string">
            <text:p>Debe</text:p>
          </table:table-cell>
          <table:table-cell table:style-name="ce482" office:value-type="string" calcext:value-type="string">
            <text:p>Haber</text:p>
          </table:table-cell>
          <table:table-cell table:style-name="ce482" office:value-type="string" calcext:value-type="string">
            <text:p>Saldo</text:p>
          </table:table-cell>
        </table:table-row>
        <table:table-row table:style-name="ro11">
          <table:table-cell table:style-name="ce483" office:value-type="string" calcext:value-type="string">
            <text:p>06/10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0000001</text:p>
          </table:table-cell>
          <table:table-cell table:style-name="ce483" office:value-type="string" calcext:value-type="string">
            <text:p>FAC 001-001-000000748</text:p>
          </table:table-cell>
          <table:table-cell table:style-name="ce483" office:value-type="string" calcext:value-type="string">
            <text:p>1390012949001</text:p>
          </table:table-cell>
          <table:table-cell table:style-name="ce483" office:value-type="string" calcext:value-type="string">
            <text:p>LA FABRIL S.A.</text:p>
          </table:table-cell>
          <table:table-cell table:style-name="ce483" office:value-type="string" calcext:value-type="string">
            <text:p>ENVIOS BEBEMUNDO SEPTIEMBRE - PTO 202109000972_x000D_</text:p>
            <text:p>OC269845</text:p>
          </table:table-cell>
          <table:table-cell table:style-name="ce484" office:value-type="float" office:value="249.6" calcext:value-type="float">
            <text:p>249.60</text:p>
          </table:table-cell>
          <table:table-cell/>
          <table:table-cell table:style-name="ce484" office:value-type="float" office:value="10541.98" calcext:value-type="float">
            <text:p>10,541.98</text:p>
          </table:table-cell>
        </table:table-row>
        <table:table-row table:style-name="ro2">
          <table:table-cell table:style-name="ce483" office:value-type="string" calcext:value-type="string">
            <text:p>06/10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0000004</text:p>
          </table:table-cell>
          <table:table-cell table:style-name="ce483" office:value-type="string" calcext:value-type="string">
            <text:p>FAC 001-001-000000751</text:p>
          </table:table-cell>
          <table:table-cell table:style-name="ce483" office:value-type="string" calcext:value-type="string">
            <text:p>0990049459001</text:p>
          </table:table-cell>
          <table:table-cell table:style-name="ce483" office:value-type="string" calcext:value-type="string">
            <text:p>BANCO GUAYAQUIL S.A.</text:p>
          </table:table-cell>
          <table:table-cell table:style-name="ce483" office:value-type="string" calcext:value-type="string">
            <text:p>Revestimiento cajeros Malecon 2000 y Malecon del Salado - PTO 202108000965</text:p>
          </table:table-cell>
          <table:table-cell table:style-name="ce484" office:value-type="float" office:value="1490.96" calcext:value-type="float">
            <text:p>1,490.96</text:p>
          </table:table-cell>
          <table:table-cell/>
          <table:table-cell table:style-name="ce484" office:value-type="float" office:value="12032.94" calcext:value-type="float">
            <text:p>12,032.94</text:p>
          </table:table-cell>
        </table:table-row>
        <table:table-row table:style-name="ro2">
          <table:table-cell table:style-name="ce483" office:value-type="string" calcext:value-type="string">
            <text:p>06/10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0000002</text:p>
          </table:table-cell>
          <table:table-cell table:style-name="ce483" office:value-type="string" calcext:value-type="string">
            <text:p>FAC 001-001-000000749</text:p>
          </table:table-cell>
          <table:table-cell table:style-name="ce483" office:value-type="string" calcext:value-type="string">
            <text:p>0990049459001</text:p>
          </table:table-cell>
          <table:table-cell table:style-name="ce483" office:value-type="string" calcext:value-type="string">
            <text:p>BANCO GUAYAQUIL S.A.</text:p>
          </table:table-cell>
          <table:table-cell table:style-name="ce483" office:value-type="string" calcext:value-type="string">
            <text:p>Revestimiento piezas Shop Small - PTO 202110000975</text:p>
          </table:table-cell>
          <table:table-cell table:style-name="ce484" office:value-type="float" office:value="5240.98" calcext:value-type="float">
            <text:p>5,240.98</text:p>
          </table:table-cell>
          <table:table-cell/>
          <table:table-cell table:style-name="ce484" office:value-type="float" office:value="17273.92" calcext:value-type="float">
            <text:p>17,273.92</text:p>
          </table:table-cell>
        </table:table-row>
        <table:table-row table:style-name="ro2">
          <table:table-cell table:style-name="ce483" office:value-type="string" calcext:value-type="string">
            <text:p>06/10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0000005</text:p>
          </table:table-cell>
          <table:table-cell table:style-name="ce483" office:value-type="string" calcext:value-type="string">
            <text:p>FAC 001-001-000000752</text:p>
          </table:table-cell>
          <table:table-cell table:style-name="ce483" office:value-type="string" calcext:value-type="string">
            <text:p>0990049459001</text:p>
          </table:table-cell>
          <table:table-cell table:style-name="ce483" office:value-type="string" calcext:value-type="string">
            <text:p>BANCO GUAYAQUIL S.A.</text:p>
          </table:table-cell>
          <table:table-cell table:style-name="ce483" office:value-type="string" calcext:value-type="string">
            <text:p>Mantenimiento de Piezas Shop Small - PTO 202110000976</text:p>
          </table:table-cell>
          <table:table-cell table:style-name="ce484" office:value-type="float" office:value="960.09" calcext:value-type="float">
            <text:p>960.09</text:p>
          </table:table-cell>
          <table:table-cell/>
          <table:table-cell table:style-name="ce484" office:value-type="float" office:value="18234.01" calcext:value-type="float">
            <text:p>18,234.01</text:p>
          </table:table-cell>
        </table:table-row>
        <table:table-row table:style-name="ro2">
          <table:table-cell table:style-name="ce483" office:value-type="string" calcext:value-type="string">
            <text:p>06/10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0000003</text:p>
          </table:table-cell>
          <table:table-cell table:style-name="ce483" office:value-type="string" calcext:value-type="string">
            <text:p>FAC 001-001-000000750</text:p>
          </table:table-cell>
          <table:table-cell table:style-name="ce483" office:value-type="string" calcext:value-type="string">
            <text:p>0990049459001</text:p>
          </table:table-cell>
          <table:table-cell table:style-name="ce483" office:value-type="string" calcext:value-type="string">
            <text:p>BANCO GUAYAQUIL S.A.</text:p>
          </table:table-cell>
          <table:table-cell table:style-name="ce483" office:value-type="string" calcext:value-type="string">
            <text:p>Personal de logística para realizar inventario x 3 días. - PTO 202109000967</text:p>
          </table:table-cell>
          <table:table-cell table:style-name="ce484" office:value-type="float" office:value="677.71" calcext:value-type="float">
            <text:p>677.71</text:p>
          </table:table-cell>
          <table:table-cell/>
          <table:table-cell table:style-name="ce484" office:value-type="float" office:value="18911.72" calcext:value-type="float">
            <text:p>18,911.72</text:p>
          </table:table-cell>
        </table:table-row>
        <table:table-row table:style-name="ro2">
          <table:table-cell table:style-name="ce483" office:value-type="string" calcext:value-type="string">
            <text:p>08/10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ING 202110000064</text:p>
          </table:table-cell>
          <table:table-cell table:style-name="ce483" office:value-type="string" calcext:value-type="string">
            <text:p>Transf. # 743 744</text:p>
          </table:table-cell>
          <table:table-cell table:style-name="ce483" office:value-type="string" calcext:value-type="string">
            <text:p>1390012949001</text:p>
          </table:table-cell>
          <table:table-cell table:style-name="ce483" office:value-type="string" calcext:value-type="string">
            <text:p>LA FABRIL S.A.</text:p>
          </table:table-cell>
          <table:table-cell table:style-name="ce483" office:value-type="string" calcext:value-type="string">
            <text:p>PAGO FC 743 744 LA FABRIL S.A.</text:p>
          </table:table-cell>
          <table:table-cell/>
          <table:table-cell table:style-name="ce484" office:value-type="float" office:value="519.17" calcext:value-type="float">
            <text:p>519.17</text:p>
          </table:table-cell>
          <table:table-cell table:style-name="ce484" office:value-type="float" office:value="18392.55" calcext:value-type="float">
            <text:p>18,392.55</text:p>
          </table:table-cell>
        </table:table-row>
        <table:table-row table:style-name="ro11">
          <table:table-cell table:style-name="ce483" office:value-type="string" calcext:value-type="string">
            <text:p>11/10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0000007</text:p>
          </table:table-cell>
          <table:table-cell table:style-name="ce483" office:value-type="string" calcext:value-type="string">
            <text:p>FAC 001-001-000000754</text:p>
          </table:table-cell>
          <table:table-cell table:style-name="ce483" office:value-type="string" calcext:value-type="string">
            <text:p>1390012949001</text:p>
          </table:table-cell>
          <table:table-cell table:style-name="ce483" office:value-type="string" calcext:value-type="string">
            <text:p>LA FABRIL S.A.</text:p>
          </table:table-cell>
          <table:table-cell table:style-name="ce483" office:value-type="string" calcext:value-type="string">
            <text:p>ENTREGA MATERIAL CK SEPTIEMBRE, OCT, NOV - PTO 202103000909_x000D_</text:p>
            <text:p>OC 269984</text:p>
          </table:table-cell>
          <table:table-cell table:style-name="ce484" office:value-type="float" office:value="127.57" calcext:value-type="float">
            <text:p>127.57</text:p>
          </table:table-cell>
          <table:table-cell/>
          <table:table-cell table:style-name="ce484" office:value-type="float" office:value="18520.12" calcext:value-type="float">
            <text:p>18,520.12</text:p>
          </table:table-cell>
        </table:table-row>
        <table:table-row table:style-name="ro11">
          <table:table-cell table:style-name="ce483" office:value-type="string" calcext:value-type="string">
            <text:p>11/10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0000006</text:p>
          </table:table-cell>
          <table:table-cell table:style-name="ce483" office:value-type="string" calcext:value-type="string">
            <text:p>FAC 001-001-000000753</text:p>
          </table:table-cell>
          <table:table-cell table:style-name="ce483" office:value-type="string" calcext:value-type="string">
            <text:p>0993062588001</text:p>
          </table:table-cell>
          <table:table-cell table:style-name="ce483" office:value-type="string" calcext:value-type="string">
            <text:p>REYLACTEOS C.L.</text:p>
          </table:table-cell>
          <table:table-cell table:style-name="ce483" office:value-type="string" calcext:value-type="string">
            <text:p>Envios de regalos para nutricionista, influencers - PTO 202109000971_x000D_</text:p>
            <text:p>ORDEN DE SERVICIO # RBPL-3860</text:p>
          </table:table-cell>
          <table:table-cell table:style-name="ce484" office:value-type="float" office:value="920.56" calcext:value-type="float">
            <text:p>920.56</text:p>
          </table:table-cell>
          <table:table-cell/>
          <table:table-cell table:style-name="ce484" office:value-type="float" office:value="19440.68" calcext:value-type="float">
            <text:p>19,440.68</text:p>
          </table:table-cell>
        </table:table-row>
        <table:table-row table:style-name="ro2">
          <table:table-cell table:style-name="ce483" office:value-type="string" calcext:value-type="string">
            <text:p>12/10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ING 202110000065</text:p>
          </table:table-cell>
          <table:table-cell table:style-name="ce483" office:value-type="string" calcext:value-type="string">
            <text:p>Transf. # 745</text:p>
          </table:table-cell>
          <table:table-cell table:style-name="ce483" office:value-type="string" calcext:value-type="string">
            <text:p>0993062588001</text:p>
          </table:table-cell>
          <table:table-cell table:style-name="ce483" office:value-type="string" calcext:value-type="string">
            <text:p>REYLACTEOS C.L.</text:p>
          </table:table-cell>
          <table:table-cell table:style-name="ce483" office:value-type="string" calcext:value-type="string">
            <text:p>PAGO FC 745 REYLACTEOS</text:p>
          </table:table-cell>
          <table:table-cell/>
          <table:table-cell table:style-name="ce484" office:value-type="float" office:value="1808.18" calcext:value-type="float">
            <text:p>1,808.18</text:p>
          </table:table-cell>
          <table:table-cell table:style-name="ce484" office:value-type="float" office:value="17632.5" calcext:value-type="float">
            <text:p>17,632.50</text:p>
          </table:table-cell>
        </table:table-row>
        <table:table-row table:style-name="ro2">
          <table:table-cell table:style-name="ce483" office:value-type="string" calcext:value-type="string">
            <text:p>12/10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ING 202110000067</text:p>
          </table:table-cell>
          <table:table-cell table:style-name="ce483" office:value-type="string" calcext:value-type="string">
            <text:p>Transf. # 725</text:p>
          </table:table-cell>
          <table:table-cell table:style-name="ce483" office:value-type="string" calcext:value-type="string">
            <text:p>1791321596001</text:p>
          </table:table-cell>
          <table:table-cell table:style-name="ce483" office:value-type="string" calcext:value-type="string">
            <text:p>UNILEVER ANDINA ECUADOR S.A.</text:p>
          </table:table-cell>
          <table:table-cell table:style-name="ce483" office:value-type="string" calcext:value-type="string">
            <text:p>PAGO FC 725 UNILEVER ANDINA ECUADOR S.A.</text:p>
          </table:table-cell>
          <table:table-cell/>
          <table:table-cell table:style-name="ce484" office:value-type="float" office:value="1957.26" calcext:value-type="float">
            <text:p>1,957.26</text:p>
          </table:table-cell>
          <table:table-cell table:style-name="ce484" office:value-type="float" office:value="15675.24" calcext:value-type="float">
            <text:p>15,675.24</text:p>
          </table:table-cell>
        </table:table-row>
        <table:table-row table:style-name="ro2">
          <table:table-cell table:style-name="ce483" office:value-type="string" calcext:value-type="string">
            <text:p>14/10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ING 202110000066</text:p>
          </table:table-cell>
          <table:table-cell table:style-name="ce483" office:value-type="string" calcext:value-type="string">
            <text:p>Transf. # 746</text:p>
          </table:table-cell>
          <table:table-cell table:style-name="ce483" office:value-type="string" calcext:value-type="string">
            <text:p>1390012949001</text:p>
          </table:table-cell>
          <table:table-cell table:style-name="ce483" office:value-type="string" calcext:value-type="string">
            <text:p>LA FABRIL S.A.</text:p>
          </table:table-cell>
          <table:table-cell table:style-name="ce483" office:value-type="string" calcext:value-type="string">
            <text:p>PAGO FC 746 LA FABRIL</text:p>
          </table:table-cell>
          <table:table-cell/>
          <table:table-cell table:style-name="ce484" office:value-type="float" office:value="140.89" calcext:value-type="float">
            <text:p>140.89</text:p>
          </table:table-cell>
          <table:table-cell table:style-name="ce484" office:value-type="float" office:value="15534.35" calcext:value-type="float">
            <text:p>15,534.35</text:p>
          </table:table-cell>
        </table:table-row>
        <table:table-row table:style-name="ro2">
          <table:table-cell table:style-name="ce483" office:value-type="string" calcext:value-type="string">
            <text:p>14/10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0000008</text:p>
          </table:table-cell>
          <table:table-cell table:style-name="ce483" office:value-type="string" calcext:value-type="string">
            <text:p>FAC 001-001-000000755</text:p>
          </table:table-cell>
          <table:table-cell table:style-name="ce483" office:value-type="string" calcext:value-type="string">
            <text:p>0990049459001</text:p>
          </table:table-cell>
          <table:table-cell table:style-name="ce483" office:value-type="string" calcext:value-type="string">
            <text:p>BANCO GUAYAQUIL S.A.</text:p>
          </table:table-cell>
          <table:table-cell table:style-name="ce483" office:value-type="string" calcext:value-type="string">
            <text:p>Movilizaciones materiales desde la bodega de Banco Gye - PTO 202110000979</text:p>
          </table:table-cell>
          <table:table-cell table:style-name="ce484" office:value-type="float" office:value="112.95" calcext:value-type="float">
            <text:p>112.95</text:p>
          </table:table-cell>
          <table:table-cell/>
          <table:table-cell table:style-name="ce484" office:value-type="float" office:value="15647.3" calcext:value-type="float">
            <text:p>15,647.30</text:p>
          </table:table-cell>
        </table:table-row>
        <table:table-row table:style-name="ro2">
          <table:table-cell table:style-name="ce483" office:value-type="string" calcext:value-type="string">
            <text:p>14/10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0000009</text:p>
          </table:table-cell>
          <table:table-cell table:style-name="ce483" office:value-type="string" calcext:value-type="string">
            <text:p>FAC 001-001-000000756</text:p>
          </table:table-cell>
          <table:table-cell table:style-name="ce483" office:value-type="string" calcext:value-type="string">
            <text:p>0992565152001</text:p>
          </table:table-cell>
          <table:table-cell table:style-name="ce483" office:value-type="string" calcext:value-type="string">
            <text:p>LEVEL PRINT S.A.</text:p>
          </table:table-cell>
          <table:table-cell table:style-name="ce483" office:value-type="string" calcext:value-type="string">
            <text:p>SG. FC # 8729</text:p>
          </table:table-cell>
          <table:table-cell table:style-name="ce484" office:value-type="float" office:value="133.12" calcext:value-type="float">
            <text:p>133.12</text:p>
          </table:table-cell>
          <table:table-cell/>
          <table:table-cell table:style-name="ce484" office:value-type="float" office:value="15780.42" calcext:value-type="float">
            <text:p>15,780.42</text:p>
          </table:table-cell>
        </table:table-row>
        <table:table-row table:style-name="ro11">
          <table:table-cell table:style-name="ce483" office:value-type="string" calcext:value-type="string">
            <text:p>04/11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1000002</text:p>
          </table:table-cell>
          <table:table-cell table:style-name="ce483" office:value-type="string" calcext:value-type="string">
            <text:p>FAC 001-001-000000759</text:p>
          </table:table-cell>
          <table:table-cell table:style-name="ce483" office:value-type="string" calcext:value-type="string">
            <text:p>0990049459001</text:p>
          </table:table-cell>
          <table:table-cell table:style-name="ce483" office:value-type="string" calcext:value-type="string">
            <text:p>BANCO GUAYAQUIL S.A.</text:p>
          </table:table-cell>
          <table:table-cell table:style-name="ce483" office:value-type="string" calcext:value-type="string">
            <text:p>Actividad Shop Small Feria del Parque - PTO 202111000984_x000D_</text:p>
            <text:p>CODIGO DE APROBACION: MKT-00092</text:p>
          </table:table-cell>
          <table:table-cell table:style-name="ce484" office:value-type="float" office:value="4208.51" calcext:value-type="float">
            <text:p>4,208.51</text:p>
          </table:table-cell>
          <table:table-cell/>
          <table:table-cell table:style-name="ce484" office:value-type="float" office:value="19988.93" calcext:value-type="float">
            <text:p>19,988.93</text:p>
          </table:table-cell>
        </table:table-row>
        <table:table-row table:style-name="ro2">
          <table:table-cell table:style-name="ce483" office:value-type="string" calcext:value-type="string">
            <text:p>04/11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1000004</text:p>
          </table:table-cell>
          <table:table-cell table:style-name="ce483" office:value-type="string" calcext:value-type="string">
            <text:p>FAC 001-001-000000761</text:p>
          </table:table-cell>
          <table:table-cell table:style-name="ce483" office:value-type="string" calcext:value-type="string">
            <text:p>0992565152001</text:p>
          </table:table-cell>
          <table:table-cell table:style-name="ce483" office:value-type="string" calcext:value-type="string">
            <text:p>LEVEL PRINT S.A.</text:p>
          </table:table-cell>
          <table:table-cell table:style-name="ce483" office:value-type="string" calcext:value-type="string">
            <text:p>FC 761 LEVEL PRINT SG. FC 8755</text:p>
          </table:table-cell>
          <table:table-cell table:style-name="ce484" office:value-type="float" office:value="55.67" calcext:value-type="float">
            <text:p>55.67</text:p>
          </table:table-cell>
          <table:table-cell/>
          <table:table-cell table:style-name="ce484" office:value-type="float" office:value="20044.6" calcext:value-type="float">
            <text:p>20,044.60</text:p>
          </table:table-cell>
        </table:table-row>
        <table:table-row table:style-name="ro11">
          <table:table-cell table:style-name="ce483" office:value-type="string" calcext:value-type="string">
            <text:p>04/11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1000001</text:p>
          </table:table-cell>
          <table:table-cell table:style-name="ce483" office:value-type="string" calcext:value-type="string">
            <text:p>FAC 001-001-000000758</text:p>
          </table:table-cell>
          <table:table-cell table:style-name="ce483" office:value-type="string" calcext:value-type="string">
            <text:p>0993062588001</text:p>
          </table:table-cell>
          <table:table-cell table:style-name="ce483" office:value-type="string" calcext:value-type="string">
            <text:p>REYLACTEOS C.L.</text:p>
          </table:table-cell>
          <table:table-cell table:style-name="ce483" office:value-type="string" calcext:value-type="string">
            <text:p>Souveniers Liga Pro, Actividad Gimasia Olimpica - PTO 202110000977_x000D_</text:p>
            <text:p>ORDEN DE COMPRA: RBPL-3890</text:p>
          </table:table-cell>
          <table:table-cell table:style-name="ce484" office:value-type="float" office:value="835.85" calcext:value-type="float">
            <text:p>835.85</text:p>
          </table:table-cell>
          <table:table-cell/>
          <table:table-cell table:style-name="ce484" office:value-type="float" office:value="20880.45" calcext:value-type="float">
            <text:p>20,880.45</text:p>
          </table:table-cell>
        </table:table-row>
        <table:table-row table:style-name="ro2">
          <table:table-cell table:style-name="ce483" office:value-type="string" calcext:value-type="string">
            <text:p>04/11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1000003</text:p>
          </table:table-cell>
          <table:table-cell table:style-name="ce483" office:value-type="string" calcext:value-type="string">
            <text:p>FAC 001-001-000000760</text:p>
          </table:table-cell>
          <table:table-cell table:style-name="ce483" office:value-type="string" calcext:value-type="string">
            <text:p>1791321596001</text:p>
          </table:table-cell>
          <table:table-cell table:style-name="ce483" office:value-type="string" calcext:value-type="string">
            <text:p>UNILEVER ANDINA ECUADOR S.A.</text:p>
          </table:table-cell>
          <table:table-cell table:style-name="ce483" office:value-type="string" calcext:value-type="string">
            <text:p>ACTIVACION PINGUINO FIESTAS OCTUBRE - PTO 202109000973</text:p>
          </table:table-cell>
          <table:table-cell table:style-name="ce484" office:value-type="float" office:value="2657.12" calcext:value-type="float">
            <text:p>2,657.12</text:p>
          </table:table-cell>
          <table:table-cell/>
          <table:table-cell table:style-name="ce484" office:value-type="float" office:value="23537.57" calcext:value-type="float">
            <text:p>23,537.57</text:p>
          </table:table-cell>
        </table:table-row>
        <table:table-row table:style-name="ro2">
          <table:table-cell table:style-name="ce483" office:value-type="string" calcext:value-type="string">
            <text:p>05/11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ING 202111000068</text:p>
          </table:table-cell>
          <table:table-cell table:style-name="ce483" office:value-type="string" calcext:value-type="string">
            <text:p>Transf. # 748</text:p>
          </table:table-cell>
          <table:table-cell table:style-name="ce483" office:value-type="string" calcext:value-type="string">
            <text:p>1390012949001</text:p>
          </table:table-cell>
          <table:table-cell table:style-name="ce483" office:value-type="string" calcext:value-type="string">
            <text:p>LA FABRIL S.A.</text:p>
          </table:table-cell>
          <table:table-cell table:style-name="ce483" office:value-type="string" calcext:value-type="string">
            <text:p>PAGO LA FABRIL FC 748</text:p>
          </table:table-cell>
          <table:table-cell/>
          <table:table-cell table:style-name="ce484" office:value-type="float" office:value="249.6" calcext:value-type="float">
            <text:p>249.60</text:p>
          </table:table-cell>
          <table:table-cell table:style-name="ce484" office:value-type="float" office:value="23287.97" calcext:value-type="float">
            <text:p>23,287.97</text:p>
          </table:table-cell>
        </table:table-row>
        <table:table-row table:style-name="ro2">
          <table:table-cell table:style-name="ce483" office:value-type="string" calcext:value-type="string">
            <text:p>05/11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ING 202111000070</text:p>
          </table:table-cell>
          <table:table-cell table:style-name="ce483" office:value-type="string" calcext:value-type="string">
            <text:p>Cruce con documento</text:p>
          </table:table-cell>
          <table:table-cell table:style-name="ce483" office:value-type="string" calcext:value-type="string">
            <text:p>0990049459001</text:p>
          </table:table-cell>
          <table:table-cell table:style-name="ce483" office:value-type="string" calcext:value-type="string">
            <text:p>BANCO GUAYAQUIL S.A.</text:p>
          </table:table-cell>
          <table:table-cell table:style-name="ce483" office:value-type="string" calcext:value-type="string">
            <text:p>PAFO FC 750-749-751-755-752 BANCO GUAYAQUIL</text:p>
          </table:table-cell>
          <table:table-cell/>
          <table:table-cell table:style-name="ce484" office:value-type="float" office:value="8482.69" calcext:value-type="float">
            <text:p>8,482.69</text:p>
          </table:table-cell>
          <table:table-cell table:style-name="ce484" office:value-type="float" office:value="14805.28" calcext:value-type="float">
            <text:p>14,805.28</text:p>
          </table:table-cell>
        </table:table-row>
        <table:table-row table:style-name="ro2">
          <table:table-cell table:style-name="ce483" office:value-type="string" calcext:value-type="string">
            <text:p>08/11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ING 202111000069</text:p>
          </table:table-cell>
          <table:table-cell table:style-name="ce483" office:value-type="string" calcext:value-type="string">
            <text:p>Transf. # 762</text:p>
          </table:table-cell>
          <table:table-cell table:style-name="ce483" office:value-type="string" calcext:value-type="string">
            <text:p>1304041856</text:p>
          </table:table-cell>
          <table:table-cell table:style-name="ce483" office:value-type="string" calcext:value-type="string">
            <text:p>MARIA SOL MORA</text:p>
          </table:table-cell>
          <table:table-cell table:style-name="ce483" office:value-type="string" calcext:value-type="string">
            <text:p>Doc. 001-001-000000762, <text:s text:c="2"/>DECORACION EVENTO PRIMERA COMUNION - JUAN PABLO ROJAS DIC 4 - PTO 202110000978</text:p>
          </table:table-cell>
          <table:table-cell/>
          <table:table-cell table:style-name="ce484" office:value-type="float" office:value="3400" calcext:value-type="float">
            <text:p>3,400.00</text:p>
          </table:table-cell>
          <table:table-cell table:style-name="ce484" office:value-type="float" office:value="11405.28" calcext:value-type="float">
            <text:p>11,405.28</text:p>
          </table:table-cell>
        </table:table-row>
        <table:table-row table:style-name="ro2">
          <table:table-cell table:style-name="ce483" office:value-type="string" calcext:value-type="string">
            <text:p>08/11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ING 202111000075</text:p>
          </table:table-cell>
          <table:table-cell table:style-name="ce483" office:value-type="string" calcext:value-type="string">
            <text:p>Transf. # 747</text:p>
          </table:table-cell>
          <table:table-cell table:style-name="ce483" office:value-type="string" calcext:value-type="string">
            <text:p>0992526742001</text:p>
          </table:table-cell>
          <table:table-cell table:style-name="ce483" office:value-type="string" calcext:value-type="string">
            <text:p>DINADEC S.A. </text:p>
          </table:table-cell>
          <table:table-cell table:style-name="ce483" office:value-type="string" calcext:value-type="string">
            <text:p>PAGO FC 747 DINADEC</text:p>
          </table:table-cell>
          <table:table-cell/>
          <table:table-cell table:style-name="ce484" office:value-type="float" office:value="1232.38" calcext:value-type="float">
            <text:p>1,232.38</text:p>
          </table:table-cell>
          <table:table-cell table:style-name="ce484" office:value-type="float" office:value="10172.9" calcext:value-type="float">
            <text:p>10,172.90</text:p>
          </table:table-cell>
        </table:table-row>
        <table:table-row table:style-name="ro2">
          <table:table-cell table:style-name="ce483" office:value-type="string" calcext:value-type="string">
            <text:p>08/11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1000005</text:p>
          </table:table-cell>
          <table:table-cell table:style-name="ce483" office:value-type="string" calcext:value-type="string">
            <text:p>FAC 001-001-000000762</text:p>
          </table:table-cell>
          <table:table-cell table:style-name="ce483" office:value-type="string" calcext:value-type="string">
            <text:p>1304041856</text:p>
          </table:table-cell>
          <table:table-cell table:style-name="ce483" office:value-type="string" calcext:value-type="string">
            <text:p>MARIA SOL MORA</text:p>
          </table:table-cell>
          <table:table-cell table:style-name="ce483" office:value-type="string" calcext:value-type="string">
            <text:p>DECORACION EVENTO PRIMERA COMUNION - JUAN PABLO ROJAS DIC 4 - PTO 202110000978</text:p>
          </table:table-cell>
          <table:table-cell table:style-name="ce484" office:value-type="float" office:value="5699.64" calcext:value-type="float">
            <text:p>5,699.64</text:p>
          </table:table-cell>
          <table:table-cell/>
          <table:table-cell table:style-name="ce484" office:value-type="float" office:value="15872.54" calcext:value-type="float">
            <text:p>15,872.54</text:p>
          </table:table-cell>
        </table:table-row>
        <table:table-row table:style-name="ro2">
          <table:table-cell table:style-name="ce483" office:value-type="string" calcext:value-type="string">
            <text:p>11/11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1000007</text:p>
          </table:table-cell>
          <table:table-cell table:style-name="ce483" office:value-type="string" calcext:value-type="string">
            <text:p>FAC 001-001-000000764</text:p>
          </table:table-cell>
          <table:table-cell table:style-name="ce483" office:value-type="string" calcext:value-type="string">
            <text:p>0990800707001</text:p>
          </table:table-cell>
          <table:table-cell table:style-name="ce483" office:value-type="string" calcext:value-type="string">
            <text:p>BONAFIDE</text:p>
          </table:table-cell>
          <table:table-cell table:style-name="ce483" office:value-type="string" calcext:value-type="string">
            <text:p>PRODUCCION DE MANDILES PAW PATROL - PTO 202111000987</text:p>
          </table:table-cell>
          <table:table-cell table:style-name="ce484" office:value-type="float" office:value="180.32" calcext:value-type="float">
            <text:p>180.32</text:p>
          </table:table-cell>
          <table:table-cell/>
          <table:table-cell table:style-name="ce484" office:value-type="float" office:value="16052.86" calcext:value-type="float">
            <text:p>16,052.86</text:p>
          </table:table-cell>
        </table:table-row>
        <table:table-row table:style-name="ro11">
          <table:table-cell table:style-name="ce483" office:value-type="string" calcext:value-type="string">
            <text:p>11/11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1000008</text:p>
          </table:table-cell>
          <table:table-cell table:style-name="ce483" office:value-type="string" calcext:value-type="string">
            <text:p>FAC 001-001-000000765</text:p>
          </table:table-cell>
          <table:table-cell table:style-name="ce483" office:value-type="string" calcext:value-type="string">
            <text:p>0905907895001</text:p>
          </table:table-cell>
          <table:table-cell table:style-name="ce483" office:value-type="string" calcext:value-type="string">
            <text:p>JENNY VERONICA ALVEAR CUCALON</text:p>
          </table:table-cell>
          <table:table-cell table:style-name="ce483" office:value-type="string" calcext:value-type="string">
            <text:p>EVENTO HALLOWEEN NIÑOS CN_x000D_</text:p>
            <text:p>Octubre 28 - Planta CN Gye - PTO 202110000983</text:p>
          </table:table-cell>
          <table:table-cell table:style-name="ce484" office:value-type="float" office:value="1691.2" calcext:value-type="float">
            <text:p>1,691.20</text:p>
          </table:table-cell>
          <table:table-cell/>
          <table:table-cell table:style-name="ce484" office:value-type="float" office:value="17744.06" calcext:value-type="float">
            <text:p>17,744.06</text:p>
          </table:table-cell>
        </table:table-row>
        <table:table-row table:style-name="ro2">
          <table:table-cell table:style-name="ce483" office:value-type="string" calcext:value-type="string">
            <text:p>11/11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1000009</text:p>
          </table:table-cell>
          <table:table-cell table:style-name="ce483" office:value-type="string" calcext:value-type="string">
            <text:p>FAC 001-001-000000766</text:p>
          </table:table-cell>
          <table:table-cell table:style-name="ce483" office:value-type="string" calcext:value-type="string">
            <text:p>1720263118</text:p>
          </table:table-cell>
          <table:table-cell table:style-name="ce483" office:value-type="string" calcext:value-type="string">
            <text:p>ANA SOFIA GOMEZ TAMAYO</text:p>
          </table:table-cell>
          <table:table-cell table:style-name="ce483" office:value-type="string" calcext:value-type="string">
            <text:p>PRODUCCION CAMISETAS CLIENTE ENTREGA DISEÑO - PTO 202111000986</text:p>
          </table:table-cell>
          <table:table-cell table:style-name="ce484" office:value-type="float" office:value="53.76" calcext:value-type="float">
            <text:p>53.76</text:p>
          </table:table-cell>
          <table:table-cell/>
          <table:table-cell table:style-name="ce484" office:value-type="float" office:value="17797.82" calcext:value-type="float">
            <text:p>17,797.82</text:p>
          </table:table-cell>
        </table:table-row>
        <table:table-row table:style-name="ro2">
          <table:table-cell table:style-name="ce483" office:value-type="string" calcext:value-type="string">
            <text:p>11/11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ING 202111000071</text:p>
          </table:table-cell>
          <table:table-cell table:style-name="ce483" office:value-type="string" calcext:value-type="string">
            <text:p>Transf. # 766</text:p>
          </table:table-cell>
          <table:table-cell table:style-name="ce483" office:value-type="string" calcext:value-type="string">
            <text:p>1720263118</text:p>
          </table:table-cell>
          <table:table-cell table:style-name="ce483" office:value-type="string" calcext:value-type="string">
            <text:p>ANA SOFIA GOMEZ TAMAYO</text:p>
          </table:table-cell>
          <table:table-cell table:style-name="ce483" office:value-type="string" calcext:value-type="string">
            <text:p>PAGO FC 766 ANA GOMEZ</text:p>
          </table:table-cell>
          <table:table-cell/>
          <table:table-cell table:style-name="ce484" office:value-type="float" office:value="53.76" calcext:value-type="float">
            <text:p>53.76</text:p>
          </table:table-cell>
          <table:table-cell table:style-name="ce484" office:value-type="float" office:value="17744.06" calcext:value-type="float">
            <text:p>17,744.06</text:p>
          </table:table-cell>
        </table:table-row>
        <table:table-row table:style-name="ro2">
          <table:table-cell table:style-name="ce483" office:value-type="string" calcext:value-type="string">
            <text:p>15/11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ING 202111000076</text:p>
          </table:table-cell>
          <table:table-cell table:style-name="ce483" office:value-type="string" calcext:value-type="string">
            <text:p>Transf. # 754</text:p>
          </table:table-cell>
          <table:table-cell table:style-name="ce483" office:value-type="string" calcext:value-type="string">
            <text:p>1390012949001</text:p>
          </table:table-cell>
          <table:table-cell table:style-name="ce483" office:value-type="string" calcext:value-type="string">
            <text:p>LA FABRIL S.A.</text:p>
          </table:table-cell>
          <table:table-cell table:style-name="ce483" office:value-type="string" calcext:value-type="string">
            <text:p>PAGO FC 754 LA FABRIL</text:p>
          </table:table-cell>
          <table:table-cell/>
          <table:table-cell table:style-name="ce484" office:value-type="float" office:value="127.57" calcext:value-type="float">
            <text:p>127.57</text:p>
          </table:table-cell>
          <table:table-cell table:style-name="ce484" office:value-type="float" office:value="17616.49" calcext:value-type="float">
            <text:p>17,616.49</text:p>
          </table:table-cell>
        </table:table-row>
        <table:table-row table:style-name="ro2">
          <table:table-cell table:style-name="ce483" office:value-type="string" calcext:value-type="string">
            <text:p>18/11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ING 202111000077</text:p>
          </table:table-cell>
          <table:table-cell table:style-name="ce483" office:value-type="string" calcext:value-type="string">
            <text:p>Transf. # 758 753</text:p>
          </table:table-cell>
          <table:table-cell table:style-name="ce483" office:value-type="string" calcext:value-type="string">
            <text:p>0993062588001</text:p>
          </table:table-cell>
          <table:table-cell table:style-name="ce483" office:value-type="string" calcext:value-type="string">
            <text:p>REYLACTEOS C.L.</text:p>
          </table:table-cell>
          <table:table-cell table:style-name="ce483" office:value-type="string" calcext:value-type="string">
            <text:p>PAGO FC 753 758 REYLACTEOS</text:p>
          </table:table-cell>
          <table:table-cell/>
          <table:table-cell table:style-name="ce484" office:value-type="float" office:value="1756.41" calcext:value-type="float">
            <text:p>1,756.41</text:p>
          </table:table-cell>
          <table:table-cell table:style-name="ce484" office:value-type="float" office:value="15860.08" calcext:value-type="float">
            <text:p>15,860.08</text:p>
          </table:table-cell>
        </table:table-row>
        <table:table-row table:style-name="ro2">
          <table:table-cell table:style-name="ce483" office:value-type="string" calcext:value-type="string">
            <text:p>23/11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ING 202111000073</text:p>
          </table:table-cell>
          <table:table-cell table:style-name="ce483" office:value-type="string" calcext:value-type="string">
            <text:p>Transf. # 764</text:p>
          </table:table-cell>
          <table:table-cell table:style-name="ce483" office:value-type="string" calcext:value-type="string">
            <text:p>0990800707001</text:p>
          </table:table-cell>
          <table:table-cell table:style-name="ce483" office:value-type="string" calcext:value-type="string">
            <text:p>BONAFIDE</text:p>
          </table:table-cell>
          <table:table-cell table:style-name="ce483" office:value-type="string" calcext:value-type="string">
            <text:p>PAGO FC 764 BONAFIDE</text:p>
          </table:table-cell>
          <table:table-cell/>
          <table:table-cell table:style-name="ce484" office:value-type="float" office:value="180.32" calcext:value-type="float">
            <text:p>180.32</text:p>
          </table:table-cell>
          <table:table-cell table:style-name="ce484" office:value-type="float" office:value="15679.76" calcext:value-type="float">
            <text:p>15,679.76</text:p>
          </table:table-cell>
        </table:table-row>
        <table:table-row table:style-name="ro2">
          <table:table-cell table:style-name="ce483" office:value-type="string" calcext:value-type="string">
            <text:p>24/11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1000010</text:p>
          </table:table-cell>
          <table:table-cell table:style-name="ce483" office:value-type="string" calcext:value-type="string">
            <text:p>FAC 001-001-000000767</text:p>
          </table:table-cell>
          <table:table-cell table:style-name="ce483" office:value-type="string" calcext:value-type="string">
            <text:p>0990800707001</text:p>
          </table:table-cell>
          <table:table-cell table:style-name="ce483" office:value-type="string" calcext:value-type="string">
            <text:p>BONAFIDE</text:p>
          </table:table-cell>
          <table:table-cell table:style-name="ce483" office:value-type="string" calcext:value-type="string">
            <text:p>PRODUCCION CAMISETAS - PTO 202110000982</text:p>
          </table:table-cell>
          <table:table-cell table:style-name="ce484" office:value-type="float" office:value="355.26" calcext:value-type="float">
            <text:p>355.26</text:p>
          </table:table-cell>
          <table:table-cell/>
          <table:table-cell table:style-name="ce484" office:value-type="float" office:value="16035.02" calcext:value-type="float">
            <text:p>16,035.02</text:p>
          </table:table-cell>
        </table:table-row>
        <table:table-row table:style-name="ro2">
          <table:table-cell table:style-name="ce483" office:value-type="string" calcext:value-type="string">
            <text:p>29/11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ING 202111000078</text:p>
          </table:table-cell>
          <table:table-cell table:style-name="ce483" office:value-type="string" calcext:value-type="string">
            <text:p>Transf. # 765</text:p>
          </table:table-cell>
          <table:table-cell table:style-name="ce483" office:value-type="string" calcext:value-type="string">
            <text:p>0905907895001</text:p>
          </table:table-cell>
          <table:table-cell table:style-name="ce483" office:value-type="string" calcext:value-type="string">
            <text:p>JENNY VERONICA ALVEAR CUCALON</text:p>
          </table:table-cell>
          <table:table-cell table:style-name="ce483" office:value-type="string" calcext:value-type="string">
            <text:p>PAGO FC 765 JENNY ALVEAR</text:p>
          </table:table-cell>
          <table:table-cell/>
          <table:table-cell table:style-name="ce484" office:value-type="float" office:value="1691.2" calcext:value-type="float">
            <text:p>1,691.20</text:p>
          </table:table-cell>
          <table:table-cell table:style-name="ce484" office:value-type="float" office:value="14343.82" calcext:value-type="float">
            <text:p>14,343.82</text:p>
          </table:table-cell>
        </table:table-row>
        <table:table-row table:style-name="ro11">
          <table:table-cell table:style-name="ce483" office:value-type="string" calcext:value-type="string">
            <text:p>01/12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2000001</text:p>
          </table:table-cell>
          <table:table-cell table:style-name="ce483" office:value-type="string" calcext:value-type="string">
            <text:p>FAC 001-001-000000768</text:p>
          </table:table-cell>
          <table:table-cell table:style-name="ce483" office:value-type="string" calcext:value-type="string">
            <text:p>1390012949001</text:p>
          </table:table-cell>
          <table:table-cell table:style-name="ce483" office:value-type="string" calcext:value-type="string">
            <text:p>LA FABRIL S.A.</text:p>
          </table:table-cell>
          <table:table-cell table:style-name="ce483" office:value-type="string" calcext:value-type="string">
            <text:p>ENTREGA ACTIVIDAD BEBEMUNDO - PTO 202111000989_x000D_</text:p>
            <text:p>OC 276841</text:p>
          </table:table-cell>
          <table:table-cell table:style-name="ce484" office:value-type="float" office:value="225.2" calcext:value-type="float">
            <text:p>225.20</text:p>
          </table:table-cell>
          <table:table-cell/>
          <table:table-cell table:style-name="ce484" office:value-type="float" office:value="14569.02" calcext:value-type="float">
            <text:p>14,569.02</text:p>
          </table:table-cell>
        </table:table-row>
        <table:table-row table:style-name="ro11">
          <table:table-cell table:style-name="ce483" office:value-type="string" calcext:value-type="string">
            <text:p>01/12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2000002</text:p>
          </table:table-cell>
          <table:table-cell table:style-name="ce483" office:value-type="string" calcext:value-type="string">
            <text:p>FAC 001-001-000000770</text:p>
          </table:table-cell>
          <table:table-cell table:style-name="ce483" office:value-type="string" calcext:value-type="string">
            <text:p>0990049459001</text:p>
          </table:table-cell>
          <table:table-cell table:style-name="ce483" office:value-type="string" calcext:value-type="string">
            <text:p>BANCO GUAYAQUIL S.A.</text:p>
          </table:table-cell>
          <table:table-cell table:style-name="ce483" office:value-type="string" calcext:value-type="string">
            <text:p>Montaje Evento Copa Britanica - PTO 202111000991_x000D_</text:p>
            <text:p>Código Aprobación:MKT-00244</text:p>
          </table:table-cell>
          <table:table-cell table:style-name="ce484" office:value-type="float" office:value="897.96" calcext:value-type="float">
            <text:p>897.96</text:p>
          </table:table-cell>
          <table:table-cell/>
          <table:table-cell table:style-name="ce484" office:value-type="float" office:value="15466.98" calcext:value-type="float">
            <text:p>15,466.98</text:p>
          </table:table-cell>
        </table:table-row>
        <table:table-row table:style-name="ro2">
          <table:table-cell table:style-name="ce483" office:value-type="string" calcext:value-type="string">
            <text:p>03/12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ING 202111000074</text:p>
          </table:table-cell>
          <table:table-cell table:style-name="ce483" office:value-type="string" calcext:value-type="string">
            <text:p>Cruce con documento</text:p>
          </table:table-cell>
          <table:table-cell table:style-name="ce483" office:value-type="string" calcext:value-type="string">
            <text:p>0990800707001</text:p>
          </table:table-cell>
          <table:table-cell table:style-name="ce483" office:value-type="string" calcext:value-type="string">
            <text:p>BONAFIDE</text:p>
          </table:table-cell>
          <table:table-cell table:style-name="ce483" office:value-type="string" calcext:value-type="string">
            <text:p>Doc. 001-001-000000767, <text:s text:c="2"/>PRODUCCION CAMISETAS - PTO 202110000982</text:p>
          </table:table-cell>
          <table:table-cell/>
          <table:table-cell table:style-name="ce484" office:value-type="float" office:value="355.26" calcext:value-type="float">
            <text:p>355.26</text:p>
          </table:table-cell>
          <table:table-cell table:style-name="ce484" office:value-type="float" office:value="15111.72" calcext:value-type="float">
            <text:p>15,111.72</text:p>
          </table:table-cell>
        </table:table-row>
        <table:table-row table:style-name="ro2">
          <table:table-cell table:style-name="ce483" office:value-type="string" calcext:value-type="string">
            <text:p>07/12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ING 202112000085</text:p>
          </table:table-cell>
          <table:table-cell table:style-name="ce483" office:value-type="string" calcext:value-type="string">
            <text:p>Transf. # 762</text:p>
          </table:table-cell>
          <table:table-cell table:style-name="ce483" office:value-type="string" calcext:value-type="string">
            <text:p>1304041856</text:p>
          </table:table-cell>
          <table:table-cell table:style-name="ce483" office:value-type="string" calcext:value-type="string">
            <text:p>MARIA SOL MORA</text:p>
          </table:table-cell>
          <table:table-cell table:style-name="ce483" office:value-type="string" calcext:value-type="string">
            <text:p>PAGO FC 762 MARIA SOL MORA</text:p>
          </table:table-cell>
          <table:table-cell/>
          <table:table-cell table:style-name="ce484" office:value-type="float" office:value="1000" calcext:value-type="float">
            <text:p>1,000.00</text:p>
          </table:table-cell>
          <table:table-cell table:style-name="ce484" office:value-type="float" office:value="14111.72" calcext:value-type="float">
            <text:p>14,111.72</text:p>
          </table:table-cell>
        </table:table-row>
        <table:table-row table:style-name="ro2">
          <table:table-cell table:style-name="ce483" office:value-type="string" calcext:value-type="string">
            <text:p>08/12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2000004</text:p>
          </table:table-cell>
          <table:table-cell table:style-name="ce483" office:value-type="string" calcext:value-type="string">
            <text:p>FAC 001-001-000000772</text:p>
          </table:table-cell>
          <table:table-cell table:style-name="ce483" office:value-type="string" calcext:value-type="string">
            <text:p>0905907895001</text:p>
          </table:table-cell>
          <table:table-cell table:style-name="ce483" office:value-type="string" calcext:value-type="string">
            <text:p>JENNY VERONICA ALVEAR CUCALON</text:p>
          </table:table-cell>
          <table:table-cell table:style-name="ce483" office:value-type="string" calcext:value-type="string">
            <text:p>PHOTOBOOTH 360 FAMILY FEST CN - PTO 202111000988</text:p>
          </table:table-cell>
          <table:table-cell table:style-name="ce484" office:value-type="float" office:value="1875" calcext:value-type="float">
            <text:p>1,875.00</text:p>
          </table:table-cell>
          <table:table-cell/>
          <table:table-cell table:style-name="ce484" office:value-type="float" office:value="15986.72" calcext:value-type="float">
            <text:p>15,986.72</text:p>
          </table:table-cell>
        </table:table-row>
        <table:table-row table:style-name="ro11">
          <table:table-cell table:style-name="ce483" office:value-type="string" calcext:value-type="string">
            <text:p>08/12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2000003</text:p>
          </table:table-cell>
          <table:table-cell table:style-name="ce483" office:value-type="string" calcext:value-type="string">
            <text:p>FAC 001-001-000000771</text:p>
          </table:table-cell>
          <table:table-cell table:style-name="ce483" office:value-type="string" calcext:value-type="string">
            <text:p>1790516008001</text:p>
          </table:table-cell>
          <table:table-cell table:style-name="ce483" office:value-type="string" calcext:value-type="string">
            <text:p>CHUBB SEGUROS ECUADOR S.A.</text:p>
          </table:table-cell>
          <table:table-cell table:style-name="ce483" office:value-type="string" calcext:value-type="string">
            <text:p>SOMBREROS PAJA TOQUILLA CON LOGO_x000D_</text:p>
            <text:p>EC21006910-ds - PTO 202112000995</text:p>
          </table:table-cell>
          <table:table-cell table:style-name="ce484" office:value-type="float" office:value="775.33" calcext:value-type="float">
            <text:p>775.33</text:p>
          </table:table-cell>
          <table:table-cell/>
          <table:table-cell table:style-name="ce484" office:value-type="float" office:value="16762.05" calcext:value-type="float">
            <text:p>16,762.05</text:p>
          </table:table-cell>
        </table:table-row>
        <table:table-row table:style-name="ro2">
          <table:table-cell table:style-name="ce483" office:value-type="string" calcext:value-type="string">
            <text:p>09/12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ING 202201000003</text:p>
          </table:table-cell>
          <table:table-cell table:style-name="ce483" office:value-type="string" calcext:value-type="string">
            <text:p>Transf. # 740</text:p>
          </table:table-cell>
          <table:table-cell table:style-name="ce483" office:value-type="string" calcext:value-type="string">
            <text:p>1791321596001</text:p>
          </table:table-cell>
          <table:table-cell table:style-name="ce483" office:value-type="string" calcext:value-type="string">
            <text:p>UNILEVER ANDINA ECUADOR S.A.</text:p>
          </table:table-cell>
          <table:table-cell table:style-name="ce483" office:value-type="string" calcext:value-type="string">
            <text:p>PAGO FC 740 UNILEVER ANDINA ECUADOR S.A.</text:p>
          </table:table-cell>
          <table:table-cell/>
          <table:table-cell table:style-name="ce484" office:value-type="float" office:value="3504.98" calcext:value-type="float">
            <text:p>3,504.98</text:p>
          </table:table-cell>
          <table:table-cell table:style-name="ce484" office:value-type="float" office:value="13257.07" calcext:value-type="float">
            <text:p>13,257.07</text:p>
          </table:table-cell>
        </table:table-row>
        <table:table-row table:style-name="ro2">
          <table:table-cell table:style-name="ce483" office:value-type="string" calcext:value-type="string">
            <text:p>09/12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ING 202112000086</text:p>
          </table:table-cell>
          <table:table-cell table:style-name="ce483" office:value-type="string" calcext:value-type="string">
            <text:p>Transf. # 762</text:p>
          </table:table-cell>
          <table:table-cell table:style-name="ce483" office:value-type="string" calcext:value-type="string">
            <text:p>1304041856</text:p>
          </table:table-cell>
          <table:table-cell table:style-name="ce483" office:value-type="string" calcext:value-type="string">
            <text:p>MARIA SOL MORA</text:p>
          </table:table-cell>
          <table:table-cell table:style-name="ce483" office:value-type="string" calcext:value-type="string">
            <text:p>SALDO FC 762 MARIA SOL MORA</text:p>
          </table:table-cell>
          <table:table-cell/>
          <table:table-cell table:style-name="ce484" office:value-type="float" office:value="1299.64" calcext:value-type="float">
            <text:p>1,299.64</text:p>
          </table:table-cell>
          <table:table-cell table:style-name="ce484" office:value-type="float" office:value="11957.43" calcext:value-type="float">
            <text:p>11,957.43</text:p>
          </table:table-cell>
        </table:table-row>
        <table:table-row table:style-name="ro11">
          <table:table-cell table:style-name="ce483" office:value-type="string" calcext:value-type="string">
            <text:p>10/12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2000005</text:p>
          </table:table-cell>
          <table:table-cell table:style-name="ce483" office:value-type="string" calcext:value-type="string">
            <text:p>FAC 001-001-000000773</text:p>
          </table:table-cell>
          <table:table-cell table:style-name="ce483" office:value-type="string" calcext:value-type="string">
            <text:p>0990049459001</text:p>
          </table:table-cell>
          <table:table-cell table:style-name="ce483" office:value-type="string" calcext:value-type="string">
            <text:p>BANCO GUAYAQUIL S.A.</text:p>
          </table:table-cell>
          <table:table-cell table:style-name="ce483" office:value-type="string" calcext:value-type="string">
            <text:p>Montajes Carrera Santa Samborondón - PTO 202112000998_x000D_</text:p>
            <text:p>Código Aprobación O/C:MKT-00297</text:p>
          </table:table-cell>
          <table:table-cell table:style-name="ce484" office:value-type="float" office:value="468.75" calcext:value-type="float">
            <text:p>468.75</text:p>
          </table:table-cell>
          <table:table-cell/>
          <table:table-cell table:style-name="ce484" office:value-type="float" office:value="12426.18" calcext:value-type="float">
            <text:p>12,426.18</text:p>
          </table:table-cell>
        </table:table-row>
        <table:table-row table:style-name="ro2">
          <table:table-cell table:style-name="ce483" office:value-type="string" calcext:value-type="string">
            <text:p>13/12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ING 202112000083</text:p>
          </table:table-cell>
          <table:table-cell table:style-name="ce483" office:value-type="string" calcext:value-type="string">
            <text:p>Transf. # 771</text:p>
          </table:table-cell>
          <table:table-cell table:style-name="ce483" office:value-type="string" calcext:value-type="string">
            <text:p>1790516008001</text:p>
          </table:table-cell>
          <table:table-cell table:style-name="ce483" office:value-type="string" calcext:value-type="string">
            <text:p>CHUBB SEGUROS ECUADOR S.A.</text:p>
          </table:table-cell>
          <table:table-cell table:style-name="ce483" office:value-type="string" calcext:value-type="string">
            <text:p>PAGO FC 771CHUBB SEGUROS ECUADOR S.A.</text:p>
          </table:table-cell>
          <table:table-cell/>
          <table:table-cell table:style-name="ce484" office:value-type="float" office:value="775.33" calcext:value-type="float">
            <text:p>775.33</text:p>
          </table:table-cell>
          <table:table-cell table:style-name="ce484" office:value-type="float" office:value="11650.85" calcext:value-type="float">
            <text:p>11,650.85</text:p>
          </table:table-cell>
        </table:table-row>
        <table:table-row table:style-name="ro11">
          <table:table-cell table:style-name="ce483" office:value-type="string" calcext:value-type="string">
            <text:p>14/12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2000007</text:p>
          </table:table-cell>
          <table:table-cell table:style-name="ce483" office:value-type="string" calcext:value-type="string">
            <text:p>FAC 001-001-000000775</text:p>
          </table:table-cell>
          <table:table-cell table:style-name="ce483" office:value-type="string" calcext:value-type="string">
            <text:p>0993062588001</text:p>
          </table:table-cell>
          <table:table-cell table:style-name="ce483" office:value-type="string" calcext:value-type="string">
            <text:p>REYLACTEOS C.L.</text:p>
          </table:table-cell>
          <table:table-cell table:style-name="ce483" office:value-type="string" calcext:value-type="string">
            <text:p>Actividad Fitfest con Gofit - PTO 202112000993_x000D_</text:p>
            <text:p>ORDEN DE COMPRA: RBPL-3923</text:p>
          </table:table-cell>
          <table:table-cell table:style-name="ce484" office:value-type="float" office:value="3343.38" calcext:value-type="float">
            <text:p>3,343.38</text:p>
          </table:table-cell>
          <table:table-cell/>
          <table:table-cell table:style-name="ce484" office:value-type="float" office:value="14994.23" calcext:value-type="float">
            <text:p>14,994.23</text:p>
          </table:table-cell>
        </table:table-row>
        <table:table-row table:style-name="ro11">
          <table:table-cell table:style-name="ce483" office:value-type="string" calcext:value-type="string">
            <text:p>14/12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2000008</text:p>
          </table:table-cell>
          <table:table-cell table:style-name="ce483" office:value-type="string" calcext:value-type="string">
            <text:p>FAC 001-001-000000776</text:p>
          </table:table-cell>
          <table:table-cell table:style-name="ce483" office:value-type="string" calcext:value-type="string">
            <text:p>0993062588001</text:p>
          </table:table-cell>
          <table:table-cell table:style-name="ce483" office:value-type="string" calcext:value-type="string">
            <text:p>REYLACTEOS C.L.</text:p>
          </table:table-cell>
          <table:table-cell table:style-name="ce483" office:value-type="string" calcext:value-type="string">
            <text:p>Evento Fitfest con Zeus - PTO 202111000992_x000D_</text:p>
            <text:p>ORDEN DE COMPRA : RBPL-3924</text:p>
          </table:table-cell>
          <table:table-cell table:style-name="ce484" office:value-type="float" office:value="5167.55" calcext:value-type="float">
            <text:p>5,167.55</text:p>
          </table:table-cell>
          <table:table-cell/>
          <table:table-cell table:style-name="ce484" office:value-type="float" office:value="20161.78" calcext:value-type="float">
            <text:p>20,161.78</text:p>
          </table:table-cell>
        </table:table-row>
        <table:table-row table:style-name="ro11">
          <table:table-cell table:style-name="ce483" office:value-type="string" calcext:value-type="string">
            <text:p>14/12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2000006</text:p>
          </table:table-cell>
          <table:table-cell table:style-name="ce483" office:value-type="string" calcext:value-type="string">
            <text:p>FAC 001-001-000000774</text:p>
          </table:table-cell>
          <table:table-cell table:style-name="ce483" office:value-type="string" calcext:value-type="string">
            <text:p>0993062588001</text:p>
          </table:table-cell>
          <table:table-cell table:style-name="ce483" office:value-type="string" calcext:value-type="string">
            <text:p>REYLACTEOS C.L.</text:p>
          </table:table-cell>
          <table:table-cell table:style-name="ce483" office:value-type="string" calcext:value-type="string">
            <text:p>Compra de canastas para Rey Lacteos - PTO 202112000996_x000D_</text:p>
            <text:p>ORDEN DE COMPRA RBPL-3922</text:p>
          </table:table-cell>
          <table:table-cell table:style-name="ce484" office:value-type="float" office:value="160.39" calcext:value-type="float">
            <text:p>160.39</text:p>
          </table:table-cell>
          <table:table-cell/>
          <table:table-cell table:style-name="ce484" office:value-type="float" office:value="20322.17" calcext:value-type="float">
            <text:p>20,322.17</text:p>
          </table:table-cell>
        </table:table-row>
        <table:table-row table:style-name="ro2">
          <table:table-cell table:style-name="ce483" office:value-type="string" calcext:value-type="string">
            <text:p>22/12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ING 202112000081</text:p>
          </table:table-cell>
          <table:table-cell table:style-name="ce483" office:value-type="string" calcext:value-type="string">
            <text:p>Transf. # BANCO</text:p>
          </table:table-cell>
          <table:table-cell table:style-name="ce483" office:value-type="string" calcext:value-type="string">
            <text:p>0905907895001</text:p>
          </table:table-cell>
          <table:table-cell table:style-name="ce483" office:value-type="string" calcext:value-type="string">
            <text:p>JENNY VERONICA ALVEAR CUCALON</text:p>
          </table:table-cell>
          <table:table-cell table:style-name="ce483" office:value-type="string" calcext:value-type="string">
            <text:p>PAGO JENNY ALVEAR</text:p>
          </table:table-cell>
          <table:table-cell/>
          <table:table-cell table:style-name="ce484" office:value-type="float" office:value="2043" calcext:value-type="float">
            <text:p>2,043.00</text:p>
          </table:table-cell>
          <table:table-cell table:style-name="ce484" office:value-type="float" office:value="18279.17" calcext:value-type="float">
            <text:p>18,279.17</text:p>
          </table:table-cell>
        </table:table-row>
        <table:table-row table:style-name="ro2">
          <table:table-cell table:style-name="ce483" office:value-type="string" calcext:value-type="string">
            <text:p>22/12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2000013</text:p>
          </table:table-cell>
          <table:table-cell table:style-name="ce483" office:value-type="string" calcext:value-type="string">
            <text:p>DAC 202112000001</text:p>
          </table:table-cell>
          <table:table-cell table:style-name="ce483" office:value-type="string" calcext:value-type="string">
            <text:p>0905907895001</text:p>
          </table:table-cell>
          <table:table-cell table:style-name="ce483" office:value-type="string" calcext:value-type="string">
            <text:p>JENNY VERONICA ALVEAR CUCALON</text:p>
          </table:table-cell>
          <table:table-cell table:style-name="ce483" office:value-type="string" calcext:value-type="string">
            <text:p>PAGO JENNY ALVEAR</text:p>
          </table:table-cell>
          <table:table-cell table:style-name="ce484" office:value-type="float" office:value="2043" calcext:value-type="float">
            <text:p>2,043.00</text:p>
          </table:table-cell>
          <table:table-cell/>
          <table:table-cell table:style-name="ce484" office:value-type="float" office:value="20322.17" calcext:value-type="float">
            <text:p>20,322.17</text:p>
          </table:table-cell>
        </table:table-row>
        <table:table-row table:style-name="ro2">
          <table:table-cell table:style-name="ce483" office:value-type="string" calcext:value-type="string">
            <text:p>22/12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2000010</text:p>
          </table:table-cell>
          <table:table-cell table:style-name="ce483" office:value-type="string" calcext:value-type="string">
            <text:p>FAC 001-001-000000778</text:p>
          </table:table-cell>
          <table:table-cell table:style-name="ce483" office:value-type="string" calcext:value-type="string">
            <text:p>0990800707001</text:p>
          </table:table-cell>
          <table:table-cell table:style-name="ce483" office:value-type="string" calcext:value-type="string">
            <text:p>BONAFIDE</text:p>
          </table:table-cell>
          <table:table-cell table:style-name="ce483" office:value-type="string" calcext:value-type="string">
            <text:p>FC HARRY POTTER - PTO 202112001000</text:p>
          </table:table-cell>
          <table:table-cell table:style-name="ce484" office:value-type="float" office:value="3397.72" calcext:value-type="float">
            <text:p>3,397.72</text:p>
          </table:table-cell>
          <table:table-cell/>
          <table:table-cell table:style-name="ce484" office:value-type="float" office:value="23719.89" calcext:value-type="float">
            <text:p>23,719.89</text:p>
          </table:table-cell>
        </table:table-row>
        <table:table-row table:style-name="ro2">
          <table:table-cell table:style-name="ce483" office:value-type="string" calcext:value-type="string">
            <text:p>22/12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2000011</text:p>
          </table:table-cell>
          <table:table-cell table:style-name="ce483" office:value-type="string" calcext:value-type="string">
            <text:p>FAC 001-001-000000779</text:p>
          </table:table-cell>
          <table:table-cell table:style-name="ce483" office:value-type="string" calcext:value-type="string">
            <text:p>0990800707001</text:p>
          </table:table-cell>
          <table:table-cell table:style-name="ce483" office:value-type="string" calcext:value-type="string">
            <text:p>BONAFIDE</text:p>
          </table:table-cell>
          <table:table-cell table:style-name="ce483" office:value-type="string" calcext:value-type="string">
            <text:p>FC HARRY POTTER - CAPAS - PTO 202112001001</text:p>
          </table:table-cell>
          <table:table-cell table:style-name="ce484" office:value-type="float" office:value="1135.63" calcext:value-type="float">
            <text:p>1,135.63</text:p>
          </table:table-cell>
          <table:table-cell/>
          <table:table-cell table:style-name="ce484" office:value-type="float" office:value="24855.52" calcext:value-type="float">
            <text:p>24,855.52</text:p>
          </table:table-cell>
        </table:table-row>
        <table:table-row table:style-name="ro2">
          <table:table-cell table:style-name="ce483" office:value-type="string" calcext:value-type="string">
            <text:p>22/12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2000009</text:p>
          </table:table-cell>
          <table:table-cell table:style-name="ce483" office:value-type="string" calcext:value-type="string">
            <text:p>FAC 001-001-000000777</text:p>
          </table:table-cell>
          <table:table-cell table:style-name="ce483" office:value-type="string" calcext:value-type="string">
            <text:p>0990800707001</text:p>
          </table:table-cell>
          <table:table-cell table:style-name="ce483" office:value-type="string" calcext:value-type="string">
            <text:p>BONAFIDE</text:p>
          </table:table-cell>
          <table:table-cell table:style-name="ce483" office:value-type="string" calcext:value-type="string">
            <text:p>FC HARRY POTTER - PTO 202112000999</text:p>
          </table:table-cell>
          <table:table-cell table:style-name="ce484" office:value-type="float" office:value="3401.79" calcext:value-type="float">
            <text:p>3,401.79</text:p>
          </table:table-cell>
          <table:table-cell/>
          <table:table-cell table:style-name="ce484" office:value-type="float" office:value="28257.31" calcext:value-type="float">
            <text:p>28,257.31</text:p>
          </table:table-cell>
        </table:table-row>
        <table:table-row table:style-name="ro2">
          <table:table-cell table:style-name="ce483" office:value-type="string" calcext:value-type="string">
            <text:p>23/12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2000012</text:p>
          </table:table-cell>
          <table:table-cell table:style-name="ce483" office:value-type="string" calcext:value-type="string">
            <text:p>FAC 001-001-000000780</text:p>
          </table:table-cell>
          <table:table-cell table:style-name="ce483" office:value-type="string" calcext:value-type="string">
            <text:p>0990800707001</text:p>
          </table:table-cell>
          <table:table-cell table:style-name="ce483" office:value-type="string" calcext:value-type="string">
            <text:p>BONAFIDE</text:p>
          </table:table-cell>
          <table:table-cell table:style-name="ce483" office:value-type="string" calcext:value-type="string">
            <text:p>CENA DE CUMPLEAÑOS - PTO 202111000990</text:p>
          </table:table-cell>
          <table:table-cell table:style-name="ce484" office:value-type="float" office:value="794.73" calcext:value-type="float">
            <text:p>794.73</text:p>
          </table:table-cell>
          <table:table-cell/>
          <table:table-cell table:style-name="ce484" office:value-type="float" office:value="29052.04" calcext:value-type="float">
            <text:p>29,052.04</text:p>
          </table:table-cell>
        </table:table-row>
        <table:table-row table:style-name="ro2">
          <table:table-cell table:style-name="ce483" office:value-type="string" calcext:value-type="string">
            <text:p>28/12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ING 202112000080</text:p>
          </table:table-cell>
          <table:table-cell table:style-name="ce483" office:value-type="string" calcext:value-type="string">
            <text:p>Cruce con documento</text:p>
          </table:table-cell>
          <table:table-cell table:style-name="ce483" office:value-type="string" calcext:value-type="string">
            <text:p>0992565152001</text:p>
          </table:table-cell>
          <table:table-cell table:style-name="ce483" office:value-type="string" calcext:value-type="string">
            <text:p>LEVEL PRINT S.A.</text:p>
          </table:table-cell>
          <table:table-cell table:style-name="ce483" office:value-type="string" calcext:value-type="string">
            <text:p>PAGO FC 756 761 LEVEL PRINT S.A.</text:p>
          </table:table-cell>
          <table:table-cell/>
          <table:table-cell table:style-name="ce484" office:value-type="float" office:value="188.79" calcext:value-type="float">
            <text:p>188.79</text:p>
          </table:table-cell>
          <table:table-cell table:style-name="ce484" office:value-type="float" office:value="28863.25" calcext:value-type="float">
            <text:p>28,863.25</text:p>
          </table:table-cell>
        </table:table-row>
        <table:table-row table:style-name="ro2">
          <table:table-cell table:style-name="ce483" office:value-type="string" calcext:value-type="string">
            <text:p>28/12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ING 202112000082</text:p>
          </table:table-cell>
          <table:table-cell table:style-name="ce483" office:value-type="string" calcext:value-type="string">
            <text:p>Cruce con anticipo</text:p>
          </table:table-cell>
          <table:table-cell table:style-name="ce483" office:value-type="string" calcext:value-type="string">
            <text:p>0905907895001</text:p>
          </table:table-cell>
          <table:table-cell table:style-name="ce483" office:value-type="string" calcext:value-type="string">
            <text:p>JENNY VERONICA ALVEAR CUCALON</text:p>
          </table:table-cell>
          <table:table-cell table:style-name="ce483" office:value-type="string" calcext:value-type="string">
            <text:p>Doc. 001-001-000000772, <text:s text:c="2"/>PHOTOBOOTH 360 FAMILY FEST CN - PTO 202111000988</text:p>
          </table:table-cell>
          <table:table-cell/>
          <table:table-cell table:style-name="ce484" office:value-type="float" office:value="1875" calcext:value-type="float">
            <text:p>1,875.00</text:p>
          </table:table-cell>
          <table:table-cell table:style-name="ce484" office:value-type="float" office:value="26988.25" calcext:value-type="float">
            <text:p>26,988.25</text:p>
          </table:table-cell>
        </table:table-row>
        <table:table-row table:style-name="ro2">
          <table:table-cell table:style-name="ce483" office:value-type="string" calcext:value-type="string">
            <text:p>28/12/2021</text:p>
          </table:table-cell>
          <table:table-cell table:style-name="ce483" office:value-type="string" calcext:value-type="string">
            <text:p>1.1.2.5.1</text:p>
          </table:table-cell>
          <table:table-cell table:style-name="ce483" office:value-type="string" calcext:value-type="string">
            <text:p>Clientes Comerciales</text:p>
          </table:table-cell>
          <table:table-cell table:style-name="ce483" office:value-type="string" calcext:value-type="string">
            <text:p>VTA 202112000014</text:p>
          </table:table-cell>
          <table:table-cell table:style-name="ce483" office:value-type="string" calcext:value-type="string">
            <text:p>FAC 001-001-000000781</text:p>
          </table:table-cell>
          <table:table-cell table:style-name="ce483" office:value-type="string" calcext:value-type="string">
            <text:p>0916206576001</text:p>
          </table:table-cell>
          <table:table-cell table:style-name="ce483" office:value-type="string" calcext:value-type="string">
            <text:p>MARIO BURGOS DUMANI</text:p>
          </table:table-cell>
          <table:table-cell table:style-name="ce483" office:value-type="string" calcext:value-type="string">
            <text:p>DECORACION FIESTA HAWAIANA - PTO 202112001003</text:p>
          </table:table-cell>
          <table:table-cell table:style-name="ce484" office:value-type="float" office:value="296.8" calcext:value-type="float">
            <text:p>296.80</text:p>
          </table:table-cell>
          <table:table-cell/>
          <table:table-cell table:style-name="ce484" office:value-type="float" office:value="27285.05" calcext:value-type="float">
            <text:p>27,285.05</text:p>
          </table:table-cell>
        </table:table-row>
        <table:table-row table:style-name="ro2" table:number-rows-repeated="104852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11" svg:font-family="Arial1"/>
    <style:font-face style:name="Arial2" svg:font-family="Arial2"/>
    <style:font-face style:name="Calibri" svg:font-family="Calibri"/>
    <style:font-face style:name="Century Gothic" svg:font-family="'Century Gothic'"/>
    <style:font-face style:name="Liberation Sans1" svg:font-family="'Liberation Sans1'"/>
    <style:font-face style:name="Verdana" svg:font-family="Verdana"/>
    <style:font-face style:name="Arial" svg:font-family="Arial" style:font-family-generic="swiss"/>
    <style:font-face style:name="Calibri1" svg:font-family="Calibri" style:font-family-generic="swiss"/>
    <style:font-face style:name="Century Gothic2" svg:font-family="'Century Gothic'" style:font-family-generic="swiss"/>
    <style:font-face style:name="Verdana2" svg:font-family="Verdana" style:font-family-generic="swiss"/>
    <style:font-face style:name="Arial3" svg:font-family="Arial" style:font-family-generic="swiss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(</number:text>
      <number:number number:decimal-places="0" loext:min-decimal-places="0" number:min-integer-digits="1"/>
      <number:text>)</number:text>
    </number:number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(</number:text>
      <number:number number:decimal-places="0" loext:min-decimal-places="0" number:min-integer-digits="1"/>
      <number:text>)</number:text>
    </number:number-style>
    <number:number-style style:name="N117P2" style:volatile="true"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date-style style:name="N118">
      <number:day number:style="long"/>
      <number:text>-</number:text>
      <number:month number:textual="true"/>
      <number:text>-</number:text>
      <number:year/>
    </number:date-style>
    <number:number-style style:name="N120P0" style:volatile="true">
      <style:text-properties fo:color="#000000"/>
      <number:number number:decimal-places="0" loext:min-decimal-places="0" number:min-integer-digits="1" number:grouping="true"/>
    </number:number-style>
    <number:number-style style:name="N120" number:title="Definido por el usuari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2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5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date-style style:name="N127">
      <number:day number:style="long"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$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2" loext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8P2" style:volatile="true">
      <number:text>-</number:text>
      <number:number number:decimal-places="0" loext:min-decimal-places="0" number:min-integer-digits="2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2" loext:min-decimal-places="2" number:min-integer-digits="1" number:grouping="true"/>
      <number:text> </number:text>
    </number:number-style>
    <number:number-style style:name="N159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number number:decimal-places="0" loext:min-decimal-places="0" number:min-integer-digits="1"/>
      <number:text> </number:text>
    </number:number-style>
    <number:number-style style:name="N160P1" style:volatile="true">
      <number:text>(</number:text>
      <number:number number:decimal-places="0" loext:min-decimal-places="0" number:min-integer-digits="1"/>
      <number:text>)</number:text>
    </number:number-style>
    <number:number-style style:name="N160P2" style:volatile="true"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loext:min-decimal-places="0" number:min-integer-digits="1"/>
      <number:text> </number:text>
    </number:number-style>
    <number:number-style style:name="N162P1" style:volatile="true">
      <number:text>(</number:text>
      <number:number number:decimal-places="0" loext:min-decimal-places="0" number:min-integer-digits="1"/>
      <number:text>)</number:text>
    </number:number-style>
    <number:number-style style:name="N162P2" style:volatile="true"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0" loext:min-decimal-places="0" number:min-integer-digits="1"/>
      <number:text> </number:text>
    </number:number-style>
    <number:number-style style:name="N163">
      <number:text>(</number:text>
      <number:number number:decimal-places="0" loext:min-decimal-places="0" number:min-integer-digits="1"/>
      <number:text>)</number:text>
      <style:map style:condition="value()&gt;=0" style:apply-style-name="N163P0"/>
    </number:number-style>
    <number:number-style style:name="N16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6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6">
      <number:text-content/>
      <style:map style:condition="value()&lt;=1.79769313486232E+308" style:apply-style-name="N166P0"/>
    </number:text-style>
    <number:percentage-style style:name="N167">
      <number:number number:decimal-places="1" loext:min-decimal-places="1" number:min-integer-digits="1"/>
      <number:text>%</number:text>
    </number:percentage-style>
    <number:percentage-style style:name="N168">
      <number:number number:decimal-places="1" loext:min-decimal-places="1" number:min-integer-digits="1"/>
      <number:text> %</number:text>
    </number:percentage-style>
    <number:number-style style:name="N170P0" style:volatile="true">
      <number:text>$</number:text>
      <number:number number:decimal-places="0" loext:min-decimal-places="0" number:min-integer-digits="1" number:grouping="true"/>
    </number:number-style>
    <number:number-style style:name="N170">
      <number:text>$-</number:text>
      <number:number number:decimal-places="0" loext:min-decimal-places="0" number:min-integer-digits="1" number:grouping="true"/>
      <style:map style:condition="value()&gt;=0" style:apply-style-name="N170P0"/>
    </number:number-style>
    <number:number-style style:name="N171P0" style:volatile="true">
      <number:text>$</number:text>
      <number:number number:decimal-places="0" loext:min-decimal-places="0" number:min-integer-digits="1" number:grouping="true"/>
    </number:number-style>
    <number:number-style style:name="N171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71P0"/>
    </number:number-style>
    <number:number-style style:name="N172">
      <number:text>$</number:text>
      <number:number number:decimal-places="2" loext:min-decimal-places="2" number:min-integer-digits="1" number:grouping="true"/>
    </number:number-style>
    <number:number-style style:name="N173P0" style:volatile="true">
      <number:text>$</number:text>
      <number:number number:decimal-places="2" loext:min-decimal-places="2" number:min-integer-digits="1" number:grouping="true"/>
    </number:number-style>
    <number:number-style style:name="N173">
      <number:text>$-</number:text>
      <number:number number:decimal-places="2" loext:min-decimal-places="2" number:min-integer-digits="1" number:grouping="true"/>
      <style:map style:condition="value()&gt;=0" style:apply-style-name="N173P0"/>
    </number:number-style>
    <number:number-style style:name="N174P0" style:volatile="true">
      <number:text>$</number:text>
      <number:number number:decimal-places="2" loext:min-decimal-places="2" number:min-integer-digits="1" number:grouping="true"/>
    </number:number-style>
    <number:number-style style:name="N174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74P0"/>
    </number:number-style>
    <number:number-style style:name="N175P0" style:volatile="true">
      <number:number number:decimal-places="0" loext:min-decimal-places="0" number:min-integer-digits="1" number:grouping="true"/>
    </number:number-style>
    <number:number-style style:name="N175">
      <number:text>-</number:text>
      <number:number number:decimal-places="0" loext:min-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0" loext:min-decimal-places="0" number:min-integer-digits="1" number:grouping="true"/>
    </number:number-style>
    <number:number-style style:name="N17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">
      <number:text>-</number:text>
      <number:number number:decimal-places="2" loext:min-decimal-places="2" number:min-integer-digits="1" number:grouping="true"/>
      <style:map style:condition="value()&gt;=0" style:apply-style-name="N177P0"/>
    </number:number-style>
    <number:number-style style:name="N178P0" style:volatile="true">
      <number:number number:decimal-places="2" loext:min-decimal-places="2" number:min-integer-digits="1" number:grouping="true"/>
    </number:number-style>
    <number:number-style style:name="N17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78P0"/>
    </number:number-style>
    <number:number-style style:name="N17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83P2" style:volatile="true">
      <loext:text> $</loext:text>
      <loext:fill-character> </loext:fill-character>
      <number:text>-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8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9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9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5P0"/>
    </number:number-style>
    <number:number-style style:name="N19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7P2" style:volatile="true">
      <loext:text> $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S/</number:text>
      <number:number number:decimal-places="0" loext:min-decimal-places="0" number:min-integer-digits="1" number:grouping="true"/>
    </number:number-style>
    <number:number-style style:name="N201">
      <number:text>-S/</number:text>
      <number:number number:decimal-places="0" loext:min-decimal-places="0" number:min-integer-digits="1" number:grouping="true"/>
      <style:map style:condition="value()&gt;=0" style:apply-style-name="N201P0"/>
    </number:number-style>
    <number:number-style style:name="N202P0" style:volatile="true">
      <number:text>S/</number:text>
      <number:number number:decimal-places="0" loext:min-decimal-places="0" number:min-integer-digits="1" number:grouping="true"/>
    </number:number-style>
    <number:number-style style:name="N202">
      <style:text-properties fo:color="#ff0000"/>
      <number:text>-S/</number:text>
      <number:number number:decimal-places="0" loext:min-decimal-places="0" number:min-integer-digits="1" number:grouping="true"/>
      <style:map style:condition="value()&gt;=0" style:apply-style-name="N202P0"/>
    </number:number-style>
    <number:number-style style:name="N204P0" style:volatile="true">
      <number:text>S/</number:text>
      <number:number number:decimal-places="2" loext:min-decimal-places="2" number:min-integer-digits="1" number:grouping="true"/>
    </number:number-style>
    <number:number-style style:name="N204">
      <number:text>-S/</number:text>
      <number:number number:decimal-places="2" loext:min-decimal-places="2" number:min-integer-digits="1" number:grouping="true"/>
      <style:map style:condition="value()&gt;=0" style:apply-style-name="N204P0"/>
    </number:number-style>
    <number:number-style style:name="N205P0" style:volatile="true">
      <number:text>S/</number:text>
      <number:number number:decimal-places="2" loext:min-decimal-places="2" number:min-integer-digits="1" number:grouping="true"/>
    </number:number-style>
    <number:number-style style:name="N205">
      <style:text-properties fo:color="#ff0000"/>
      <number:text>-S/</number:text>
      <number:number number:decimal-places="2" loext:min-decimal-places="2" number:min-integer-digits="1" number:grouping="true"/>
      <style:map style:condition="value()&gt;=0" style:apply-style-name="N205P0"/>
    </number:number-style>
    <number:number-style style:name="N209P0" style:volatile="true">
      <loext:text> S/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9P1" style:volatile="true">
      <loext:text>-S/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9P2" style:volatile="true">
      <loext:text> S/</loext:text>
      <loext:fill-character> </loext:fill-character>
      <number:text>-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1P2" style:volatile="true">
      <loext:text> </loext:text>
      <loext:fill-character> </loext:fill-character>
      <number:text>- </number:text>
    </number:number-style>
    <number:text-style style:name="N211">
      <number:text> </number:text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loext:text> S/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5P1" style:volatile="true">
      <loext:text>-S/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5P2" style:volatile="true">
      <loext:text> S/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7">
      <number:text> </number:text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219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219P0"/>
    </number:number-style>
    <number:number-style style:name="N220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220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220P0"/>
    </number:number-style>
    <number:number-style style:name="N22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222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223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223P0"/>
    </number:number-style>
    <number:number-style style:name="N225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5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5P2" style:volatile="true">
      <loext:text> $ </loext:text>
      <loext:fill-character> </loext:fill-character>
      <number:text>- </number:text>
    </number:number-style>
    <number:text-style style:name="N225">
      <number:text> </number:text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8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8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8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text>S/. </number:text>
      <number:number number:decimal-places="0" loext:min-decimal-places="0" number:min-integer-digits="1" number:grouping="true"/>
    </number:number-style>
    <number:number-style style:name="N230">
      <number:text>S/. -</number:text>
      <number:number number:decimal-places="0" loext:min-decimal-places="0" number:min-integer-digits="1" number:grouping="true"/>
      <style:map style:condition="value()&gt;=0" style:apply-style-name="N230P0"/>
    </number:number-style>
    <number:number-style style:name="N231P0" style:volatile="true">
      <number:text>S/. </number:text>
      <number:number number:decimal-places="0" loext:min-decimal-places="0" number:min-integer-digits="1" number:grouping="true"/>
    </number:number-style>
    <number:number-style style:name="N231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231P0"/>
    </number:number-style>
    <number:number-style style:name="N233P0" style:volatile="true">
      <number:text>S/. </number:text>
      <number:number number:decimal-places="2" loext:min-decimal-places="2" number:min-integer-digits="1" number:grouping="true"/>
    </number:number-style>
    <number:number-style style:name="N233">
      <number:text>S/. -</number:text>
      <number:number number:decimal-places="2" loext:min-decimal-places="2" number:min-integer-digits="1" number:grouping="true"/>
      <style:map style:condition="value()&gt;=0" style:apply-style-name="N233P0"/>
    </number:number-style>
    <number:number-style style:name="N234P0" style:volatile="true">
      <number:text>S/. </number:text>
      <number:number number:decimal-places="2" loext:min-decimal-places="2" number:min-integer-digits="1" number:grouping="true"/>
    </number:number-style>
    <number:number-style style:name="N234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234P0"/>
    </number:number-style>
    <number:number-style style:name="N238P0" style:volatile="tru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8P1" style:volatile="tru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238P2" style:volatile="true">
      <loext:text> S/. </loext:text>
      <loext:fill-character> </loext:fill-character>
      <number:text>- </number:text>
    </number:number-style>
    <number:text-style style:name="N238">
      <number:text> </number:text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2P1" style:volatile="tru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42P2" style:volatile="tru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2">
      <number:text> </number:text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S/.</number:text>
      <number:number number:decimal-places="0" loext:min-decimal-places="0" number:min-integer-digits="1" number:grouping="true"/>
    </number:number-style>
    <number:number-style style:name="N244">
      <number:text>-S/.</number:text>
      <number:number number:decimal-places="0" loext:min-decimal-places="0" number:min-integer-digits="1" number:grouping="true"/>
      <style:map style:condition="value()&gt;=0" style:apply-style-name="N244P0"/>
    </number:number-style>
    <number:number-style style:name="N245P0" style:volatile="true">
      <number:text>S/.</number:text>
      <number:number number:decimal-places="0" loext:min-decimal-places="0" number:min-integer-digits="1" number:grouping="true"/>
    </number:number-style>
    <number:number-style style:name="N245">
      <style:text-properties fo:color="#ff0000"/>
      <number:text>-S/.</number:text>
      <number:number number:decimal-places="0" loext:min-decimal-places="0" number:min-integer-digits="1" number:grouping="true"/>
      <style:map style:condition="value()&gt;=0" style:apply-style-name="N245P0"/>
    </number:number-style>
    <number:number-style style:name="N247P0" style:volatile="true">
      <number:text>S/.</number:text>
      <number:number number:decimal-places="2" loext:min-decimal-places="2" number:min-integer-digits="1" number:grouping="true"/>
    </number:number-style>
    <number:number-style style:name="N247">
      <number:text>-S/.</number:text>
      <number:number number:decimal-places="2" loext:min-decimal-places="2" number:min-integer-digits="1" number:grouping="true"/>
      <style:map style:condition="value()&gt;=0" style:apply-style-name="N247P0"/>
    </number:number-style>
    <number:number-style style:name="N248P0" style:volatile="true">
      <number:text>S/.</number:text>
      <number:number number:decimal-places="2" loext:min-decimal-places="2" number:min-integer-digits="1" number:grouping="true"/>
    </number:number-style>
    <number:number-style style:name="N248">
      <style:text-properties fo:color="#ff0000"/>
      <number:text>-S/.</number:text>
      <number:number number:decimal-places="2" loext:min-decimal-places="2" number:min-integer-digits="1" number:grouping="true"/>
      <style:map style:condition="value()&gt;=0" style:apply-style-name="N248P0"/>
    </number:number-style>
    <number:number-style style:name="N252P0" style:volatile="true">
      <loext:text> S/.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2P1" style:volatile="true">
      <loext:text>-S/.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2P2" style:volatile="true">
      <loext:text> S/.</loext:text>
      <loext:fill-character> </loext:fill-character>
      <number:text>- </number:text>
    </number:number-style>
    <number:text-style style:name="N252">
      <number:text> </number:text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6P0" style:volatile="true">
      <loext:text> S/.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6P1" style:volatile="true">
      <loext:text>-S/.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56P2" style:volatile="true">
      <loext:text> S/.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6">
      <number:text> </number:text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6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">
      <number:number number:decimal-places="1" loext:min-decimal-places="1" number:min-integer-digits="1"/>
    </number:number-style>
    <number:number-style style:name="N262">
      <number:number number:decimal-places="1" loext:min-decimal-places="1" number:min-integer-digits="1" number:grouping="true"/>
    </number:number-style>
    <number:number-style style:name="N263P0" style:volatile="true">
      <number:number number:decimal-places="2" loext:min-decimal-places="2" number:min-integer-digits="1" number:grouping="true"/>
    </number:number-style>
    <number:number-style style:name="N263">
      <style:text-properties fo:color="#ff0000"/>
      <number:number number:decimal-places="2" loext:min-decimal-places="2" number:min-integer-digits="1" number:grouping="true"/>
      <style:map style:condition="value()&gt;=0" style:apply-style-name="N263P0"/>
    </number:number-style>
    <number:number-style style:name="N264P0" style:volatile="true">
      <number:number number:decimal-places="2" loext:min-decimal-places="2" number:min-integer-digits="1" number:grouping="true"/>
    </number:number-style>
    <number:number-style style:name="N264">
      <number:text>(</number:text>
      <number:number number:decimal-places="2" loext:min-decimal-places="2" number:min-integer-digits="1" number:grouping="true"/>
      <number:text>)</number:text>
      <style:map style:condition="value()&gt;=0" style:apply-style-name="N264P0"/>
    </number:number-style>
    <number:number-style style:name="N265P0" style:volatile="true">
      <number:number number:decimal-places="2" loext:min-decimal-places="2" number:min-integer-digits="1" number:grouping="true"/>
      <number:text> </number:text>
    </number:number-style>
    <number:number-style style:name="N265">
      <number:text>-</number:text>
      <number:number number:decimal-places="2" loext:min-decimal-places="2" number:min-integer-digits="1" number:grouping="true"/>
      <number:text> </number:text>
      <style:map style:condition="value()&gt;=0" style:apply-style-name="N265P0"/>
    </number:number-style>
    <number:number-style style:name="N267P0" style:volatile="true">
      <number:number number:decimal-places="11" loext:min-decimal-places="11" number:min-integer-digits="1" number:grouping="true"/>
      <number:text> </number:text>
    </number:number-style>
    <number:number-style style:name="N267">
      <number:text>-</number:text>
      <number:number number:decimal-places="11" loext:min-decimal-places="11" number:min-integer-digits="1" number:grouping="true"/>
      <number:text> </number:text>
      <style:map style:condition="value()&gt;=0" style:apply-style-name="N267P0"/>
    </number:number-style>
    <number:date-style style:name="N1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22" number:language="en" number:country="US">
      <number:text-content/>
      <style:map style:condition="value()&lt;=1.79769313486232E+308" style:apply-style-name="N10122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rmal_20_2" style:display-name="Normal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Value" style:display-name="Pivot Table Valu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Pivot_20_Table_20_Corner" style:display-name="Pivot Table Corner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16:34:59.07397389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3-18T16:35:39.545659156</dc:date>
    <meta:editing-cycles>13</meta:editing-cycles>
    <meta:editing-duration>PT1H30M57S</meta:editing-duration>
    <meta:document-statistic meta:table-count="5" meta:cell-count="1446" meta:object-count="0"/>
  </office:meta>
</office:document-meta>
</file>